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08.42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k-10.0-git-hash-aab92e2019-05-23T12:14:26.5038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 table:formula="of:=COUNTIF([.C4:.C2051];&quot;True&quot;)" office:value-type="float" office:value="5" calcext:value-type="float">
            <text:p>5</text:p>
          </table:table-cell>
          <table:table-cell table:formula="of:=SUM([.D4:.D2051])" office:value-type="float" office:value="14606" calcext:value-type="float">
            <text:p>14606</text:p>
          </table:table-cell>
          <table:table-cell/>
        </table:table-row>
        <table:table-row table:style-name="ro1">
          <table:table-cell table:number-columns-repeated="2"/>
          <table:table-cell table:style-name="Default" table:formula="of:=[.C1]/[.E2]" office:value-type="float" office:value="0.00244140625" calcext:value-type="float">
            <text:p>0.0024414063</text:p>
          </table:table-cell>
          <table:table-cell table:formula="of:=[.D1]/[.E2]" office:value-type="float" office:value="7.1318359375" calcext:value-type="float">
            <text:p>7.131835937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string" calcext:value-type="string">
            <text:p>sto_loc</text:p>
          </table:table-cell>
          <table:table-cell table:style-name="Default" office:value-type="string" calcext:value-type="string">
            <text:p>LU</text:p>
          </table:table-cell>
          <table:table-cell office:value-type="string" calcext:value-type="string">
            <text:p>GMRE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. 0. 0. 0. 0. 0. 0. 0. 0. 0.]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[-0.02783203  0.00634766 -0.02099609 -0.30908203 -0.25830078  0.03955078</text:p>
            <text:p> -0.15673828  0.36962891 -0.11572266 -0.003417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[ 0.02783203 -0.00634766  0.02099609  0.30908203  0.25830078 -0.03955078</text:p>
            <text:p>  0.15673828 -0.36962891  0.11572266  0.003417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-0.00537109 -0.12158203  0.17138672  0.15087891  0.17822266  0.16552734</text:p>
            <text:p>  0.23291016 -0.15673828  0.29345703 -0.088378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[ 0.00537109  0.12158203 -0.17138672 -0.15087891 -0.17822266 -0.16552734</text:p>
            <text:p> -0.23291016  0.15673828 -0.29345703  0.088378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[-0.02001953  0.09228516  0.00244141  0.19873047 -0.06298828  0.34423828</text:p>
            <text:p>  0.41357422  0.14306641 -0.45166016  0.4887695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[ 0.02001953 -0.09228516 -0.00244141 -0.19873047  0.06298828 -0.34423828</text:p>
            <text:p> -0.41357422 -0.14306641  0.45166016 -0.4887695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[ 0.01269531  0.01464844  0.41308594 -0.17480469 -0.05761719  0.24511719</text:p>
            <text:p>  0.17675781  0.00683594 -0.42089844  0.2998046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[-0.01269531 -0.01464844 -0.41308594  0.17480469  0.05761719 -0.24511719</text:p>
            <text:p> -0.17675781 -0.00683594  0.42089844 -0.2998046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[ 0.01757812 -0.05664062 -0.19726562  0.14257812 -0.31054688  0.18554688</text:p>
            <text:p> -0.21679688  0.24023438  0.49414062  0.1074218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[-0.01757812  0.05664062  0.19726562 -0.14257812  0.31054688 -0.18554688</text:p>
            <text:p>  0.21679688 -0.24023438 -0.49414062 -0.10742188]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[-0.00244141  0.03564453 -0.19482422  0.34130859 -0.37353516 -0.47021484</text:p>
            <text:p>  0.19677734  0.38330078  0.04248047 -0.40380859]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[ 0.00244141 -0.03564453  0.19482422 -0.34130859  0.37353516  0.47021484</text:p>
            <text:p> -0.19677734 -0.38330078 -0.04248047  0.40380859]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[-0.01220703  0.17822266  0.02587891 -0.29345703  0.13232422 -0.35107422</text:p>
            <text:p> -0.01611328 -0.08349609  0.21240234 -0.019042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[ 0.01220703 -0.17822266 -0.02587891  0.29345703 -0.13232422  0.35107422</text:p>
            <text:p>  0.01611328  0.08349609 -0.21240234  0.019042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[ 0.0078125  0.0859375  0.0234375 -0.4921875  0.1953125  0.3046875</text:p>
            <text:p> -0.4296875 -0.2265625 -0.3359375  0.492187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[-0.0078125 -0.0859375 -0.0234375  0.4921875 -0.1953125 -0.3046875</text:p>
            <text:p>  0.4296875  0.2265625  0.3359375 -0.492187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[ 0.01025391  0.05029297  0.21826172  0.16650391 -0.43115234 -0.22509766</text:p>
            <text:p>  0.37353516  0.39013672 -0.37841797 -0.104003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[-0.01025391 -0.05029297 -0.21826172 -0.16650391  0.43115234  0.22509766</text:p>
            <text:p> -0.37353516 -0.39013672  0.37841797  0.104003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[-0.03027344  0.04199219 -0.21582031  0.03222656  0.36816406 -0.43066406</text:p>
            <text:p>  0.04003906 -0.24707031 -0.07324219 -0.407226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[ 0.03027344 -0.04199219  0.21582031 -0.03222656 -0.36816406  0.43066406</text:p>
            <text:p> -0.04003906  0.24707031  0.07324219  0.407226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[-0.015625 -0.171875 -0.046875 -0.015625 -0.390625  0.390625 -0.140625</text:p>
            <text:p>  0.453125 -0.328125  0.0156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[ 0.015625  0.171875  0.046875  0.015625  0.390625 -0.390625  0.140625</text:p>
            <text:p> -0.453125  0.328125 -0.0156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[ 0.02539062  0.02929688 -0.17382812 -0.34960938 -0.11523438  0.49023438</text:p>
            <text:p>  0.35351562  0.01367188  0.15820312 -0.4003906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[-0.02539062 -0.02929688  0.17382812  0.34960938  0.11523438 -0.49023438</text:p>
            <text:p> -0.35351562 -0.01367188 -0.15820312  0.4003906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[ 0.03320312  0.11523438 -0.15039062  0.15820312  0.08007812 -0.20507812</text:p>
            <text:p> -0.07617188 -0.21289062 -0.17773438  0.0917968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[-0.03320312 -0.11523438  0.15039062 -0.15820312 -0.08007812  0.20507812</text:p>
            <text:p>  0.07617188  0.21289062  0.17773438 -0.0917968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[ 0.00488281 -0.07128906  0.38964844  0.31738281 -0.25292969 -0.05957031</text:p>
            <text:p> -0.39355469  0.23339844 -0.08496094 -0.1923828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[-0.00488281  0.07128906 -0.38964844 -0.31738281  0.25292969  0.05957031</text:p>
            <text:p>  0.39355469 -0.23339844  0.08496094  0.1923828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[ 0.00732422 -0.10693359 -0.41552734 -0.02392578  0.12060547  0.41064453</text:p>
            <text:p>  0.40966797 -0.14990234 -0.12744141  0.21142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[-0.00732422  0.10693359  0.41552734  0.02392578 -0.12060547 -0.41064453</text:p>
            <text:p> -0.40966797  0.14990234  0.12744141 -0.2114257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[ 0.03564453  0.07958984  0.04443359 -0.18310547  0.45361328  0.26513672</text:p>
            <text:p> -0.27294922  0.40380859 -0.22021484  0.495605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[-0.03564453 -0.07958984 -0.04443359  0.18310547 -0.45361328 -0.26513672</text:p>
            <text:p>  0.27294922 -0.40380859  0.22021484 -0.4956054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[ 0.05322266  0.02294922 -0.15283203 -0.04052734  0.14306641  0.45068359</text:p>
            <text:p> -0.48974609 -0.35595703  0.27392578 -0.3969726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[-0.05322266 -0.02294922  0.15283203  0.04052734 -0.14306641 -0.45068359</text:p>
            <text:p>  0.48974609  0.35595703 -0.27392578  0.3969726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[ 0.01464844 -0.21386719  0.16894531 -0.04785156  0.24121094 -0.17871094</text:p>
            <text:p> -0.18066406 -0.29980469 -0.25488281  0.422851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[-0.01464844  0.21386719 -0.16894531  0.04785156 -0.24121094  0.17871094</text:p>
            <text:p>  0.18066406  0.29980469  0.25488281 -0.422851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[ 0.02294922  0.06494141 -0.36865234 -0.00830078 -0.48876953  0.02001953</text:p>
            <text:p> -0.44970703  0.39697266  0.20068359  0.1958007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[-0.02294922 -0.06494141  0.36865234  0.00830078  0.48876953 -0.02001953</text:p>
            <text:p>  0.44970703 -0.39697266 -0.20068359 -0.1958007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[-0.01806641 -0.13623047 -0.24169922  0.32568359  0.23583984 -0.07958984</text:p>
            <text:p>  0.05615234 -0.16357422 -0.28564453 -0.388183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[ 0.01806641  0.13623047  0.24169922 -0.32568359 -0.23583984  0.07958984</text:p>
            <text:p> -0.05615234  0.16357422  0.28564453  0.3881835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[ 0.05566406 -0.01269531  0.04199219 -0.38183594 -0.48339844 -0.07910156</text:p>
            <text:p>  0.31347656  0.26074219  0.23144531  0.00683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[-0.05566406  0.01269531 -0.04199219  0.38183594  0.48339844  0.07910156</text:p>
            <text:p> -0.31347656 -0.26074219 -0.23144531 -0.00683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[ 0.00439453 -0.26416016 -0.04931641 -0.21435547 -0.32763672  0.04638672</text:p>
            <text:p>  0.44580078  0.31005859  0.12353516 -0.47314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[-0.00439453  0.26416016  0.04931641  0.21435547  0.32763672 -0.04638672</text:p>
            <text:p> -0.44580078 -0.31005859 -0.12353516  0.47314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[-0.06347656 -0.07324219 -0.06542969 -0.12597656  0.28808594 -0.22558594</text:p>
            <text:p>  0.11621094 -0.03417969  0.10449219 -0.499023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[ 0.06347656  0.07324219  0.06542969  0.12597656 -0.28808594  0.22558594</text:p>
            <text:p> -0.11621094  0.03417969 -0.10449219  0.499023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[-0.04541016  0.06298828  0.17626953 -0.45166016  0.05224609 -0.14599609</text:p>
            <text:p>  0.06005859  0.12939453  0.39013672 -0.1108398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[ 0.04541016 -0.06298828 -0.17626953  0.45166016 -0.05224609  0.14599609</text:p>
            <text:p> -0.06005859 -0.12939453 -0.39013672  0.1108398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[ 0.04589844  0.12988281  0.26269531 -0.01660156  0.02246094  0.04003906</text:p>
            <text:p>  0.10058594 -0.20605469  0.40136719  0.391601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[-0.04589844 -0.12988281 -0.26269531  0.01660156 -0.02246094 -0.04003906</text:p>
            <text:p> -0.10058594  0.20605469 -0.40136719 -0.391601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[ 0.01318359  0.20751953 -0.14794922  0.35693359  0.01708984  0.13916016</text:p>
            <text:p>  0.33740234 -0.06982422  0.37060547 -0.4194335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[-0.01318359 -0.20751953  0.14794922 -0.35693359 -0.01708984 -0.13916016</text:p>
            <text:p> -0.33740234  0.06982422 -0.37060547  0.4194335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[-0.08349609  0.01904297 -0.06298828  0.07275391  0.22509766  0.11865234</text:p>
            <text:p> -0.47021484  0.10888672 -0.34716797 -0.010253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[ 0.08349609 -0.01904297  0.06298828 -0.07275391 -0.22509766 -0.11865234</text:p>
            <text:p>  0.47021484 -0.10888672  0.34716797  0.010253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[ 0.04785156 -0.09863281  0.01855469  0.11035156  0.32128906 -0.38378906</text:p>
            <text:p> -0.25683594  0.48730469 -0.43261719 -0.485351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[-0.04785156  0.09863281 -0.01855469 -0.11035156 -0.32128906  0.38378906</text:p>
            <text:p>  0.25683594 -0.48730469  0.43261719  0.485351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[-0.03759766  0.14892578  0.19970703  0.05615234  0.24755859  0.15869141</text:p>
            <text:p> -0.36962891 -0.09716797  0.05419922  0.3813476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[ 0.03759766 -0.14892578 -0.19970703 -0.05615234 -0.24755859 -0.15869141</text:p>
            <text:p>  0.36962891  0.09716797 -0.05419922 -0.3813476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[ 0.03222656 -0.27050781 -0.02832031  0.09472656 -0.06933594  0.00683594</text:p>
            <text:p> -0.39746094 -0.05957031  0.23925781 -0.469726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[-0.03222656  0.27050781  0.02832031 -0.09472656  0.06933594 -0.00683594</text:p>
            <text:p>  0.39746094  0.05957031 -0.23925781  0.469726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[-0.01513672  0.02099609  0.39208984 -0.48388672 -0.31591797  0.28466797</text:p>
            <text:p>  0.02001953  0.37646484  0.46337891  0.2963867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[ 0.01513672 -0.02099609 -0.39208984  0.48388672  0.31591797 -0.28466797</text:p>
            <text:p> -0.02001953 -0.37646484 -0.46337891 -0.2963867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[-0.04052734 -0.00830078 -0.43408203 -0.13427734 -0.20068359 -0.20556641</text:p>
            <text:p> -0.33349609  0.36279297  0.30517578 -0.303222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[ 0.04052734  0.00830078  0.43408203  0.13427734  0.20068359  0.20556641</text:p>
            <text:p>  0.33349609 -0.36279297 -0.30517578  0.303222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[-0.00195312  0.22851562  0.24414062 -0.12695312 -0.29882812  0.42382812</text:p>
            <text:p>  0.35742188  0.30664062 -0.16601562 -0.123046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[ 0.00195312 -0.22851562 -0.24414062  0.12695312  0.29882812 -0.42382812</text:p>
            <text:p> -0.35742188 -0.30664062  0.16601562  0.123046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[-0.03271484  0.07763672 -0.41064453  0.37353516 -0.00537109  0.09912109</text:p>
            <text:p>  0.23681641  0.13623047 -0.03076172  0.1889648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[ 0.03271484 -0.07763672  0.41064453 -0.37353516  0.00537109 -0.09912109</text:p>
            <text:p> -0.23681641 -0.13623047  0.03076172 -0.1889648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[ 0.00976562 -0.14257812 -0.22070312 -0.36523438  0.49414062 -0.11914062</text:p>
            <text:p>  0.21289062  0.46679688 -0.16992188 -0.3847656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[-0.00976562  0.14257812  0.22070312  0.36523438 -0.49414062  0.11914062</text:p>
            <text:p> -0.21289062 -0.46679688  0.16992188  0.3847656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[-0.03808594 -0.04394531 -0.23925781 -0.47558594  0.17285156  0.26464844</text:p>
            <text:p>  0.46972656 -0.02050781  0.26269531  0.10058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[ 0.03808594  0.04394531  0.23925781  0.47558594 -0.17285156 -0.26464844</text:p>
            <text:p> -0.46972656  0.02050781 -0.26269531 -0.10058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[-0.04003906  0.18457031  0.00488281  0.39746094 -0.12597656 -0.31152344</text:p>
            <text:p> -0.17285156  0.28613281  0.09667969 -0.0224609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[ 0.04003906 -0.18457031 -0.00488281 -0.39746094  0.12597656  0.31152344</text:p>
            <text:p>  0.17285156 -0.28613281 -0.09667969  0.0224609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[-0.00292969 -0.15722656  0.36621094 -0.19042969 -0.44824219 -0.36425781</text:p>
            <text:p>  0.03613281  0.45996094  0.25097656  0.3154296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[ 0.00292969  0.15722656 -0.36621094  0.19042969  0.44824219  0.36425781</text:p>
            <text:p> -0.03613281 -0.45996094 -0.25097656 -0.3154296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[ 0.05810547 -0.04833984  0.23681641  0.27685547 -0.10986328  0.39111328</text:p>
            <text:p>  0.11669922 -0.12255859  0.18896484  0.41064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[-0.05810547  0.04833984 -0.23681641 -0.27685547  0.10986328 -0.39111328</text:p>
            <text:p> -0.11669922  0.12255859 -0.18896484 -0.41064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[ 0.00048828  0.19287109  0.43896484 -0.46826172  0.07470703 -0.10595703</text:p>
            <text:p>  0.16064453 -0.07666016 -0.20849609  0.280761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[-0.00048828 -0.19287109 -0.43896484  0.46826172 -0.07470703  0.10595703</text:p>
            <text:p> -0.16064453  0.07666016  0.20849609 -0.280761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[-0.04296875  0.02734375  0.37109375  0.20703125  0.42578125  0.32421875</text:p>
            <text:p> -0.13671875 -0.25390625  0.34765625  0.2929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[ 0.04296875 -0.02734375 -0.37109375 -0.20703125 -0.42578125 -0.32421875</text:p>
            <text:p>  0.13671875  0.25390625 -0.34765625 -0.2929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[ 0.06591797  0.03759766  0.26025391 -0.21533203  0.08544922 -0.30419922</text:p>
            <text:p> -0.31298828 -0.34912109 -0.14697266 -0.097167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[-0.06591797 -0.03759766 -0.26025391  0.21533203 -0.08544922  0.30419922</text:p>
            <text:p>  0.31298828  0.34912109  0.14697266  0.097167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[-0.05078125 -0.05859375  0.34765625 -0.30078125  0.23046875  0.01953125</text:p>
            <text:p>  0.29296875 -0.02734375 -0.31640625 -0.19921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[ 0.05078125  0.05859375 -0.34765625  0.30078125 -0.23046875 -0.01953125</text:p>
            <text:p> -0.29296875  0.02734375  0.31640625  0.1992187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[-0.02099609 -0.29345703  0.12451172  0.13525391 -0.21240234 -0.44384766</text:p>
            <text:p>  0.09228516  0.29638672 -0.03466797 -0.072753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[ 0.02099609  0.29345703 -0.12451172 -0.13525391  0.21240234  0.44384766</text:p>
            <text:p> -0.09228516 -0.29638672  0.03466797  0.072753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[ 0.00097656  0.38574219 -0.12207031  0.06347656  0.14941406 -0.21191406</text:p>
            <text:p>  0.32128906 -0.15332031 -0.41699219 -0.438476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[-0.00097656 -0.38574219  0.12207031 -0.06347656 -0.14941406  0.21191406</text:p>
            <text:p> -0.32128906  0.15332031  0.41699219  0.438476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[ 0.02050781  0.10058594  0.43652344  0.33300781  0.13769531 -0.45019531</text:p>
            <text:p> -0.25292969 -0.21972656  0.24316406 -0.20800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[-0.02050781 -0.10058594 -0.43652344 -0.33300781 -0.13769531  0.45019531</text:p>
            <text:p>  0.25292969  0.21972656 -0.24316406  0.20800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[-0.02246094  0.12792969 -0.19238281 -0.45996094 -0.43652344 -0.12597656</text:p>
            <text:p> -0.38964844 -0.47363281 -0.40917969  0.084960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[ 0.02246094 -0.12792969  0.19238281  0.45996094  0.43652344  0.12597656</text:p>
            <text:p>  0.38964844  0.47363281  0.40917969 -0.084960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[ 0.02587891  0.22216797  0.26513672  0.18212891 -0.04052734  0.38427734</text:p>
            <text:p> -0.48583984 -0.06298828 -0.05029297 -0.119628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[-0.02587891 -0.22216797 -0.26513672 -0.18212891  0.04052734 -0.38427734</text:p>
            <text:p>  0.48583984  0.06298828  0.05029297  0.119628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[-0.02490234  0.16357422 -0.38720703 -0.11865234  0.18994141  0.40380859</text:p>
            <text:p> -0.19287109 -0.09033203 -0.36669922 -0.3188476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[ 0.02490234 -0.16357422  0.38720703  0.11865234 -0.18994141 -0.40380859</text:p>
            <text:p>  0.19287109  0.09033203  0.36669922  0.3188476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[ 0.07324219 -0.06933594 -0.15527344 -0.23925781  0.20605469  0.10644531</text:p>
            <text:p>  0.09667969 -0.49902344 -0.27441406  0.11425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[-0.07324219  0.06933594  0.15527344  0.23925781 -0.20605469 -0.10644531</text:p>
            <text:p> -0.09667969  0.49902344  0.27441406 -0.11425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[-0.00683594  0.29980469 -0.14550781 -0.44433594 -0.04589844  0.48339844</text:p>
            <text:p> -0.24902344  0.07324219 -0.08105469  0.0693359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[ 0.00683594 -0.29980469  0.14550781  0.44433594  0.04589844 -0.48339844</text:p>
            <text:p>  0.24902344 -0.07324219  0.08105469 -0.0693359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[-0.04345703 -0.16552734 -0.06787109 -0.32470703  0.35107422  0.43017578</text:p>
            <text:p> -0.29736328 -0.17724609 -0.44384766  0.012207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[ 0.04345703  0.16552734  0.06787109  0.32470703 -0.35107422 -0.43017578</text:p>
            <text:p>  0.29736328  0.17724609  0.44384766 -0.012207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[ 0.05126953  0.25146484  0.09130859 -0.16748047 -0.15576172 -0.12548828</text:p>
            <text:p> -0.13232422 -0.04931641  0.10791016  0.47998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[-0.05126953 -0.25146484 -0.09130859  0.16748047  0.15576172  0.12548828</text:p>
            <text:p>  0.13232422  0.04931641 -0.10791016 -0.479980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[ 0.05029297 -0.13427734  0.21337891 -0.23095703 -0.30517578  0.08642578</text:p>
            <text:p> -0.45361328  0.10400391 -0.47509766 -0.081542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[-0.05029297  0.13427734 -0.21337891  0.23095703  0.30517578 -0.08642578</text:p>
            <text:p>  0.45361328 -0.10400391  0.47509766  0.081542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[-0.07080078  0.03369141  0.35009766 -0.10205078  0.16748047  0.36376953</text:p>
            <text:p> -0.29345703  0.11572266  0.23193359  0.289550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[ 0.07080078 -0.03369141 -0.35009766  0.10205078 -0.16748047 -0.36376953</text:p>
            <text:p>  0.29345703 -0.11572266 -0.23193359 -0.289550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[-0.03125 -0.34375 -0.09375 -0.03125  0.21875 -0.21875 -0.28125 -0.09375</text:p>
            <text:p>  0.34375  0.0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[ 0.03125  0.34375  0.09375  0.03125 -0.21875  0.21875  0.28125  0.09375</text:p>
            <text:p> -0.34375 -0.03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[ 0.02734375 -0.19921875 -0.41796875 -0.22265625  0.18359375  0.06640625</text:p>
            <text:p> -0.00390625 -0.29296875  0.32421875 -0.27734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[-0.02734375  0.19921875  0.41796875  0.22265625 -0.18359375 -0.06640625</text:p>
            <text:p>  0.00390625  0.29296875 -0.32421875  0.27734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[ 0.06787109 -0.19091797  0.01611328 -0.08837891  0.38427734  0.27197266</text:p>
            <text:p>  0.32958984  0.34423828  0.01904297  0.025878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[-0.06787109  0.19091797 -0.01611328  0.08837891 -0.38427734 -0.27197266</text:p>
            <text:p> -0.32958984 -0.34423828 -0.01904297 -0.025878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[ 0.00341797  0.35009766  0.07275391 -0.27783203 -0.47705078  0.25830078</text:p>
            <text:p>  0.12451172  0.46337891 -0.45947266 -0.034667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[-0.00341797 -0.35009766 -0.07275391  0.27783203  0.47705078 -0.25830078</text:p>
            <text:p> -0.12451172 -0.46337891  0.45947266  0.034667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[ 0.0234375  0.2578125  0.0703125 -0.4765625 -0.4140625 -0.0859375</text:p>
            <text:p> -0.2890625  0.3203125 -0.0078125  0.4765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[-0.0234375 -0.2578125 -0.0703125  0.4765625  0.4140625  0.0859375</text:p>
            <text:p>  0.2890625 -0.3203125  0.0078125 -0.4765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[-0.06054688  0.08398438 -0.43164062  0.06445312 -0.26367188  0.13867188</text:p>
            <text:p>  0.08007812 -0.49414062 -0.14648438  0.185546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[ 0.06054688 -0.08398438  0.43164062 -0.06445312  0.26367188 -0.13867188</text:p>
            <text:p> -0.08007812  0.49414062  0.14648438 -0.185546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[-0.06103516 -0.10888672  0.12939453 -0.46728516 -0.33837891  0.24462891</text:p>
            <text:p> -0.08056641 -0.41748047  0.06201172 -0.095214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[ 0.06103516  0.10888672 -0.12939453  0.46728516  0.33837891 -0.24462891</text:p>
            <text:p>  0.08056641  0.41748047 -0.06201172  0.095214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[ 0.00585938  0.31445312  0.26757812  0.38085938 -0.10351562 -0.27148438</text:p>
            <text:p> -0.07226562  0.08007812  0.49804688  0.36914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[-0.00585938 -0.31445312 -0.26757812 -0.38085938  0.10351562  0.27148438</text:p>
            <text:p>  0.07226562 -0.08007812 -0.49804688 -0.369140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[-0.09130859 -0.06689453 -0.08642578 -0.43505859  0.02978516 -0.18603516</text:p>
            <text:p> -0.04052734  0.33544922 -0.01123047  0.49755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[ 0.09130859  0.06689453  0.08642578  0.43505859 -0.02978516  0.18603516</text:p>
            <text:p>  0.04052734 -0.33544922  0.01123047 -0.49755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[-0.078125  0.140625 -0.234375 -0.078125  0.046875 -0.046875  0.296875</text:p>
            <text:p>  0.265625  0.359375  0.078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[ 0.078125 -0.140625  0.234375  0.078125 -0.046875  0.046875 -0.296875</text:p>
            <text:p> -0.265625 -0.359375 -0.078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[ 0.03857422  0.23681641 -0.32177734  0.00732422 -0.09814453 -0.37060547</text:p>
            <text:p> -0.30908203 -0.05615234 -0.47119141  0.18017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[-0.03857422 -0.23681641  0.32177734 -0.00732422  0.09814453  0.37060547</text:p>
            <text:p>  0.30908203  0.05615234  0.47119141 -0.18017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[-0.08105469 -0.01660156  0.13183594 -0.26855469 -0.40136719 -0.41113281</text:p>
            <text:p>  0.33300781 -0.27441406 -0.38964844  0.393554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[ 0.08105469  0.01660156 -0.13183594  0.26855469  0.40136719  0.41113281</text:p>
            <text:p> -0.33300781  0.27441406  0.38964844 -0.393554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[ 0.01855469  0.32910156 -0.31933594  0.20605469 -0.16113281 -0.02636719</text:p>
            <text:p>  0.10449219  0.08691406  0.07714844 -0.331054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[-0.01855469 -0.32910156  0.31933594 -0.20605469  0.16113281  0.02636719</text:p>
            <text:p> -0.10449219 -0.08691406 -0.07714844  0.331054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[ 0.05859375  0.14453125 -0.32421875 -0.19140625 -0.03515625  0.28515625</text:p>
            <text:p>  0.27734375 -0.19921875 -0.01953125 -0.30859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[-0.05859375 -0.14453125  0.32421875  0.19140625  0.03515625 -0.28515625</text:p>
            <text:p> -0.27734375  0.19921875  0.01953125  0.30859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[ 0.06542969 -0.15527344 -0.17871094  0.25292969  0.01074219 -0.19824219</text:p>
            <text:p> -0.47363281 -0.27246094  0.06152344 -0.3779296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[-0.06542969  0.15527344  0.17871094 -0.25292969 -0.01074219  0.19824219</text:p>
            <text:p>  0.47363281  0.27246094 -0.06152344  0.3779296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[-0.00830078 -0.27880859 -0.46240234 -0.03955078 -0.27001953 -0.19873047</text:p>
            <text:p>  0.26904297  0.30322266 -0.45556641  0.227050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[ 0.00830078  0.27880859  0.46240234  0.03955078  0.27001953  0.19873047</text:p>
            <text:p> -0.26904297 -0.30322266  0.45556641 -0.227050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[-0.00927734  0.33544922 -0.34033203 -0.10302734 -0.41943359  0.01318359</text:p>
            <text:p> -0.05224609  0.45654297 -0.03857422 -0.334472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[ 0.00927734 -0.33544922  0.34033203  0.10302734  0.41943359 -0.01318359</text:p>
            <text:p>  0.05224609 -0.45654297  0.03857422  0.3344726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[ 0.04101562  0.20117188 -0.12695312 -0.33398438  0.27539062  0.09960938</text:p>
            <text:p>  0.49414062 -0.43945312  0.48632812 -0.41601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[-0.04101562 -0.20117188  0.12695312  0.33398438 -0.27539062 -0.09960938</text:p>
            <text:p> -0.49414062  0.43945312 -0.48632812  0.41601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[-0.11132812  0.02539062 -0.08398438 -0.23632812 -0.03320312  0.15820312</text:p>
            <text:p>  0.37304688  0.47851562 -0.46289062 -0.01367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[ 0.11132812 -0.02539062  0.08398438  0.23632812  0.03320312 -0.15820312</text:p>
            <text:p> -0.37304688 -0.47851562  0.46289062  0.01367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[ 0.03076172  0.15087891 -0.34521484  0.49951172 -0.29345703  0.32470703</text:p>
            <text:p>  0.12060547  0.17041016 -0.13525391 -0.3120117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[-0.03076172 -0.15087891  0.34521484 -0.49951172  0.29345703 -0.32470703</text:p>
            <text:p> -0.12060547 -0.17041016  0.13525391  0.3120117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[ 0.03515625 -0.11328125 -0.39453125  0.28515625  0.37890625  0.37109375</text:p>
            <text:p> -0.43359375  0.48046875 -0.01171875  0.2148437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[-0.03515625  0.11328125  0.39453125 -0.28515625 -0.37890625 -0.37109375</text:p>
            <text:p>  0.43359375 -0.48046875  0.01171875 -0.2148437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[-0.10107422  0.07568359  0.13427734 -0.06982422 -0.46435547 -0.06689453</text:p>
            <text:p> -0.25341797 -0.13134766  0.15869141 -0.11767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[ 0.10107422 -0.07568359 -0.13427734  0.06982422  0.46435547  0.06689453</text:p>
            <text:p>  0.25341797  0.13134766 -0.15869141  0.11767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[-0.06884766 -0.19482422  0.10595703  0.02490234  0.46630859 -0.06005859</text:p>
            <text:p>  0.34912109 -0.19091797  0.39794922  0.412597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[ 0.06884766  0.19482422 -0.10595703 -0.02490234 -0.46630859  0.06005859</text:p>
            <text:p> -0.34912109  0.19091797 -0.39794922 -0.412597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[ 0.07861328  0.05224609 -0.32666016 -0.39013672  0.02783203 -0.05908203</text:p>
            <text:p> -0.13623047 -0.34228516  0.43212891  0.202636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[-0.07861328 -0.05224609  0.32666016  0.39013672 -0.02783203  0.05908203</text:p>
            <text:p>  0.13623047  0.34228516 -0.43212891 -0.202636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[ 0.02832031  0.18652344  0.45996094 -0.15917969  0.33300781 -0.14550781</text:p>
            <text:p>  0.31738281 -0.44628906 -0.09277344  0.284179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[-0.02832031 -0.18652344 -0.45996094  0.15917969 -0.33300781  0.14550781</text:p>
            <text:p> -0.31738281  0.44628906  0.09277344 -0.284179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[-0.09375 -0.03125 -0.28125 -0.09375 -0.34375  0.34375  0.15625 -0.28125</text:p>
            <text:p>  0.03125  0.0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[ 0.09375  0.03125  0.28125  0.09375  0.34375 -0.34375 -0.15625  0.28125</text:p>
            <text:p> -0.03125 -0.0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[ 0.08886719  0.10253906 -0.10839844 -0.22363281 -0.40332031 -0.28417969</text:p>
            <text:p>  0.23730469  0.04785156  0.05371094  0.098632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[-0.08886719 -0.10253906  0.10839844  0.22363281  0.40332031  0.28417969</text:p>
            <text:p> -0.23730469 -0.04785156 -0.05371094 -0.098632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[ 0.04248047 -0.22021484  0.18994141  0.26123047  0.49951172 -0.21826172</text:p>
            <text:p> -0.02392578  0.33056641 -0.13916016  0.4262695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[-0.04248047  0.22021484 -0.18994141 -0.26123047 -0.49951172  0.21826172</text:p>
            <text:p>  0.02392578 -0.33056641  0.13916016 -0.4262695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[ 0.02441406 -0.35644531 -0.05175781 -0.41308594 -0.26464844 -0.29785156</text:p>
            <text:p>  0.03222656  0.16699219 -0.42480469  0.03808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[-0.02441406  0.35644531  0.05175781  0.41308594  0.26464844  0.29785156</text:p>
            <text:p> -0.03222656 -0.16699219  0.42480469 -0.03808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[-0.01074219 -0.24316406  0.34277344  0.30175781  0.35644531  0.33105469</text:p>
            <text:p>  0.46582031 -0.31347656 -0.41308594 -0.17675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[ 0.01074219  0.24316406 -0.34277344 -0.30175781 -0.35644531 -0.33105469</text:p>
            <text:p> -0.46582031  0.31347656  0.41308594  0.17675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[ 0.01367188  0.40039062  0.29101562 -0.11132812  0.09179688  0.03320312</text:p>
            <text:p>  0.49804688 -0.14648438  0.16210938 -0.13867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[-0.01367188 -0.40039062 -0.29101562  0.11132812 -0.09179688 -0.03320312</text:p>
            <text:p> -0.49804688  0.14648438 -0.16210938  0.13867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[ 0.07568359 -0.10498047  0.03955078  0.41943359 -0.42041016 -0.42333984</text:p>
            <text:p> -0.10009766  0.11767578 -0.31689453 -0.481933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[-0.07568359  0.10498047 -0.03955078 -0.41943359  0.42041016  0.42333984</text:p>
            <text:p>  0.10009766 -0.11767578  0.31689453  0.481933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[-0.05224609  0.36279297  0.03076172  0.10400391  0.00634766  0.33740234</text:p>
            <text:p> -0.18896484  0.20263672  0.30908203 -0.041503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[ 0.05224609 -0.36279297 -0.03076172 -0.10400391 -0.00634766 -0.33740234</text:p>
            <text:p>  0.18896484 -0.20263672 -0.30908203  0.041503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[-0.02197266  0.32080078  0.24658203  0.07177734 -0.36181641 -0.23193359</text:p>
            <text:p> -0.22900391  0.44970703  0.38232422  0.365722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[ 0.02197266 -0.32080078 -0.24658203 -0.07177734  0.36181641  0.23193359</text:p>
            <text:p>  0.22900391 -0.44970703 -0.38232422 -0.365722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[-0.04492188  0.25585938 -0.38476562  0.08007812  0.12695312 -0.25195312</text:p>
            <text:p>  0.22070312  0.05273438  0.18164062  0.1699218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[ 0.04492188 -0.25585938  0.38476562 -0.08007812 -0.12695312  0.25195312</text:p>
            <text:p> -0.22070312 -0.05273438 -0.18164062 -0.16992188]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[ 0.07128906  0.15917969  0.08886719 -0.36621094 -0.09277344 -0.46972656</text:p>
            <text:p>  0.45410156 -0.19238281 -0.44042969 -0.008789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[-0.07128906 -0.15917969 -0.08886719  0.36621094  0.09277344  0.46972656</text:p>
            <text:p> -0.45410156  0.19238281  0.44042969  0.008789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[-0.01953125  0.28515625  0.44140625 -0.26953125  0.01171875  0.23828125</text:p>
            <text:p> -0.42578125  0.06640625  0.33984375 -0.2304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[ 0.01953125 -0.28515625 -0.44140625  0.26953125 -0.01171875 -0.23828125</text:p>
            <text:p>  0.42578125 -0.06640625 -0.33984375  0.2304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[-0.04882812 -0.28710938  0.10351562 -0.17382812 -0.47070312 -0.40429688</text:p>
            <text:p> -0.06445312 -0.33398438 -0.15039062 -0.07617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[ 0.04882812  0.28710938 -0.10351562  0.17382812  0.47070312  0.40429688</text:p>
            <text:p>  0.06445312  0.33398438  0.15039062  0.07617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[-0.02685547  0.39208984 -0.14306641 -0.24560547 -0.10888672 -0.17236328</text:p>
            <text:p>  0.16455078  0.21630859  0.46728516 -0.4418945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[ 0.02685547 -0.39208984  0.14306641  0.24560547  0.10888672  0.17236328</text:p>
            <text:p> -0.16455078 -0.21630859 -0.46728516  0.4418945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[-0.01904297  0.47802734 -0.11962891  0.26220703  0.08642578  0.13232422</text:p>
            <text:p> -0.26513672 -0.01025391  0.13134766  0.050292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[ 0.01904297 -0.47802734  0.11962891 -0.26220703 -0.08642578 -0.13232422</text:p>
            <text:p>  0.26513672  0.01025391 -0.13134766 -0.050292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[ 0.13671875  0.00390625 -0.08984375 -0.11328125 -0.08203125  0.33203125</text:p>
            <text:p> -0.01953125 -0.46484375 -0.37890625 -0.38671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[-0.13671875 -0.00390625  0.08984375  0.11328125  0.08203125 -0.33203125</text:p>
            <text:p>  0.01953125  0.46484375  0.37890625  0.38671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[ 0.10644531  0.04589844 -0.30566406 -0.08105469  0.28613281 -0.09863281</text:p>
            <text:p>  0.02050781  0.28808594 -0.45214844  0.206054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[-0.10644531 -0.04589844  0.30566406  0.08105469 -0.28613281  0.09863281</text:p>
            <text:p> -0.02050781 -0.28808594  0.45214844 -0.206054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[-0.06005859  0.27685547  0.00732422 -0.40380859 -0.18896484  0.03271484</text:p>
            <text:p>  0.24072266  0.42919922 -0.35498047  0.4663085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[ 0.06005859 -0.27685547 -0.00732422  0.40380859  0.18896484 -0.03271484</text:p>
            <text:p> -0.24072266 -0.42919922  0.35498047 -0.4663085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[-0.02978516  0.23486328  0.22314453 -0.43603516  0.44287109  0.46337891</text:p>
            <text:p>  0.20068359 -0.32373047 -0.28173828 -0.1264648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[ 0.02978516 -0.23486328 -0.22314453  0.43603516 -0.44287109 -0.46337891</text:p>
            <text:p> -0.20068359  0.32373047  0.28173828  0.1264648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[ 0.07910156  0.24511719  0.11230469  0.14160156  0.10253906 -0.16503906</text:p>
            <text:p>  0.02441406 -0.41894531  0.22363281  0.483398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[-0.07910156 -0.24511719 -0.11230469 -0.14160156 -0.10253906  0.16503906</text:p>
            <text:p> -0.02441406  0.41894531 -0.22363281 -0.483398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[ 0.05761719 -0.24121094 -0.20214844 -0.25488281 -0.18457031  0.49707031</text:p>
            <text:p> -0.04394531 -0.04589844  0.39746094  0.129882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[-0.05761719  0.24121094  0.20214844  0.25488281  0.18457031 -0.49707031</text:p>
            <text:p>  0.04394531  0.04589844 -0.39746094 -0.129882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[ 0.01123047  0.43603516  0.09619141  0.22998047 -0.28173828 -0.43701172</text:p>
            <text:p> -0.30517578  0.23681641  0.20458984  0.457519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[-0.01123047 -0.43603516 -0.09619141 -0.22998047  0.28173828  0.43701172</text:p>
            <text:p>  0.30517578 -0.23681641 -0.20458984 -0.457519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[ 0.01708984 -0.24951172  0.36376953 -0.38916016 -0.38525391  0.29150391</text:p>
            <text:p> -0.37744141  0.31689453 -0.29736328 -0.1733398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[-0.01708984  0.24951172 -0.36376953  0.38916016  0.38525391 -0.29150391</text:p>
            <text:p>  0.37744141 -0.31689453  0.29736328  0.1733398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[-0.10351562  0.11132812 -0.06054688  0.27148438  0.16210938  0.46289062</text:p>
            <text:p> -0.05664062  0.25195312  0.20117188  0.47851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[ 0.10351562 -0.11132812  0.06054688 -0.27148438 -0.16210938 -0.46289062</text:p>
            <text:p>  0.05664062 -0.25195312 -0.20117188 -0.47851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[-0.11669922 -0.09619141  0.08740234 -0.08544922  0.14501953  0.32373047</text:p>
            <text:p> -0.39404297  0.32177734 -0.16943359 -0.102050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[ 0.11669922  0.09619141 -0.08740234  0.08544922 -0.14501953 -0.32373047</text:p>
            <text:p>  0.39404297 -0.32177734  0.16943359  0.102050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[-0.07373047 -0.12353516 -0.28369141 -0.29248047 -0.28076172 -0.00048828</text:p>
            <text:p> -0.25732422 -0.42431641  0.48291016 -0.395019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[ 0.07373047  0.12353516  0.28369141  0.29248047  0.28076172  0.00048828</text:p>
            <text:p>  0.25732422  0.42431641 -0.48291016  0.395019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[ 0.00634766 -0.49267578 -0.29345703 -0.08740234 -0.02880859 -0.37744141</text:p>
            <text:p>  0.08837891  0.00341797  0.28955078 -0.350097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[-0.00634766  0.49267578  0.29345703  0.08740234  0.02880859  0.37744141</text:p>
            <text:p> -0.08837891 -0.00341797 -0.28955078  0.350097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[ 0.03466797 -0.30615234  0.16650391 -0.24658203  0.30419922  0.47705078</text:p>
            <text:p>  0.40576172 -0.44287109  0.19677734 -0.065917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[-0.03466797  0.30615234 -0.16650391  0.24658203 -0.30419922 -0.47705078</text:p>
            <text:p> -0.40576172  0.44287109 -0.19677734  0.065917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[-0.10888672 -0.01025391  0.11083984  0.42236328  0.34033203 -0.37158203</text:p>
            <text:p>  0.17626953  0.09521484  0.49462891  0.390136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[ 0.10888672  0.01025391 -0.11083984 -0.42236328 -0.34033203  0.37158203</text:p>
            <text:p> -0.17626953 -0.09521484 -0.49462891 -0.390136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[-0.04833984 -0.09423828 -0.45751953  0.35791016 -0.39599609  0.48974609</text:p>
            <text:p>  0.09619141 -0.41064453 -0.35888672  0.204589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[ 0.04833984  0.09423828  0.45751953 -0.35791016  0.39599609 -0.48974609</text:p>
            <text:p> -0.09619141  0.41064453  0.35888672 -0.204589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[ 0.06835938  0.00195312  0.45507812  0.44335938  0.45898438  0.16601562</text:p>
            <text:p>  0.49023438  0.26757812 -0.18945312  0.30664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[-0.06835938 -0.00195312 -0.45507812 -0.44335938 -0.45898438 -0.16601562</text:p>
            <text:p> -0.49023438 -0.26757812  0.18945312 -0.30664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[ 0.11914062  0.06054688  0.10742188 -0.25585938  0.22851562  0.14648438</text:p>
            <text:p>  0.19726562  0.29492188  0.12695312 -0.49414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[-0.11914062 -0.06054688 -0.10742188  0.25585938 -0.22851562 -0.14648438</text:p>
            <text:p> -0.19726562 -0.29492188 -0.12695312  0.49414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[ 0.0859375 -0.0546875  0.2578125 -0.4140625  0.1484375  0.3515625</text:p>
            <text:p>  0.2734375 -0.4921875  0.3046875  0.4140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[-0.0859375  0.0546875 -0.2578125  0.4140625 -0.1484375 -0.3515625</text:p>
            <text:p> -0.2734375  0.4921875 -0.3046875 -0.4140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[-0.07617188 -0.08789062 -0.47851562  0.04882812  0.34570312 -0.47070312</text:p>
            <text:p> -0.06054688 -0.04101562 -0.47460938  0.20117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[ 0.07617188  0.08789062  0.47851562 -0.04882812 -0.34570312  0.47070312</text:p>
            <text:p>  0.06054688  0.04101562  0.47460938 -0.20117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[ 0.05517578 -0.20556641 -0.39697266  0.08642578  0.44189453  0.02685547</text:p>
            <text:p>  0.15283203  0.33740234  0.43994141 -0.27392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[-0.05517578  0.20556641  0.39697266 -0.08642578 -0.44189453 -0.02685547</text:p>
            <text:p> -0.15283203 -0.33740234 -0.43994141  0.27392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[-0.01660156  0.44238281  0.07519531 -0.07910156  0.45996094 -0.39746094</text:p>
            <text:p> -0.46191406 -0.39355469  0.08886719  0.454101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[ 0.01660156 -0.44238281 -0.07519531  0.07910156 -0.45996094  0.39746094</text:p>
            <text:p>  0.46191406  0.39355469 -0.08886719 -0.454101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[ 0.09082031 -0.12597656 -0.35253906 -0.09667969 -0.10449219  0.29199219</text:p>
            <text:p> -0.12011719 -0.25878906  0.21972656  0.221679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[-0.09082031  0.12597656  0.35253906  0.09667969  0.10449219 -0.29199219</text:p>
            <text:p>  0.12011719  0.25878906 -0.21972656 -0.221679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[-0.03369141 -0.30810547 -0.28857422  0.31005859 -0.15478516  0.31103516</text:p>
            <text:p> -0.08447266  0.28955078  0.38623047 -0.37255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[ 0.03369141  0.30810547  0.28857422 -0.31005859  0.15478516 -0.31103516</text:p>
            <text:p>  0.08447266 -0.28955078 -0.38623047  0.372558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[-0.09912109 -0.15283203 -0.10986328  0.05712891 -0.16552734 -0.49072266</text:p>
            <text:p>  0.38916016 -0.43798828  0.32470703  0.005371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[ 0.09912109  0.15283203  0.10986328 -0.05712891  0.16552734  0.49072266</text:p>
            <text:p> -0.38916016  0.43798828 -0.32470703 -0.005371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[ 0.00878906  0.47167969 -0.09863281 -0.42871094  0.34472656  0.09277344</text:p>
            <text:p> -0.10839844 -0.37988281  0.24707031  0.053710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[-0.00878906 -0.47167969  0.09863281  0.42871094 -0.34472656 -0.09277344</text:p>
            <text:p>  0.10839844  0.37988281 -0.24707031 -0.053710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[-0.01416016  0.40673828  0.27001953 -0.42041016 -0.16650391  0.07275391</text:p>
            <text:p>  0.34130859  0.22314453  0.04638672 -0.142089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[ 0.01416016 -0.40673828 -0.27001953  0.42041016  0.16650391 -0.07275391</text:p>
            <text:p> -0.34130859 -0.22314453 -0.04638672  0.142089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[ 0.09619141 -0.00439453  0.47607422 -0.24755859 -0.28271484  0.12646484</text:p>
            <text:p> -0.35302734 -0.10205078 -0.07373047  0.31005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[-0.09619141  0.00439453 -0.47607422  0.24755859  0.28271484 -0.12646484</text:p>
            <text:p>  0.35302734  0.10205078  0.07373047 -0.31005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[-0.09667969 -0.18847656  0.08496094 -0.28417969  0.20800781 -0.02050781</text:p>
            <text:p>  0.19238281  0.17871094  0.28222656  0.409179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[ 0.09667969  0.18847656 -0.08496094  0.28417969 -0.20800781  0.02050781</text:p>
            <text:p> -0.19238281 -0.17871094 -0.28222656 -0.409179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[-0.06298828  0.11962891  0.37353516  0.40576172  0.36279297 -0.33154297</text:p>
            <text:p>  0.27685547 -0.11083984 -0.10400391 -0.218261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[ 0.06298828 -0.11962891 -0.37353516 -0.40576172 -0.36279297  0.33154297</text:p>
            <text:p> -0.27685547  0.11083984  0.10400391  0.218261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[ 0.09570312 -0.19726562  0.03710938  0.22070312 -0.35742188  0.23242188</text:p>
            <text:p>  0.48632812 -0.02539062  0.13476562  0.029296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[-0.09570312  0.19726562 -0.03710938 -0.22070312  0.35742188 -0.23242188</text:p>
            <text:p> -0.48632812  0.02539062 -0.13476562 -0.029296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[-0.03662109 -0.46533203  0.07763672  0.11962891  0.39697266 -0.05322266</text:p>
            <text:p> -0.04833984 -0.25048828 -0.36279297 -0.057128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[ 0.03662109  0.46533203 -0.07763672 -0.11962891 -0.39697266  0.05322266</text:p>
            <text:p>  0.04833984  0.25048828  0.36279297  0.057128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[-0.08642578 -0.13818359  0.30322266 -0.11767578 -0.22314453 -0.24560547</text:p>
            <text:p> -0.43408203 -0.43115234 -0.09619141  0.305175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[ 0.08642578  0.13818359 -0.30322266  0.11767578  0.22314453  0.24560547</text:p>
            <text:p>  0.43408203  0.43115234  0.09619141 -0.30517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[-0.01171875  0.37109375  0.46484375  0.23828125  0.20703125 -0.45703125</text:p>
            <text:p>  0.14453125 -0.16015625  0.00390625  0.26171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[ 0.01171875 -0.37109375 -0.46484375 -0.23828125 -0.20703125  0.45703125</text:p>
            <text:p> -0.14453125  0.16015625 -0.00390625 -0.26171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[-0.05908203 -0.33740234 -0.11474609 -0.34033203 -0.03955078 -0.17919922</text:p>
            <text:p> -0.43798828  0.27587891  0.22802734  0.027832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[ 0.05908203  0.33740234  0.11474609  0.34033203  0.03955078  0.17919922</text:p>
            <text:p>  0.43798828 -0.27587891 -0.22802734 -0.027832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[-0.05615234 -0.18017578 -0.48095703 -0.14990234  0.40869141  0.18505859</text:p>
            <text:p> -0.47412109 -0.18408203 -0.02294922 -0.287597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[ 0.05615234  0.18017578  0.48095703  0.14990234 -0.40869141 -0.18505859</text:p>
            <text:p>  0.47412109  0.18408203  0.02294922  0.287597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[ 0.0703125 -0.2265625  0.2109375 -0.4296875 -0.2421875 -0.2578125</text:p>
            <text:p>  0.1328125 -0.0390625 -0.0234375  0.429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[-0.0703125  0.2265625 -0.2109375  0.4296875  0.2421875  0.2578125</text:p>
            <text:p> -0.1328125  0.0390625  0.0234375 -0.429687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[-0.08544922  0.24755859  0.18115234 -0.05419922 -0.07373047 -0.45751953</text:p>
            <text:p> -0.11279297  0.41552734  0.48681641 -0.133300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[ 0.08544922 -0.24755859 -0.18115234  0.05419922  0.07373047  0.45751953</text:p>
            <text:p>  0.11279297 -0.41552734 -0.48681641  0.133300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[-0.05273438  0.16992188 -0.40820312 -0.42773438 -0.06835938  0.44335938</text:p>
            <text:p> -0.34960938  0.27929688 -0.48242188 -0.32226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[ 0.05273438 -0.16992188  0.40820312  0.42773438  0.06835938 -0.44335938</text:p>
            <text:p>  0.34960938 -0.27929688  0.48242188  0.32226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[ 0.02636719  0.41503906 -0.29589844 -0.28613281  0.03417969  0.27832031</text:p>
            <text:p> -0.32519531 -0.13964844 -0.25878906  0.161132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[-0.02636719 -0.41503906  0.29589844  0.28613281 -0.03417969 -0.27832031</text:p>
            <text:p>  0.32519531  0.13964844  0.25878906 -0.161132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[ 0.05371094  0.21582031  0.28613281  0.49121094  0.21777344  0.34472656</text:p>
            <text:p> -0.32910156 -0.43261719  0.06542969 -0.116210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[-0.05371094 -0.21582031 -0.28613281 -0.49121094 -0.21777344 -0.34472656</text:p>
            <text:p>  0.32910156  0.43261719 -0.06542969  0.116210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[ 0.12402344 -0.01074219  0.49707031  0.06152344 -0.02441406  0.08691406</text:p>
            <text:p> -0.19628906 -0.47167969  0.04199219  0.313476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[-0.12402344  0.01074219 -0.49707031 -0.06152344  0.02441406 -0.08691406</text:p>
            <text:p>  0.19628906  0.47167969 -0.04199219 -0.313476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[ 0.00146484 -0.42138672  0.31689453 -0.40478516  0.22412109 -0.31787109</text:p>
            <text:p>  0.48193359 -0.22998047  0.37451172 -0.157714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[-0.00146484  0.42138672 -0.31689453  0.40478516 -0.22412109  0.31787109</text:p>
            <text:p> -0.48193359  0.22998047 -0.37451172  0.157714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[ 0.13134766 -0.11767578  0.08154297  0.03759766  0.09619141  0.49755859</text:p>
            <text:p>  0.21337891  0.37841797 -0.08544922 -0.475097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[-0.13134766  0.11767578 -0.08154297 -0.03759766 -0.09619141 -0.49755859</text:p>
            <text:p> -0.21337891 -0.37841797  0.08544922  0.475097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[-0.02880859 -0.37939453  0.10107422 -0.37255859 -0.40771484  0.25146484</text:p>
            <text:p> -0.47802734 -0.47705078  0.30126953  0.43505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[ 0.02880859  0.37939453 -0.10107422  0.37255859  0.40771484 -0.25146484</text:p>
            <text:p>  0.47802734  0.47705078 -0.30126953 -0.43505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[-0.09863281  0.04003906  0.32910156 -0.41113281 -0.09082031  0.40332031</text:p>
            <text:p> -0.45019531  0.48535156  0.11621094  0.286132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[ 0.09863281 -0.04003906 -0.32910156  0.41113281  0.09082031 -0.40332031</text:p>
            <text:p>  0.45019531 -0.48535156 -0.11621094 -0.286132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[ 0.03955078 -0.37744141 -0.44384766  0.07080078  0.05126953  0.41748047</text:p>
            <text:p>  0.01220703 -0.20947266  0.11181641 -0.258300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[-0.03955078  0.37744141  0.44384766 -0.07080078 -0.05126953 -0.41748047</text:p>
            <text:p> -0.01220703  0.20947266 -0.11181641  0.258300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[ 0.08447266  0.36669922 -0.05908203 -0.00927734 -0.07568359 -0.33056641</text:p>
            <text:p> -0.20849609 -0.26220703 -0.06982422 -0.428222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[-0.08447266 -0.36669922  0.05908203  0.00927734  0.07568359  0.33056641</text:p>
            <text:p>  0.20849609  0.26220703  0.06982422  0.428222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[-0.08837891  0.09033203 -0.45263672 -0.24462891  0.47802734  0.17822266</text:p>
            <text:p> -0.07666016 -0.12451172 -0.26220703  0.182128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[ 0.08837891 -0.09033203  0.45263672  0.24462891 -0.47802734 -0.17822266</text:p>
            <text:p>  0.07666016  0.12451172  0.26220703 -0.182128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[ 0.04980469 -0.32714844 -0.22558594  0.23730469 -0.37988281  0.19238281</text:p>
            <text:p>  0.38574219  0.18066406 -0.26660156 -0.362304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[-0.04980469  0.32714844  0.22558594 -0.23730469  0.37988281 -0.19238281</text:p>
            <text:p> -0.38574219 -0.18066406  0.26660156  0.362304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[ 0.06640625  0.23046875 -0.30078125  0.31640625  0.16015625 -0.41015625</text:p>
            <text:p> -0.15234375 -0.42578125 -0.35546875  0.1835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[-0.06640625 -0.23046875  0.30078125 -0.31640625 -0.16015625  0.41015625</text:p>
            <text:p>  0.15234375  0.42578125  0.35546875 -0.18359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[-0.0625  0.3125 -0.1875 -0.0625  0.4375 -0.4375  0.4375 -0.1875 -0.3125</text:p>
            <text:p>  0.06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[ 0.0625 -0.3125  0.1875  0.0625 -0.4375  0.4375 -0.4375  0.1875  0.3125</text:p>
            <text:p> -0.06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[-0.12890625  0.08203125  0.11328125 -0.37890625  0.27734375 -0.02734375</text:p>
            <text:p> -0.41015625  0.23828125  0.04296875 -0.1210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[ 0.12890625 -0.08203125 -0.11328125  0.37890625 -0.27734375  0.02734375</text:p>
            <text:p>  0.41015625 -0.23828125 -0.04296875  0.1210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[-0.04638672 -0.32275391  0.29833984  0.48486328 -0.09716797  0.06591797</text:p>
            <text:p> -0.26123047  0.28271484 -0.19287109  0.327636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[ 0.04638672  0.32275391 -0.29833984 -0.48486328  0.09716797 -0.06591797</text:p>
            <text:p>  0.26123047 -0.28271484  0.19287109 -0.327636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[ 0.11376953 -0.06103516  0.27880859 -0.10498047  0.40673828  0.31201172</text:p>
            <text:p>  0.43017578  0.13818359  0.42041016  0.41748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[-0.11376953  0.06103516 -0.27880859  0.10498047 -0.40673828 -0.31201172</text:p>
            <text:p> -0.43017578 -0.13818359 -0.42041016 -0.41748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[-0.16455078  0.00244141  0.06884766 -0.19580078 -0.17626953 -0.29248047</text:p>
            <text:p> -0.13720703 -0.16552734  0.26318359  0.383300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[ 0.16455078 -0.00244141 -0.06884766  0.19580078  0.17626953  0.29248047</text:p>
            <text:p>  0.13720703  0.16552734 -0.26318359 -0.383300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[-0.046875  0.484375 -0.140625 -0.046875 -0.171875  0.171875 -0.421875</text:p>
            <text:p>  0.359375  0.015625  0.04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[ 0.046875 -0.484375  0.140625  0.046875  0.171875 -0.171875  0.421875</text:p>
            <text:p> -0.359375 -0.015625 -0.04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[ 0.08789062 -0.28320312  0.01367188 -0.28710938  0.44726562 -0.07226562</text:p>
            <text:p> -0.08398438  0.20117188  0.47070312 -0.462890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[-0.08789062  0.28320312 -0.01367188  0.28710938 -0.44726562  0.07226562</text:p>
            <text:p>  0.08398438 -0.20117188 -0.47070312  0.4628906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[-0.09326172  0.16162109  0.15771484  0.43798828 -0.26904297  0.23779297</text:p>
            <text:p>  0.31689453 -0.35791016 -0.17724609  0.374511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[ 0.09326172 -0.16162109 -0.15771484 -0.43798828  0.26904297 -0.23779297</text:p>
            <text:p> -0.31689453  0.35791016  0.17724609 -0.374511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[-0.06152344 -0.30175781 -0.30957031  0.00097656 -0.41308594  0.35058594</text:p>
            <text:p> -0.24121094 -0.34082031  0.27050781 -0.375976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[ 0.06152344  0.30175781  0.30957031 -0.00097656  0.41308594 -0.35058594</text:p>
            <text:p>  0.24121094  0.34082031 -0.27050781  0.375976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[ 0.03710938 -0.34179688  0.36132812  0.41210938 -0.32226562 -0.05273438</text:p>
            <text:p>  0.20898438  0.17382812  0.15429688  0.3378906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[-0.03710938  0.34179688 -0.36132812 -0.41210938  0.32226562  0.05273438</text:p>
            <text:p> -0.20898438 -0.17382812 -0.15429688 -0.3378906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[-0.06445312 -0.45898438  0.05664062 -0.18945312  0.13867188 -0.01367188</text:p>
            <text:p> -0.20507812  0.11914062 -0.47851562 -0.060546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[ 0.06445312  0.45898438 -0.05664062  0.18945312 -0.13867188  0.01367188</text:p>
            <text:p>  0.20507812 -0.11914062  0.47851562  0.060546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[ 0.05664062  0.37304688 -0.08007812 -0.31835938 -0.33398438 -0.29101562</text:p>
            <text:p> -0.36523438  0.10742188 -0.18554688 -0.43164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[-0.05664062 -0.37304688  0.08007812  0.31835938  0.33398438  0.29101562</text:p>
            <text:p>  0.36523438 -0.10742188  0.18554688  0.43164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[ 0.0390625  0.4296875  0.1171875 -0.4609375 -0.0234375 -0.4765625</text:p>
            <text:p> -0.1484375 -0.1328125  0.3203125  0.460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[-0.0390625 -0.4296875 -0.1171875  0.4609375  0.0234375  0.4765625</text:p>
            <text:p>  0.1484375  0.1328125 -0.3203125 -0.460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[-0.10595703  0.14697266 -0.25537109 -0.38720703 -0.21142578 -0.00732422</text:p>
            <text:p>  0.14013672 -0.36474609  0.24365234  0.074707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[ 0.10595703 -0.14697266  0.25537109  0.38720703  0.21142578  0.00732422</text:p>
            <text:p> -0.14013672  0.36474609 -0.24365234 -0.074707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[ 0.07666016  0.28076172 -0.08251953  0.48291016 -0.27099609  0.36474609</text:p>
            <text:p>  0.22119141 -0.03564453  0.26611328  0.079589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[-0.07666016 -0.28076172  0.08251953 -0.48291016  0.27099609 -0.36474609</text:p>
            <text:p> -0.22119141  0.03564453 -0.26611328 -0.079589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[-0.09814453  0.23291016 -0.23193359  0.12060547 -0.01611328  0.29736328</text:p>
            <text:p> -0.28955078  0.40869141 -0.09228516 -0.433105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[ 0.09814453 -0.23291016  0.23193359 -0.12060547  0.01611328 -0.29736328</text:p>
            <text:p>  0.28955078 -0.40869141  0.09228516  0.433105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[-0.12158203 -0.02490234 -0.30224609 -0.40283203  0.39794922  0.38330078</text:p>
            <text:p> -0.00048828  0.08837891 -0.08447266  0.090332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[ 0.12158203  0.02490234  0.30224609  0.40283203 -0.39794922 -0.38330078</text:p>
            <text:p>  0.00048828 -0.08837891  0.08447266 -0.090332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[ 0.13916016 -0.03173828  0.10498047 -0.45458984  0.29150391 -0.19775391</text:p>
            <text:p> -0.21630859  0.15185547 -0.42138672  0.017089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[-0.13916016  0.03173828 -0.10498047  0.45458984 -0.29150391  0.19775391</text:p>
            <text:p>  0.21630859 -0.15185547  0.42138672 -0.017089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[ 0.14697266  0.05419922  0.12841797  0.05322266  0.48681641  0.10693359</text:p>
            <text:p>  0.35400391 -0.07470703  0.24267578 -0.490722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[-0.14697266 -0.05419922 -0.12841797 -0.05322266 -0.48681641 -0.10693359</text:p>
            <text:p> -0.35400391  0.07470703 -0.24267578  0.490722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[-0.04443359  0.44873047  0.05419922 -0.38818359  0.20166016 -0.35791016</text:p>
            <text:p>  0.38134766 -0.02392578 -0.02685547  0.450683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[ 0.04443359 -0.44873047 -0.05419922  0.38818359 -0.20166016  0.35791016</text:p>
            <text:p> -0.38134766  0.02392578  0.02685547 -0.450683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[ 0.03613281  0.27246094  0.48339844  0.34863281 -0.47167969  0.15917969</text:p>
            <text:p> -0.11230469  0.32714844 -0.42871094 -0.223632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[-0.03613281 -0.27246094 -0.48339844 -0.34863281  0.47167969 -0.15917969</text:p>
            <text:p>  0.11230469 -0.32714844  0.42871094  0.223632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[ 0.08154297  0.20947266  0.30712891 -0.19970703  0.47607422  0.30517578</text:p>
            <text:p> -0.17236328  0.19775391  0.18115234 -0.112792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[-0.08154297 -0.20947266 -0.30712891  0.19970703 -0.47607422 -0.30517578</text:p>
            <text:p>  0.17236328 -0.19775391 -0.18115234  0.112792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[-0.12451172 -0.18212891  0.06396484  0.40673828 -0.05029297  0.01904297</text:p>
            <text:p>  0.03564453 -0.45166016  0.16650391  0.405761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[ 0.12451172  0.18212891 -0.06396484 -0.40673828  0.05029297 -0.01904297</text:p>
            <text:p> -0.03564453  0.45166016 -0.16650391 -0.405761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[-0.07275391  0.26220703 -0.40576172 -0.22900391 -0.13134766 -0.21240234</text:p>
            <text:p>  0.06396484  0.42236328  0.06591797  0.166503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[ 0.07275391 -0.26220703  0.40576172  0.22900391  0.13134766  0.21240234</text:p>
            <text:p> -0.06396484 -0.42236328 -0.06591797 -0.166503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[-0.04150391 -0.39404297 -0.31201172 -0.19775391 -0.35009766  0.00634766</text:p>
            <text:p>  0.34521484 -0.48388672 -0.27783203  0.135253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[ 0.04150391  0.39404297  0.31201172  0.19775391  0.35009766 -0.00634766</text:p>
            <text:p> -0.34521484  0.48388672  0.27783203 -0.135253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[ 0.05419922  0.40869141 -0.27490234  0.02294922  0.29248047  0.23876953</text:p>
            <text:p> -0.16845703  0.49072266 -0.14306641  0.164550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[-0.05419922 -0.40869141  0.27490234 -0.02294922 -0.29248047 -0.23876953</text:p>
            <text:p>  0.16845703 -0.49072266  0.14306641 -0.164550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[ 0.11572266 -0.28955078  0.03466797  0.02197266 -0.29443359 -0.11181641</text:p>
            <text:p>  0.07275391 -0.16845703 -0.41357422 -0.459472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[-0.11572266  0.28955078 -0.03466797 -0.02197266  0.29443359  0.11181641</text:p>
            <text:p> -0.07275391  0.16845703  0.41357422  0.459472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[-0.10449219 -0.27441406  0.06152344  0.20800781  0.01269531 -0.32519531</text:p>
            <text:p> -0.37792969  0.40527344 -0.38183594 -0.083007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[ 0.10449219  0.27441406 -0.06152344 -0.20800781 -0.01269531  0.32519531</text:p>
            <text:p>  0.37792969 -0.40527344  0.38183594  0.083007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[ 0.04199219 -0.41308594 -0.24902344 -0.27050781  0.42480469 -0.11230469</text:p>
            <text:p> -0.18457031  0.40722656  0.06933594  0.14550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[-0.04199219  0.41308594  0.24902344  0.27050781 -0.42480469  0.11230469</text:p>
            <text:p>  0.18457031 -0.40722656 -0.06933594 -0.14550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[-0.13427734 -0.03955078  0.28466797 -0.22802734  0.45556641  0.13818359</text:p>
            <text:p> -0.17724609  0.08154297  0.33642578 -0.209472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[ 0.13427734  0.03955078 -0.28466797  0.22802734 -0.45556641 -0.13818359</text:p>
            <text:p>  0.17724609 -0.08154297 -0.33642578  0.209472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[-0.08007812  0.36914062  0.00976562 -0.20507812 -0.25195312  0.37695312</text:p>
            <text:p> -0.34570312 -0.42773438  0.19335938 -0.044921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[ 0.08007812 -0.36914062 -0.00976562  0.20507812  0.25195312 -0.37695312</text:p>
            <text:p>  0.34570312  0.42773438 -0.19335938  0.0449218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[ 0.12109375 -0.16796875 -0.13671875 -0.12890625 -0.47265625 -0.27734375</text:p>
            <text:p> -0.16015625 -0.01171875  0.29296875 -0.3710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[-0.12109375  0.16796875  0.13671875  0.12890625  0.47265625  0.27734375</text:p>
            <text:p>  0.16015625  0.01171875 -0.29296875  0.3710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[-0.06982422  0.41943359  0.22802734 -0.03857422  0.31689453  0.15185547</text:p>
            <text:p>  0.02783203 -0.03759766 -0.18505859 -0.14892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[ 0.06982422 -0.41943359 -0.22802734  0.03857422 -0.31689453 -0.15185547</text:p>
            <text:p> -0.02783203  0.03759766  0.18505859  0.14892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[ 0.02392578  0.45068359 -0.49072266  0.05517578 -0.33935547 -0.19189453</text:p>
            <text:p> -0.12841797  0.24365234 -0.21630859 -0.24267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[-0.02392578 -0.45068359  0.49072266 -0.05517578  0.33935547  0.19189453</text:p>
            <text:p>  0.12841797 -0.24365234  0.21630859  0.24267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[ 0.06396484  0.26611328 -0.49560547 -0.34228516 -0.21337891  0.11962891</text:p>
            <text:p>  0.04443359 -0.04248047 -0.31298828 -0.220214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[-0.06396484 -0.26611328  0.49560547  0.34228516  0.21337891 -0.11962891</text:p>
            <text:p> -0.04443359  0.04248047  0.31298828  0.220214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[ 0.15673828 -0.08837891 -0.09228516 -0.31201172 -0.01904297 -0.01220703</text:p>
            <text:p> -0.43310547  0.39208984  0.07275391  0.124511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[-0.15673828  0.08837891  0.09228516  0.31201172  0.01904297  0.01220703</text:p>
            <text:p>  0.43310547 -0.39208984 -0.07275391 -0.124511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[-0.1015625 -0.1171875 -0.3046875  0.3984375  0.4609375  0.0390625</text:p>
            <text:p> -0.4140625 -0.0546875  0.3671875 -0.3984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[ 0.1015625  0.1171875  0.3046875 -0.3984375 -0.4609375 -0.0390625</text:p>
            <text:p>  0.4140625  0.0546875 -0.3671875  0.3984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[-0.00390625  0.45703125  0.48828125 -0.25390625  0.40234375 -0.15234375</text:p>
            <text:p> -0.28515625 -0.38671875 -0.33203125 -0.2460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[ 0.00390625 -0.45703125 -0.48828125  0.25390625 -0.40234375  0.15234375</text:p>
            <text:p>  0.28515625  0.38671875  0.33203125  0.2460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[ 0.11865234 -0.13232422 -0.33154297  0.21240234  0.15380859  0.25244141</text:p>
            <text:p>  0.03662109  0.37158203  0.33544922  0.225097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[-0.11865234  0.13232422  0.33154297 -0.21240234 -0.15380859 -0.25244141</text:p>
            <text:p> -0.03662109 -0.37158203 -0.33544922 -0.225097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[-0.10400391 -0.08154297 -0.49951172 -0.26025391  0.08740234 -0.43115234</text:p>
            <text:p> -0.21728516  0.32861328  0.40966797  0.197753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[ 0.10400391  0.08154297  0.49951172  0.26025391 -0.08740234  0.43115234</text:p>
            <text:p>  0.21728516 -0.32861328 -0.40966797 -0.197753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[-0.12646484  0.04638672  0.30810547  0.27978516 -0.34912109  0.44287109</text:p>
            <text:p>  0.39306641 -0.14501953  0.00048828  0.282714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[ 0.12646484 -0.04638672 -0.30810547 -0.27978516  0.34912109 -0.44287109</text:p>
            <text:p> -0.39306641  0.14501953 -0.00048828 -0.282714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[-0.109375 -0.203125 -0.328125 -0.109375  0.265625 -0.265625  0.015625</text:p>
            <text:p>  0.171875 -0.296875  0.109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[ 0.109375  0.203125  0.328125  0.109375 -0.265625  0.265625 -0.015625</text:p>
            <text:p> -0.171875  0.296875 -0.10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[ 0.15234375  0.17578125 -0.04296875 -0.09765625  0.30859375 -0.05859375</text:p>
            <text:p>  0.12109375  0.08203125 -0.05078125 -0.40234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[-0.15234375 -0.17578125  0.04296875  0.09765625 -0.30859375  0.05859375</text:p>
            <text:p> -0.12109375 -0.08203125  0.05078125  0.40234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[ 0.08300781 -0.21191406 -0.37597656  0.39550781 -0.29980469 -0.01269531</text:p>
            <text:p>  0.30957031 -0.03222656 -0.44433594 -0.27050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[-0.08300781  0.21191406  0.37597656 -0.39550781  0.29980469  0.01269531</text:p>
            <text:p> -0.30957031  0.03222656  0.44433594  0.27050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[ 0.12939453  0.11083984  0.32568359 -0.08935547 -0.20263672 -0.07861328</text:p>
            <text:p> -0.42919922 -0.31494141 -0.25146484  0.401855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[-0.12939453 -0.11083984 -0.32568359  0.08935547  0.20263672  0.07861328</text:p>
            <text:p>  0.42919922  0.31494141  0.25146484 -0.401855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[-0.02929688  0.42773438 -0.33789062  0.09570312 -0.48242188  0.35742188</text:p>
            <text:p>  0.36132812 -0.40039062 -0.49023438  0.1542968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[ 0.02929688 -0.42773438  0.33789062 -0.09570312  0.48242188 -0.35742188</text:p>
            <text:p> -0.36132812  0.40039062  0.49023438 -0.1542968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[ 0.09179688  0.25976562 -0.47460938 -0.03320312  0.04492188  0.08007812</text:p>
            <text:p>  0.20117188 -0.41210938 -0.19726562 -0.216796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[-0.09179688 -0.25976562  0.47460938  0.03320312 -0.04492188 -0.08007812</text:p>
            <text:p> -0.20117188  0.41210938  0.19726562  0.216796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[-0.04736328  0.29150391  0.42041016  0.42138672 -0.24658203  0.27783203</text:p>
            <text:p>  0.41748047  0.43603516  0.22412109 -0.233886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[ 0.04736328 -0.29150391 -0.42041016 -0.42138672  0.24658203 -0.27783203</text:p>
            <text:p> -0.41748047 -0.43603516 -0.22412109  0.233886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[-0.12695312 -0.14648438 -0.13085938 -0.25195312 -0.42382812 -0.45117188</text:p>
            <text:p>  0.23242188 -0.06835938  0.20898438  0.001953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[ 0.12695312  0.14648438  0.13085938  0.25195312  0.42382812  0.45117188</text:p>
            <text:p> -0.23242188  0.06835938 -0.20898438 -0.001953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[-0.14453125 -0.08984375  0.06640625 -0.39453125 -0.11328125  0.36328125</text:p>
            <text:p>  0.44921875 -0.30859375 -0.28515625 -0.10546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[ 0.14453125  0.08984375 -0.06640625  0.39453125  0.11328125 -0.36328125</text:p>
            <text:p> -0.44921875  0.30859375  0.28515625  0.10546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[-0.16699219  0.03808594 -0.12597656  0.14550781  0.45019531  0.23730469</text:p>
            <text:p>  0.05957031  0.21777344  0.30566406 -0.020507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[ 0.16699219 -0.03808594  0.12597656 -0.14550781 -0.45019531 -0.23730469</text:p>
            <text:p> -0.05957031 -0.21777344 -0.30566406  0.020507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[-0.07421875 -0.31640625  0.27734375  0.17578125 -0.35546875  0.10546875</text:p>
            <text:p> -0.41796875 -0.34765625 -0.30859375  0.32421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[ 0.07421875  0.31640625 -0.27734375 -0.17578125  0.35546875 -0.10546875</text:p>
            <text:p>  0.41796875  0.34765625  0.30859375 -0.32421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[-0.0546875  0.3984375 -0.1640625  0.4453125 -0.3671875 -0.1328125</text:p>
            <text:p>  0.0078125 -0.4140625  0.3515625 -0.4453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[ 0.0546875 -0.3984375  0.1640625 -0.4453125  0.3671875  0.1328125</text:p>
            <text:p> -0.0078125  0.4140625 -0.3515625  0.44531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[-0.06494141  0.34814453 -0.38232422  0.27880859  0.06396484  0.09228516</text:p>
            <text:p> -0.36572266  0.19580078 -0.27001953 -0.3413085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[ 0.06494141 -0.34814453  0.38232422 -0.27880859 -0.06396484 -0.09228516</text:p>
            <text:p>  0.36572266 -0.19580078  0.27001953  0.3413085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[ 0.07226562 -0.45507812 -0.03320312 -0.30273438  0.05664062  0.31835938</text:p>
            <text:p> -0.22460938 -0.34570312  0.14257812 -0.44726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[-0.07226562  0.45507812  0.03320312  0.30273438 -0.05664062 -0.31835938</text:p>
            <text:p>  0.22460938  0.34570312 -0.14257812  0.44726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[ 0.12353516 -0.20361328  0.05810547 -0.47021484 -0.09912109  0.19287109</text:p>
            <text:p> -0.35693359 -0.39501953  0.25048828  0.032714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[-0.12353516  0.20361328 -0.05810547  0.47021484  0.09912109 -0.19287109</text:p>
            <text:p>  0.35693359  0.39501953 -0.25048828 -0.032714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[ 0.02148438  0.48632812  0.31445312  0.39648438  0.28710938  0.33789062</text:p>
            <text:p>  0.06835938 -0.37304688 -0.17382812  0.3535156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[-0.02148438 -0.48632812 -0.31445312 -0.39648438 -0.28710938 -0.33789062</text:p>
            <text:p> -0.06835938  0.37304688  0.17382812 -0.353515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[ 0.18457031 -0.09472656 -0.07128906 -0.00292969  0.23925781 -0.05175781</text:p>
            <text:p> -0.27636719  0.02246094  0.18847656  0.127929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[-0.18457031  0.09472656  0.07128906  0.00292969 -0.23925781  0.05175781</text:p>
            <text:p>  0.27636719 -0.02246094 -0.18847656 -0.127929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[-0.04394531 -0.35839844  0.49316406  0.14355469  0.27636719 -0.46386719</text:p>
            <text:p> -0.45800781 -0.10058594 -0.23535156 -0.268554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[ 0.04394531  0.35839844 -0.49316406 -0.14355469 -0.27636719  0.46386719</text:p>
            <text:p>  0.45800781  0.10058594  0.23535156  0.268554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[ 0.08691406  0.33105469  0.13574219 -0.35058594  0.29785156  0.13964844</text:p>
            <text:p> -0.40527344  0.35449219 -0.11230469 -0.024414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[-0.08691406 -0.33105469 -0.13574219  0.35058594 -0.29785156 -0.13964844</text:p>
            <text:p>  0.40527344 -0.35449219  0.11230469  0.024414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[-0.06689453 -0.42333984 -0.13818359  0.15185547 -0.23486328 -0.48388672</text:p>
            <text:p> -0.00830078 -0.49755859 -0.43603516 -0.464355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[ 0.06689453  0.42333984  0.13818359 -0.15185547  0.23486328  0.48388672</text:p>
            <text:p>  0.00830078  0.49755859  0.43603516  0.464355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[ 0.08398438  0.17382812 -0.49804688  0.45898438 -0.15039062 -0.22460938</text:p>
            <text:p> -0.36914062 -0.18554688  0.13867188  0.291015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[-0.08398438 -0.17382812  0.49804688 -0.45898438  0.15039062  0.22460938</text:p>
            <text:p>  0.36914062  0.18554688 -0.13867188 -0.29101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[ 0.07763672 -0.33349609 -0.20458984 -0.45361328 -0.12158203  0.15283203</text:p>
            <text:p> -0.45751953 -0.18896484 -0.15087891 -0.358886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[-0.07763672  0.33349609  0.20458984  0.45361328  0.12158203 -0.15283203</text:p>
            <text:p>  0.45751953  0.18896484  0.15087891  0.358886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[-0.14941406 -0.01855469 -0.32324219  0.28808594  0.13964844  0.42285156</text:p>
            <text:p> -0.15722656  0.45800781 -0.20019531  0.086914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[ 0.14941406  0.01855469  0.32324219 -0.28808594 -0.13964844 -0.42285156</text:p>
            <text:p>  0.15722656 -0.45800781  0.20019531 -0.086914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[-0.08056641  0.17626953 -0.42919922  0.26318359 -0.32666016  0.48291016</text:p>
            <text:p>  0.49365234 -0.35107422  0.40185547 -0.325683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[ 0.08056641 -0.17626953  0.42919922 -0.26318359  0.32666016 -0.48291016</text:p>
            <text:p> -0.49365234  0.35107422 -0.40185547  0.325683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[ 0.01611328  0.36474609  0.48583984 -0.45263672  0.46533203 -0.49658203</text:p>
            <text:p>  0.30126953  0.47021484  0.11962891  0.265136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[-0.01611328 -0.36474609 -0.48583984  0.45263672 -0.46533203  0.49658203</text:p>
            <text:p> -0.30126953 -0.47021484 -0.11962891 -0.265136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[-0.08251953  0.40478516 -0.18505859  0.13623047  0.37451172 -0.09326172</text:p>
            <text:p> -0.14892578 -0.04443359  0.23583984 -0.448730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[ 0.08251953 -0.40478516  0.18505859 -0.13623047 -0.37451172  0.09326172</text:p>
            <text:p>  0.14892578  0.04443359 -0.23583984  0.4487304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[-0.07519531  0.29785156  0.39941406  0.11230469  0.49511719  0.31738281</text:p>
            <text:p>  0.26074219 -0.19433594  0.10839844 -0.237304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[ 0.07519531 -0.29785156 -0.39941406 -0.11230469 -0.49511719 -0.31738281</text:p>
            <text:p> -0.26074219  0.19433594 -0.10839844  0.237304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[-0.11474609 -0.32470703 -0.15673828  0.04150391  0.44384766 -0.10009766</text:p>
            <text:p>  0.24853516  0.01513672 -0.00341797  0.020996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[ 0.11474609  0.32470703  0.15673828 -0.04150391 -0.44384766  0.10009766</text:p>
            <text:p> -0.24853516 -0.01513672  0.00341797 -0.020996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[-0.09423828 -0.22412109  0.27978516  0.37451172 -0.41845703  0.44970703</text:p>
            <text:p> -0.00439453 -0.20458984  0.23974609 -0.187011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[ 0.09423828  0.22412109 -0.27978516 -0.37451172  0.41845703 -0.44970703</text:p>
            <text:p>  0.00439453  0.20458984 -0.23974609  0.187011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[-0.15429688  0.05273438  0.28710938 -0.02929688  0.39257812  0.48242188</text:p>
            <text:p>  0.23632812  0.22460938 -0.11523438  0.279296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[ 0.15429688 -0.05273438 -0.28710938  0.02929688 -0.39257812 -0.48242188</text:p>
            <text:p> -0.23632812 -0.22460938  0.11523438 -0.279296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[-0.03417969  0.49902344  0.27246094 -0.22167969 -0.22949219  0.41699219</text:p>
            <text:p> -0.24511719  0.36621094 -0.40527344  0.346679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[ 0.03417969 -0.49902344 -0.27246094  0.22167969  0.22949219 -0.41699219</text:p>
            <text:p>  0.24511719 -0.36621094  0.40527344 -0.346679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[ 0.13378906 -0.15332031  0.27636719 -0.30371094  0.46972656 -0.03222656</text:p>
            <text:p>  0.01660156 -0.00488281 -0.12792969 -0.071289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[-0.13378906  0.15332031 -0.27636719  0.30371094 -0.46972656  0.03222656</text:p>
            <text:p> -0.01660156  0.00488281  0.12792969  0.071289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[ 0.11425781  0.13183594 -0.28222656  0.42675781  0.48144531  0.20605469</text:p>
            <text:p> -0.40917969  0.06152344  0.21191406 -0.301757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[-0.11425781 -0.13183594  0.28222656 -0.42675781 -0.48144531 -0.20605469</text:p>
            <text:p>  0.40917969 -0.06152344 -0.21191406  0.301757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[-0.12207031 -0.21777344  0.25878906  0.06542969  0.32324219  0.48925781</text:p>
            <text:p> -0.16113281  0.16503906  0.12402344 -0.190429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[ 0.12207031  0.21777344 -0.25878906 -0.06542969 -0.32324219 -0.48925781</text:p>
            <text:p>  0.16113281 -0.16503906 -0.12402344  0.190429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[-0.10546875  0.33984375  0.18359375  0.14453125 -0.13671875 -0.11328125</text:p>
            <text:p>  0.30078125 -0.44140625  0.03515625  0.3554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[ 0.10546875 -0.33984375 -0.18359375 -0.14453125  0.13671875  0.11328125</text:p>
            <text:p> -0.30078125  0.44140625 -0.03515625 -0.3554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[ 0.10693359  0.23876953  0.13330078  0.45068359  0.36083984 -0.20458984</text:p>
            <text:p>  0.18115234  0.21142578  0.33935547  0.486816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[-0.10693359 -0.23876953 -0.13330078 -0.45068359 -0.36083984  0.20458984</text:p>
            <text:p> -0.18115234 -0.21142578 -0.33935547 -0.486816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[-0.15136719  0.20996094 -0.07910156  0.16113281 -0.15917969 -0.15332031</text:p>
            <text:p>  0.20019531 -0.23535156 -0.36621094 -0.036132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[ 0.15136719 -0.20996094  0.07910156 -0.16113281  0.15917969  0.15332031</text:p>
            <text:p> -0.20019531  0.23535156  0.36621094  0.036132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[-0.14160156  0.06738281 -0.29980469 -0.20410156  0.33496094 -0.27246094</text:p>
            <text:p>  0.41308594  0.23144531  0.46386719 -0.420898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[ 0.14160156 -0.06738281  0.29980469  0.20410156 -0.33496094  0.27246094</text:p>
            <text:p> -0.41308594 -0.23144531 -0.46386719  0.420898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[-0.13232422 -0.26806641  0.04052734 -0.10107422 -0.24560547 -0.28564453</text:p>
            <text:p>  0.46533203 -0.22509766 -0.49755859 -0.086425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[ 0.13232422  0.26806641 -0.04052734  0.10107422  0.24560547  0.28564453</text:p>
            <text:p> -0.46533203  0.22509766  0.49755859  0.086425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[ 0.16992188  0.11914062 -0.24023438  0.04492188 -0.00195312  0.12695312</text:p>
            <text:p> -0.09570312  0.32226562  0.44335938 -0.294921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[-0.16992188 -0.11914062  0.24023438 -0.04492188  0.00195312 -0.12695312</text:p>
            <text:p>  0.09570312 -0.32226562 -0.44335938  0.294921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[-0.14892578  0.17431641  0.11572266 -0.18017578  0.21435547  0.31689453</text:p>
            <text:p>  0.00341797  0.38134766 -0.40869141  0.367675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[ 0.14892578 -0.17431641 -0.11572266  0.18017578 -0.21435547 -0.31689453</text:p>
            <text:p> -0.00341797 -0.38134766  0.40869141 -0.367675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[-0.11083984  0.21826172  0.35498047  0.29541016  0.04150391  0.05224609</text:p>
            <text:p> -0.46630859  0.40185547  0.32861328  0.267089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[ 0.11083984 -0.21826172 -0.35498047 -0.29541016 -0.04150391 -0.05224609</text:p>
            <text:p>  0.46630859 -0.40185547 -0.32861328 -0.267089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[ 0.09033203 -0.31884766  0.20849609  0.37158203 -0.17919922  0.39794922</text:p>
            <text:p> -0.28076172 -0.18212891  0.42822266 -0.059082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[-0.09033203  0.31884766 -0.20849609 -0.37158203  0.17919922 -0.39794922</text:p>
            <text:p>  0.28076172  0.18212891 -0.42822266  0.059082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[-0.11181641 -0.16748047  0.47705078  0.23193359 -0.10791016  0.26416016</text:p>
            <text:p>  0.21240234 -0.44482422 -0.25439453 -0.294433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[ 0.11181641  0.16748047 -0.47705078 -0.23193359  0.10791016 -0.26416016</text:p>
            <text:p> -0.21240234  0.44482422  0.25439453  0.294433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[-0.11621094  0.09667969 -0.47363281  0.44628906  0.21972656  0.21777344</text:p>
            <text:p> -0.23339844  0.24511719 -0.37792969  0.178710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[ 0.11621094 -0.09667969  0.47363281 -0.44628906 -0.21972656 -0.21777344</text:p>
            <text:p>  0.23339844 -0.24511719  0.37792969 -0.178710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[-0.10839844  0.18261719 -0.45019531 -0.04589844  0.41503906 -0.47753906</text:p>
            <text:p>  0.33691406  0.01855469  0.28613281 -0.329101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[ 0.10839844 -0.18261719  0.45019531  0.04589844 -0.41503906  0.47753906</text:p>
            <text:p> -0.33691406 -0.01855469 -0.28613281  0.329101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[ 0.10009766 -0.46142578 -0.01220703  0.00634766  0.31494141  0.27880859</text:p>
            <text:p> -0.06787109  0.28466797  0.25830078 -0.443847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[-0.10009766  0.46142578  0.01220703 -0.00634766 -0.31494141 -0.27880859</text:p>
            <text:p>  0.06787109 -0.28466797 -0.25830078  0.443847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[-0.14208984 -0.12548828  0.26123047  0.26416016  0.26025391 -0.16650391</text:p>
            <text:p>  0.25244141  0.30810547 -0.32763672  0.298339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[ 0.14208984  0.12548828 -0.26123047 -0.26416016 -0.26025391  0.16650391</text:p>
            <text:p> -0.25244141 -0.30810547  0.32763672 -0.298339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[ 0.17724609  0.01220703  0.34423828  0.02099609  0.11865234 -0.46240234</text:p>
            <text:p>  0.31396484  0.17236328  0.31591797 -0.083496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[-0.17724609 -0.01220703 -0.34423828 -0.02099609 -0.11865234  0.46240234</text:p>
            <text:p> -0.31396484 -0.17236328 -0.31591797  0.083496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[-0.05712891  0.43408203 -0.35888672 -0.21337891  0.25927734  0.39697266</text:p>
            <text:p>  0.20458984 -0.03076172  0.39404297  0.150878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[ 0.05712891 -0.43408203  0.35888672  0.21337891 -0.25927734 -0.39697266</text:p>
            <text:p> -0.20458984  0.03076172 -0.39404297 -0.150878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[ 0.15185547 -0.01708984 -0.48193359  0.37060547  0.23388672  0.04736328</text:p>
            <text:p> -0.03955078  0.15869141  0.15771484  0.316894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[-0.15185547  0.01708984  0.48193359 -0.37060547 -0.23388672 -0.04736328</text:p>
            <text:p>  0.03955078 -0.15869141 -0.15771484 -0.316894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[-0.03173828  0.46337891  0.46728516  0.43701172  0.14404297 -0.11279297</text:p>
            <text:p> -0.44189453 -0.01708984 -0.44775391 -0.249511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[ 0.03173828 -0.46337891 -0.46728516 -0.43701172 -0.14404297  0.11279297</text:p>
            <text:p>  0.44189453  0.01708984  0.44775391  0.249511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[-0.10205078 -0.31005859  0.25634766 -0.13330078  0.38623047  0.14501953</text:p>
            <text:p>  0.42529297  0.02197266 -0.42431641  0.320800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[ 0.10205078  0.31005859 -0.25634766  0.13330078 -0.38623047 -0.14501953</text:p>
            <text:p> -0.42529297 -0.02197266  0.42431641 -0.320800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[ 0.05175781  0.44433594 -0.46972656  0.36425781 -0.08105469 -0.23144531</text:p>
            <text:p>  0.02832031 -0.12597656 -0.10058594 -0.239257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[-0.05175781 -0.44433594  0.46972656 -0.36425781  0.08105469  0.23144531</text:p>
            <text:p> -0.02832031  0.12597656  0.10058594  0.239257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[-0.07177734 -0.35205078  0.47216797 -0.16552734  0.01806641 -0.42431641</text:p>
            <text:p>  0.38525391  0.26904297 -0.35107422 -0.271972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[ 0.07177734  0.35205078 -0.47216797  0.16552734 -0.01806641  0.42431641</text:p>
            <text:p> -0.38525391 -0.26904297  0.35107422  0.271972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[-0.11230469 -0.36035156  0.03808594 -0.29980469 -0.18261719  0.37011719</text:p>
            <text:p>  0.05175781 -0.36816406 -0.04589844  0.424804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[ 0.11230469  0.36035156 -0.03808594  0.29980469  0.18261719 -0.37011719</text:p>
            <text:p> -0.05175781  0.36816406  0.04589844 -0.424804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[-0.17236328 -0.08349609  0.04541016  0.29638672 -0.37158203  0.40283203</text:p>
            <text:p>  0.29248047  0.06103516 -0.40087891 -0.108886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[ 0.17236328  0.08349609 -0.04541016 -0.29638672  0.37158203 -0.40283203</text:p>
            <text:p> -0.29248047 -0.06103516  0.40087891  0.108886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[-0.11328125  0.25390625  0.16015625 -0.36328125 -0.33203125 -0.41796875</text:p>
            <text:p> -0.26953125 -0.21484375  0.37109375 -0.13671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[ 0.11328125 -0.25390625 -0.16015625  0.36328125  0.33203125  0.41796875</text:p>
            <text:p>  0.26953125  0.21484375 -0.37109375  0.13671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[-0.15722656 -0.10449219 -0.34667969 -0.21972656 -0.05566406  0.11816406</text:p>
            <text:p>  0.27246094 -0.31542969  0.13574219 -0.405273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[ 0.15722656  0.10449219  0.34667969  0.21972656  0.05566406 -0.11816406</text:p>
            <text:p> -0.27246094  0.31542969 -0.13574219  0.405273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[-0.08935547 -0.29541016 -0.33056641 -0.30810547  0.32861328  0.39013672</text:p>
            <text:p> -0.39794922  0.02880859  0.15478516 -0.379394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[ 0.08935547  0.29541016  0.33056641  0.30810547 -0.32861328 -0.39013672</text:p>
            <text:p>  0.39794922 -0.02880859 -0.15478516  0.379394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[ 0.18994141  0.02685547 -0.24267578 -0.15380859  0.06103516 -0.21728516</text:p>
            <text:p>  0.49072266  0.17919922 -0.10498047  0.2163085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[-0.18994141 -0.02685547  0.24267578  0.15380859 -0.06103516  0.21728516</text:p>
            <text:p> -0.49072266 -0.17919922  0.10498047 -0.2163085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[-0.16162109  0.15966797 -0.29736328 -0.00537109  0.27197266  0.07177734</text:p>
            <text:p> -0.17333984  0.37451172  0.01220703  0.067871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[ 0.16162109 -0.15966797  0.29736328  0.00537109 -0.27197266 -0.07177734</text:p>
            <text:p>  0.17333984 -0.37451172 -0.01220703 -0.067871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[-0.19482422  0.04443359 -0.14697266 -0.16357422  0.19189453  0.27685547</text:p>
            <text:p> -0.09716797 -0.41259766  0.18994141 -0.023925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[ 0.19482422 -0.04443359  0.14697266  0.16357422 -0.19189453 -0.27685547</text:p>
            <text:p>  0.09716797  0.41259766 -0.18994141  0.023925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[ 0.08203125  0.40234375 -0.25390625  0.33203125 -0.44921875  0.19921875</text:p>
            <text:p> -0.01171875  0.12109375 -0.02734375  0.16796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[-0.08203125 -0.40234375  0.25390625 -0.33203125  0.44921875 -0.19921875</text:p>
            <text:p>  0.01171875 -0.12109375  0.02734375 -0.16796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[-0.10302734  0.30419922  0.37841797 -0.19677734  0.23681641  0.35693359</text:p>
            <text:p>  0.10400391  0.17529297 -0.00732422 -0.240722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[ 0.10302734 -0.30419922 -0.37841797  0.19677734 -0.23681641 -0.35693359</text:p>
            <text:p> -0.10400391 -0.17529297  0.00732422  0.240722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[ 0.16210938  0.03320312 -0.26367188 -0.46289062 -0.19726562 -0.17773438</text:p>
            <text:p>  0.33398438 -0.45117188 -0.22070312  0.2128906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[-0.16210938 -0.03320312  0.26367188  0.46289062  0.19726562  0.17773438</text:p>
            <text:p> -0.33398438  0.45117188  0.22070312 -0.2128906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[ 0.13867188 -0.22460938 -0.33398438  0.01367188  0.21679688 -0.09179688</text:p>
            <text:p> -0.37695312  0.22851562 -0.21289062 -0.26367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[-0.13867188  0.22460938  0.33398438 -0.01367188 -0.21679688  0.09179688</text:p>
            <text:p>  0.37695312 -0.22851562  0.21289062  0.26367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[ 0.05957031 -0.46972656 -0.44628906 -0.12792969  0.11425781  0.07324219</text:p>
            <text:p> -0.40136719 -0.35253906 -0.43652344  0.252929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[-0.05957031  0.46972656  0.44628906  0.12792969 -0.11425781 -0.07324219</text:p>
            <text:p>  0.40136719  0.35253906  0.43652344 -0.252929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[ 0.06933594  0.38769531  0.33300781 -0.49316406 -0.39160156 -0.04589844</text:p>
            <text:p> -0.18847656  0.11425781  0.39355469 -0.1318359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[-0.06933594 -0.38769531 -0.33300781  0.49316406  0.39160156  0.04589844</text:p>
            <text:p>  0.18847656 -0.11425781 -0.39355469  0.131835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[-0.15917969  0.12402344 -0.10253906 -0.34667969 -0.35449219 -0.45800781</text:p>
            <text:p> -0.37011719 -0.00878906 -0.03027344  0.471679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[ 0.15917969 -0.12402344  0.10253906  0.34667969  0.35449219  0.45800781</text:p>
            <text:p>  0.37011719  0.00878906  0.03027344 -0.471679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[-0.09716797 -0.38134766 -0.35400391  0.18408203  0.13330078  0.08544922</text:p>
            <text:p>  0.03173828  0.25537109  0.49072266  0.128417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[ 0.09716797  0.38134766  0.35400391 -0.18408203 -0.13330078 -0.08544922</text:p>
            <text:p> -0.03173828 -0.25537109 -0.49072266 -0.128417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[-0.18261719 -0.13378906 -0.17285156  0.12988281  0.05957031 -0.37207031</text:p>
            <text:p> -0.08105469 -0.32910156 -0.02246094 -0.0048828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[ 0.18261719  0.13378906  0.17285156 -0.12988281 -0.05957031  0.37207031</text:p>
            <text:p>  0.08105469  0.32910156  0.02246094  0.004882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[ 0.14404297 -0.10302734  0.49462891 -0.13720703  0.03857422 -0.25732422</text:p>
            <text:p>  0.39013672  0.38525391  0.49365234 -0.175292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[-0.14404297  0.10302734 -0.49462891  0.13720703 -0.03857422  0.25732422</text:p>
            <text:p> -0.39013672 -0.38525391 -0.49365234  0.175292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[-0.09277344  0.35449219 -0.40332031 -0.03027344 -0.19433594  0.13183594</text:p>
            <text:p>  0.47753906 -0.43457031 -0.38574219 -0.344726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[ 0.09277344 -0.35449219  0.40332031  0.03027344  0.19433594 -0.13183594</text:p>
            <text:p> -0.47753906  0.43457031  0.38574219  0.344726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[ 0.17480469  0.04785156  0.14941406  0.36230469 -0.25488281  0.06738281</text:p>
            <text:p> -0.48925781 -0.44433594  0.35839844 -0.487304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[-0.17480469 -0.04785156 -0.14941406 -0.36230469  0.25488281 -0.06738281</text:p>
            <text:p>  0.48925781  0.44433594 -0.35839844  0.487304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[-0.04931641 -0.47998047 -0.33544922  0.29443359  0.45458984 -0.29833984</text:p>
            <text:p> -0.22509766 -0.25732422  0.05810547 -0.3569335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[ 0.04931641  0.47998047  0.33544922 -0.29443359 -0.45458984  0.29833984</text:p>
            <text:p>  0.22509766  0.25732422 -0.05810547  0.356933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[ 0.07714844  0.47363281  0.35644531  0.01464844 -0.19628906  0.25878906</text:p>
            <text:p>  0.38183594 -0.11230469  0.05761719  0.360351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[-0.07714844 -0.47363281 -0.35644531 -0.01464844  0.19628906 -0.25878906</text:p>
            <text:p> -0.38183594  0.11230469 -0.05761719 -0.360351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[-0.12597656  0.23925781 -0.25292969 -0.18847656 -0.27441406  0.33691406</text:p>
            <text:p> -0.44628906 -0.22167969 -0.20800781 -0.436523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[ 0.12597656 -0.23925781  0.25292969  0.18847656  0.27441406 -0.33691406</text:p>
            <text:p>  0.44628906  0.22167969  0.20800781  0.436523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[ 0.15478516  0.14013672  0.15185547 -0.43896484 -0.31787109  0.41162109</text:p>
            <text:p> -0.07568359 -0.30126953 -0.09326172  0.001464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[-0.15478516 -0.14013672 -0.15185547  0.43896484  0.31787109 -0.41162109</text:p>
            <text:p>  0.07568359  0.30126953  0.09326172 -0.001464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[ 0.13183594  0.07519531 -0.47949219 -0.43066406  0.17089844  0.39160156</text:p>
            <text:p>  0.37402344  0.30175781 -0.29394531 -0.194335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[-0.13183594 -0.07519531  0.47949219  0.43066406 -0.17089844 -0.39160156</text:p>
            <text:p> -0.37402344 -0.30175781  0.29394531  0.1943359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[ 0.20019531  0.07714844 -0.02441406  0.01269531 -0.37011719 -0.44238281</text:p>
            <text:p> -0.13574219 -0.43066406 -0.48339844  0.112304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[-0.20019531 -0.07714844  0.02441406 -0.01269531  0.37011719  0.44238281</text:p>
            <text:p>  0.13574219  0.43066406  0.48339844 -0.1123046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[-0.09228516 -0.45263672  0.03564453 -0.49853516 -0.11962891  0.02587891</text:p>
            <text:p> -0.36181641  0.48876953  0.40576172 -0.063964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[ 0.09228516  0.45263672 -0.03564453  0.49853516  0.11962891 -0.02587891</text:p>
            <text:p>  0.36181641 -0.48876953 -0.40576172  0.063964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[-0.13476562 -0.23242188 -0.15429688  0.24023438  0.38085938  0.24414062</text:p>
            <text:p> -0.33789062  0.15820312 -0.45507812 -0.490234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[ 0.13476562  0.23242188  0.15429688 -0.24023438 -0.38085938 -0.24414062</text:p>
            <text:p>  0.33789062 -0.15820312  0.45507812  0.490234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[-0.13964844 -0.16113281  0.45605469 -0.07714844 -0.36621094  0.30371094</text:p>
            <text:p>  0.05566406 -0.07519531 -0.37011719 -0.297851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[ 0.13964844  0.16113281 -0.45605469  0.07714844  0.36621094 -0.30371094</text:p>
            <text:p> -0.05566406  0.07519531  0.37011719  0.297851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[ 0.09765625 -0.42578125 -0.20703125  0.34765625 -0.05859375 -0.19140625</text:p>
            <text:p>  0.12890625 -0.33203125  0.30078125  0.15234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[-0.09765625  0.42578125  0.20703125 -0.34765625  0.05859375  0.19140625</text:p>
            <text:p> -0.12890625  0.33203125 -0.30078125 -0.15234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[-0.19238281  0.00878906  0.04785156  0.49511719 -0.43457031 -0.25292969</text:p>
            <text:p> -0.29394531  0.20410156  0.14746094  0.3798828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[ 0.19238281 -0.00878906 -0.04785156 -0.49511719  0.43457031  0.25292969</text:p>
            <text:p>  0.29394531 -0.20410156 -0.14746094 -0.379882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[-0.14355469  0.29589844 -0.05566406 -0.33105469  0.03613281  0.15136719</text:p>
            <text:p> -0.22949219 -0.46191406  0.29785156  0.456054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[ 0.14355469 -0.29589844  0.05566406  0.33105469 -0.03613281 -0.15136719</text:p>
            <text:p>  0.22949219  0.46191406 -0.29785156 -0.456054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[ 0.11035156 -0.41113281  0.20605469  0.17285156 -0.11621094  0.05371094</text:p>
            <text:p>  0.30566406 -0.32519531 -0.12011719  0.452148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[-0.11035156  0.41113281 -0.20605469 -0.17285156  0.11621094 -0.05371094</text:p>
            <text:p> -0.30566406  0.32519531  0.12011719 -0.452148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[-0.10058594  0.26855469 -0.42675781  0.46191406 -0.38964844 -0.17285156</text:p>
            <text:p> -0.09277344 -0.20800781 -0.04980469  0.16308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[ 0.10058594 -0.26855469  0.42675781 -0.46191406  0.38964844  0.17285156</text:p>
            <text:p>  0.09277344  0.20800781  0.04980469 -0.16308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[ 0.06738281 -0.38378906 -0.42285156  0.37988281  0.30957031  0.37792969</text:p>
            <text:p>  0.16894531  0.42089844  0.22753906 -0.254882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[-0.06738281  0.38378906  0.42285156 -0.37988281 -0.30957031 -0.37792969</text:p>
            <text:p> -0.16894531 -0.42089844 -0.22753906  0.254882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[ 0.18017578  0.16943359 -0.02197266  0.21142578 -0.43310547 -0.09814453</text:p>
            <text:p>  0.27783203 -0.28759766  0.06494141 -0.3989257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[-0.18017578 -0.16943359  0.02197266 -0.21142578  0.43310547  0.09814453</text:p>
            <text:p> -0.27783203  0.28759766 -0.06494141  0.3989257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[-0.11816406  0.32519531 -0.22949219  0.31933594 -0.07910156 -0.35839844</text:p>
            <text:p>  0.12402344 -0.44824219  0.45605469  0.055664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[ 0.11816406 -0.32519531  0.22949219 -0.31933594  0.07910156  0.35839844</text:p>
            <text:p> -0.12402344  0.44824219 -0.45605469 -0.055664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[-0.20263672 -0.04150391 -0.17041016  0.32861328 -0.00341797 -0.02783203</text:p>
            <text:p>  0.33251953 -0.18603516 -0.47412109  0.4838867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[ 0.20263672  0.04150391  0.17041016 -0.32861328  0.00341797  0.02783203</text:p>
            <text:p> -0.33251953  0.18603516  0.47412109 -0.483886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[ 0.13720703  0.19677734  0.34912109  0.41845703 -0.00732422  0.22607422</text:p>
            <text:p>  0.14111328  0.45849609  0.41259766 -0.1059570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[-0.13720703 -0.19677734 -0.34912109 -0.41845703  0.00732422 -0.22607422</text:p>
            <text:p> -0.14111328 -0.45849609 -0.41259766  0.105957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[ 0.09472656  0.41699219  0.15917969  0.15722656  0.49316406  0.44433594</text:p>
            <text:p>  0.16503906  0.12792969 -0.44824219  0.467773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[-0.09472656 -0.41699219 -0.15917969 -0.15722656 -0.49316406 -0.44433594</text:p>
            <text:p> -0.16503906 -0.12792969  0.44824219 -0.467773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[ 0.13330078 -0.34619141 -0.16259766  0.16455078  0.39501953  0.07373047</text:p>
            <text:p> -0.14404297  0.07177734  0.08056641 -0.352050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[-0.13330078  0.34619141  0.16259766 -0.16455078 -0.39501953 -0.07373047</text:p>
            <text:p>  0.14404297 -0.07177734 -0.08056641  0.352050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[ 0.07470703 -0.49072266  0.16162109  0.35595703  0.43017578 -0.21142578</text:p>
            <text:p> -0.42138672  0.27099609  0.10009766 -0.0434570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[-0.07470703  0.49072266 -0.16162109 -0.35595703 -0.43017578  0.21142578</text:p>
            <text:p>  0.42138672 -0.27099609 -0.10009766  0.0434570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[ 0.14990234  0.21142578 -0.23779297  0.24365234 -0.06494141  0.47119141</text:p>
            <text:p>  0.31787109  0.46533203 -0.00830078  0.193847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[-0.14990234 -0.21142578  0.23779297 -0.24365234  0.06494141 -0.47119141</text:p>
            <text:p> -0.31787109 -0.46533203  0.00830078 -0.193847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[ 0.22021484 -0.01513672 -0.02685547 -0.18603516 -0.30712891  0.21337891</text:p>
            <text:p>  0.45068359  0.42626953 -0.03173828 -0.3764648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[-0.22021484  0.01513672  0.02685547  0.18603516  0.30712891 -0.21337891</text:p>
            <text:p> -0.45068359 -0.42626953  0.03173828  0.3764648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[ 0.10791016 -0.37548828  0.01123047 -0.48583984 -0.48974609 -0.41650391</text:p>
            <text:p> -0.49755859  0.05810547 -0.07763672  0.048339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[-0.10791016  0.37548828 -0.01123047  0.48583984  0.48974609  0.41650391</text:p>
            <text:p>  0.49755859 -0.05810547  0.07763672 -0.048339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[ 0.15966797  0.06884766 -0.45849609 -0.12158203  0.42919922  0.35205078</text:p>
            <text:p> -0.46923828 -0.06787109 -0.17822266 -0.190917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[-0.15966797 -0.06884766  0.45849609  0.12158203 -0.42919922 -0.35205078</text:p>
            <text:p>  0.46923828  0.06787109  0.17822266  0.190917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[-0.14257812 -0.31835938 -0.17773438 -0.26757812  0.18554688 -0.06054688</text:p>
            <text:p>  0.09179688  0.38476562 -0.11914062  0.017578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[ 0.14257812  0.31835938  0.17773438  0.26757812 -0.18554688  0.06054688</text:p>
            <text:p> -0.09179688 -0.38476562  0.11914062 -0.017578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[-0.11962891 -0.25341797  0.45361328 -0.27587891 -0.30322266 -0.04052734</text:p>
            <text:p> -0.35791016 -0.21826172  0.08154297  0.213378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[ 0.11962891  0.25341797 -0.45361328  0.27587891  0.30322266  0.04052734</text:p>
            <text:p>  0.35791016  0.21826172 -0.08154297 -0.213378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[-0.12011719 -0.44628906  0.01464844  0.19238281 -0.37792969  0.06542969</text:p>
            <text:p>  0.48144531 -0.14160156  0.29003906 -0.067382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[ 0.12011719  0.44628906 -0.01464844 -0.19238281  0.37792969 -0.06542969</text:p>
            <text:p> -0.48144531  0.14160156 -0.29003906  0.067382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[ 0.10986328  0.39599609 -0.23291016 -0.35888672 -0.19091797  0.15966797</text:p>
            <text:p>  0.14501953 -0.24853516  0.08837891  0.171386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[-0.10986328 -0.39599609  0.23291016  0.35888672  0.19091797 -0.15966797</text:p>
            <text:p> -0.14501953  0.24853516 -0.08837891 -0.171386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[-0.14648438  0.13867188  0.31054688  0.47851562 -0.41210938 -0.21289062</text:p>
            <text:p> -0.19335938 -0.00195312 -0.45117188 -0.2285156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[ 0.14648438 -0.13867188 -0.31054688 -0.47851562  0.41210938  0.21289062</text:p>
            <text:p>  0.19335938  0.00195312  0.45117188  0.228515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[-0.18212891  0.05908203  0.26611328 -0.33837891  0.13427734 -0.47802734</text:p>
            <text:p>  0.07958984 -0.40576172 -0.23095703  0.275878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[ 0.18212891 -0.05908203 -0.26611328  0.33837891 -0.13427734  0.47802734</text:p>
            <text:p> -0.07958984  0.40576172  0.23095703 -0.275878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[ 0.13574219 -0.38183594  0.03222656 -0.17675781 -0.23144531 -0.45605469</text:p>
            <text:p> -0.34082031 -0.31152344  0.03808594  0.051757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[-0.13574219  0.38183594 -0.03222656  0.17675781  0.23144531  0.45605469</text:p>
            <text:p>  0.34082031  0.31152344 -0.03808594 -0.051757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[-0.24804688  0.02148438  0.00585938 -0.12304688  0.04882812 -0.17382812</text:p>
            <text:p>  0.39257812 -0.05664062 -0.08398438  0.37304688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[ 0.24804688 -0.02148438 -0.00585938  0.12304688 -0.04882812  0.17382812</text:p>
            <text:p> -0.39257812  0.05664062  0.08398438 -0.3730468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[-0.17919922  0.21630859 -0.10009766 -0.14794922 -0.41748047 -0.11376953</text:p>
            <text:p>  0.04345703  0.13427734 -0.48193359 -0.039550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[ 0.17919922 -0.21630859  0.10009766  0.14794922  0.41748047  0.11376953</text:p>
            <text:p> -0.04345703 -0.13427734  0.48193359  0.039550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[ 0.16259766  0.22607422  0.17529297  0.06884766 -0.12255859 -0.28369141</text:p>
            <text:p>  0.49462891  0.47216797 -0.42919922  0.493652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[-0.16259766 -0.22607422 -0.17529297 -0.06884766  0.12255859  0.28369141</text:p>
            <text:p> -0.49462891 -0.47216797  0.42919922 -0.493652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[ 0.16943359 -0.07373047  0.32080078 -0.48681641 -0.07666016  0.23291016</text:p>
            <text:p> -0.25634766  0.39892578 -0.34814453  0.424316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[-0.16943359  0.07373047 -0.32080078  0.48681641  0.07666016 -0.23291016</text:p>
            <text:p>  0.25634766 -0.39892578  0.34814453 -0.424316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[-0.13769531 -0.38964844  0.21191406  0.04980469 -0.06738281 -0.12011719</text:p>
            <text:p> -0.30175781 -0.38183594 -0.20410156 -0.1748046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[ 0.13769531  0.38964844 -0.21191406 -0.04980469  0.06738281  0.12011719</text:p>
            <text:p>  0.30175781  0.38183594  0.20410156  0.174804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[-0.16894531  0.26660156  0.11816406  0.01855469  0.15136719 -0.33886719</text:p>
            <text:p>  0.41699219 -0.47558594  0.13964844 -0.143554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[ 0.16894531 -0.26660156 -0.11816406 -0.01855469 -0.15136719  0.33886719</text:p>
            <text:p> -0.41699219  0.47558594 -0.13964844  0.143554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[ 0.14111328 -0.26025391 -0.13916016 -0.32763672 -0.40966797  0.37841797</text:p>
            <text:p>  0.42626953 -0.15478516 -0.25537109  0.140136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[-0.14111328  0.26025391  0.13916016  0.32763672  0.40966797 -0.37841797</text:p>
            <text:p> -0.42626953  0.15478516  0.25537109 -0.140136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[ 0.12841797 -0.27490234  0.44775391 -0.15283203 -0.35205078  0.13330078</text:p>
            <text:p>  0.24951172 -0.16162109  0.16552734 -0.159667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[-0.12841797  0.27490234 -0.44775391  0.15283203  0.35205078 -0.13330078</text:p>
            <text:p> -0.24951172  0.16162109 -0.16552734  0.159667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[-0.14599609  0.33154297 -0.25048828  0.01025391 -0.33740234 -0.31884766</text:p>
            <text:p> -0.03271484 -0.07861328  0.34033203  0.052246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[ 0.14599609 -0.33154297  0.25048828 -0.01025391  0.33740234  0.31884766</text:p>
            <text:p>  0.03271484  0.07861328 -0.34033203 -0.052246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[-0.1171875 -0.2890625 -0.3515625  0.3828125  0.0703125  0.4296875</text:p>
            <text:p>  0.4453125  0.3984375  0.0390625 -0.3828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[ 0.1171875  0.2890625  0.3515625 -0.3828125 -0.0703125 -0.4296875</text:p>
            <text:p> -0.4453125 -0.3984375 -0.0390625  0.3828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[ 0.07958984  0.43798828 -0.44873047 -0.32666016  0.17724609 -0.27099609</text:p>
            <text:p>  0.18505859 -0.49560547  0.01513672 -0.235839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[-0.07958984 -0.43798828  0.44873047  0.32666016 -0.17724609  0.27099609</text:p>
            <text:p> -0.18505859  0.49560547 -0.01513672  0.235839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[ 0.19726562 -0.08007812  0.34179688 -0.17773438  0.18164062  0.19335938</text:p>
            <text:p> -0.09960938  0.02929688 -0.23242188  0.427734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[-0.19726562  0.08007812 -0.34179688  0.17773438 -0.18164062 -0.19335938</text:p>
            <text:p>  0.09960938 -0.02929688  0.23242188 -0.427734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[-0.23046875 -0.03515625 -0.19140625  0.01953125 -0.26171875  0.01171875</text:p>
            <text:p>  0.17578125  0.18359375  0.41015625  0.48046875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[ 0.23046875  0.03515625  0.19140625 -0.01953125  0.26171875 -0.01171875</text:p>
            <text:p> -0.17578125 -0.18359375 -0.41015625 -0.480468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[-0.1796875  0.0234375  0.4609375  0.3203125 -0.4921875 -0.0078125</text:p>
            <text:p> -0.1171875  0.2109375 -0.2734375 -0.3203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[ 0.1796875 -0.0234375 -0.4609375 -0.3203125  0.4921875  0.0078125</text:p>
            <text:p>  0.1171875 -0.2109375  0.2734375  0.3203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[ 0.21777344  0.02050781 -0.22167969  0.15527344  0.31933594 -0.25683594</text:p>
            <text:p> -0.35253906 -0.19042969  0.01074219  0.2197265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[-0.21777344 -0.02050781  0.22167969 -0.15527344 -0.31933594  0.25683594</text:p>
            <text:p>  0.35253906  0.19042969 -0.01074219 -0.2197265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[-0.08984375 -0.48828125  0.23046875  0.16015625  0.25390625  0.49609375</text:p>
            <text:p>  0.44140625  0.10546875  0.36328125  0.33984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[ 0.08984375  0.48828125 -0.23046875 -0.16015625 -0.25390625 -0.49609375</text:p>
            <text:p> -0.44140625 -0.10546875 -0.36328125 -0.33984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[-0.12988281 -0.30371094  0.23535156 -0.44238281  0.12792969  0.18457031</text:p>
            <text:p>  0.26855469  0.39160156  0.45996094  0.317382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[ 0.12988281  0.30371094 -0.23535156  0.44238281 -0.12792969 -0.18457031</text:p>
            <text:p> -0.26855469 -0.39160156 -0.45996094 -0.317382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[-0.08496094  0.44042969 -0.37988281  0.47753906  0.00097656  0.43652344</text:p>
            <text:p>  0.04785156  0.33886719  0.27832031  0.147460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[ 0.08496094 -0.44042969  0.37988281 -0.47753906 -0.00097656 -0.43652344</text:p>
            <text:p> -0.04785156 -0.33886719 -0.27832031 -0.1474609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[ 0.125 <text:s/>0.375 <text:s/>0.375 <text:s/>0.125 <text:s/>0.125 -0.125 <text:s/>0.125 <text:s/>0.375 -0.375 -0.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[-0.125 -0.375 -0.375 -0.125 -0.125 <text:s/>0.125 -0.125 -0.375 <text:s/>0.375 <text:s/>0.1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[-0.17675781  0.18066406  0.09472656 -0.48925781 -0.04394531  0.35644531</text:p>
            <text:p> -0.15332031 -0.24902344  0.47558594  0.364257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[ 0.17675781 -0.18066406 -0.09472656  0.48925781  0.04394531 -0.35644531</text:p>
            <text:p>  0.15332031  0.24902344 -0.47558594 -0.364257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[ 0.13623047 -0.18896484  0.47119141  0.35498047 -0.15673828  0.43798828</text:p>
            <text:p> -0.18017578 -0.38818359 -0.17041016  0.332519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[-0.13623047  0.18896484 -0.47119141 -0.35498047  0.15673828 -0.43798828</text:p>
            <text:p>  0.18017578  0.38818359  0.17041016 -0.332519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[-0.17431641  0.14501953  0.28955078  0.16943359  0.32958984 -0.17333984</text:p>
            <text:p> -0.35009766  0.36767578  0.43310547 -0.2319335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[ 0.17431641 -0.14501953 -0.28955078 -0.16943359 -0.32958984  0.17333984</text:p>
            <text:p>  0.35009766 -0.36767578 -0.43310547  0.2319335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[ 0.14013672  0.35400391 -0.01708984 -0.39111328  0.44091797 -0.40966797</text:p>
            <text:p>  0.10498047 -0.00146484  0.16162109 -0.421386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[-0.14013672 -0.35400391  0.01708984  0.39111328 -0.44091797  0.40966797</text:p>
            <text:p> -0.10498047  0.00146484 -0.16162109  0.421386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[ 0.21582031  0.24902344  0.02246094  0.02832031  0.02050781  0.16699219</text:p>
            <text:p>  0.00488281  0.11621094 -0.15527344  0.0966796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[-0.21582031 -0.24902344 -0.02246094 -0.02832031 -0.02050781 -0.16699219</text:p>
            <text:p> -0.00488281 -0.11621094  0.15527344 -0.0966796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[ 0.22802734  0.07080078 -0.00341797  0.32177734 -0.11181641 -0.48193359</text:p>
            <text:p>  0.02099609  0.19970703 -0.36767578  0.1157226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[-0.22802734 -0.07080078  0.00341797 -0.32177734  0.11181641  0.48193359</text:p>
            <text:p> -0.02099609 -0.19970703  0.36767578 -0.11572266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[ 0.16015625  0.26171875 -0.01953125  0.41015625 -0.49609375  0.24609375</text:p>
            <text:p> -0.30859375 -0.14453125 -0.38671875  0.08984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[-0.16015625 -0.26171875  0.01953125 -0.41015625  0.49609375 -0.24609375</text:p>
            <text:p>  0.30859375  0.14453125  0.38671875 -0.089843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[-0.19775391 -0.11279297  0.21923828 -0.35400391 -0.25634766 -0.08740234</text:p>
            <text:p> -0.06103516  0.04736328  0.44091797  0.2915039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[ 0.19775391  0.11279297 -0.21923828  0.35400391  0.25634766  0.08740234</text:p>
            <text:p>  0.06103516 -0.04736328 -0.44091797 -0.291503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[ 0.20751953 -0.02978516 -0.43994141 -0.01123047 -0.24951172 -0.03173828</text:p>
            <text:p>  0.27392578  0.41943359  0.38916016  0.3237304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[-0.20751953  0.02978516  0.43994141  0.01123047  0.24951172  0.03173828</text:p>
            <text:p> -0.27392578 -0.41943359 -0.38916016 -0.3237304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[-0.15771484 -0.29736328  0.21435547  0.24853516 -0.13037109  0.22412109</text:p>
            <text:p>  0.11181641 -0.23876953  0.34423828  0.3139648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[ 0.15771484  0.29736328 -0.21435547 -0.24853516  0.13037109 -0.22412109</text:p>
            <text:p> -0.11181641  0.23876953 -0.34423828 -0.313964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[ 0.14794922  0.43994141  0.00634766  0.11669922 -0.36376953 -0.10498047</text:p>
            <text:p> -0.32470703 -0.22802734 -0.17431641  0.0708007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[-0.14794922 -0.43994141 -0.00634766 -0.11669922  0.36376953  0.10498047</text:p>
            <text:p>  0.32470703  0.22802734  0.17431641 -0.0708007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[ 0.14501953  0.28271484  0.37255859 -0.07373047  0.18798828 -0.46923828</text:p>
            <text:p> -0.28857422  0.23193359  0.07666016  0.386230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[-0.14501953 -0.28271484 -0.37255859  0.07373047 -0.18798828  0.46923828</text:p>
            <text:p>  0.28857422 -0.23193359 -0.07666016 -0.3862304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[-0.08740234  0.47607422  0.42529297 -0.18115234 -0.37255859 -0.03369141</text:p>
            <text:p>  0.24462891 -0.27783203  0.32080078 -0.256347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[ 0.08740234 -0.47607422 -0.42529297  0.18115234  0.37255859  0.03369141</text:p>
            <text:p> -0.24462891  0.27783203 -0.32080078  0.256347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[-0.06201172 -0.49462891  0.25146484  0.46923828 -0.48779297  0.45654297</text:p>
            <text:p> -0.40185547 -0.26416016  0.47900391  0.343261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[ 0.06201172  0.49462891 -0.25146484 -0.46923828  0.48779297 -0.45654297</text:p>
            <text:p>  0.40185547  0.26416016 -0.47900391 -0.343261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[ 0.10253906 -0.49707031  0.18261719 -0.33496094 -0.31152344 -0.25097656</text:p>
            <text:p> -0.26464844 -0.09863281  0.21582031 -0.040039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[-0.10253906  0.49707031 -0.18261719  0.33496094  0.31152344  0.25097656</text:p>
            <text:p>  0.26464844  0.09863281 -0.21582031  0.040039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[ 0.09521484 -0.39013672 -0.40185547 -0.31103516 -0.43212891  0.33837891</text:p>
            <text:p>  0.32568359  0.05126953  0.34326172 -0.251464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[-0.09521484  0.39013672  0.40185547  0.31103516  0.43212891 -0.33837891</text:p>
            <text:p> -0.32568359 -0.05126953 -0.34326172  0.251464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[-0.21240234  0.10107422  0.05029297 -0.30615234 -0.49755859  0.09130859</text:p>
            <text:p>  0.11962891  0.34716797 -0.30419922 -0.1313476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[ 0.21240234 -0.10107422 -0.05029297  0.30615234  0.49755859 -0.09130859</text:p>
            <text:p> -0.11962891 -0.34716797  0.30419922  0.131347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[ 0.21044922  0.12744141  0.19384766  0.17919922  0.19873047  0.33251953</text:p>
            <text:p>  0.23779297 -0.04052734  0.13818359  0.0083007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[-0.21044922 -0.12744141 -0.19384766 -0.17919922 -0.19873047 -0.33251953</text:p>
            <text:p> -0.23779297  0.04052734 -0.13818359 -0.0083007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[-0.18798828 -0.25537109 -0.00146484  0.28076172  0.23779297 -0.20654297</text:p>
            <text:p>  0.15185547 -0.48583984  0.27099609 -0.09326172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[ 0.18798828  0.25537109  0.00146484 -0.28076172 -0.23779297  0.20654297</text:p>
            <text:p> -0.15185547  0.48583984 -0.27099609  0.0932617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[-0.171875  0.109375  0.484375 -0.171875 -0.296875  0.296875  0.453125</text:p>
            <text:p> -0.015625  0.390625  0.171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[ 0.171875 -0.109375 -0.484375  0.171875  0.296875 -0.296875 -0.453125</text:p>
            <text:p>  0.015625 -0.390625 -0.171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[-0.16503906 -0.19042969 -0.37011719  0.27246094 -0.25097656 -0.18652344</text:p>
            <text:p> -0.29785156 -0.08886719  0.47167969  0.1025390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[ 0.16503906  0.19042969  0.37011719 -0.27246094  0.25097656  0.18652344</text:p>
            <text:p>  0.29785156  0.08886719 -0.47167969 -0.102539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[ 0.1875  0.0625 -0.4375  0.1875 -0.3125  0.3125 -0.3125 -0.4375 -0.0625</text:p>
            <text:p> -0.1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[-0.1875 -0.0625  0.4375 -0.1875  0.3125 -0.3125  0.3125  0.4375  0.0625</text:p>
            <text:p>  0.1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[ 0.16357422 -0.38818359  0.05322266  0.13232422  0.02685547 -0.49560547</text:p>
            <text:p> -0.18408203  0.31884766  0.15380859  0.055175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[-0.16357422  0.38818359 -0.05322266 -0.13232422 -0.02685547  0.49560547</text:p>
            <text:p>  0.18408203 -0.31884766 -0.15380859 -0.055175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[ 0.12792969 -0.46777344  0.00878906  0.31542969 -0.42675781  0.23925781</text:p>
            <text:p>  0.08886719 -0.08496094  0.37402344 -0.440429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[-0.12792969  0.46777344 -0.00878906 -0.31542969  0.42675781 -0.23925781</text:p>
            <text:p> -0.08886719  0.08496094 -0.37402344  0.440429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[ 0.21484375 -0.13671875  0.14453125 -0.03515625 -0.12890625  0.37890625</text:p>
            <text:p> -0.31640625  0.26953125  0.26171875 -0.46484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[-0.21484375  0.13671875 -0.14453125  0.03515625  0.12890625 -0.37890625</text:p>
            <text:p>  0.31640625 -0.26953125 -0.26171875  0.46484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[-0.20996094  0.06542969  0.24511719  0.35253906 -0.12402344 -0.43847656</text:p>
            <text:p> -0.07714844 -0.03613281 -0.34667969  0.2724609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[ 0.20996094 -0.06542969 -0.24511719 -0.35253906  0.12402344  0.43847656</text:p>
            <text:p>  0.07714844  0.03613281  0.34667969 -0.2724609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[ 0.22265625 -0.05078125  0.16796875  0.47265625  0.06640625 -0.31640625</text:p>
            <text:p>  0.25390625  0.04296875 -0.07421875  0.027343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[-0.22265625  0.05078125 -0.16796875 -0.47265625 -0.06640625  0.31640625</text:p>
            <text:p> -0.25390625 -0.04296875  0.07421875 -0.027343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[-0.18945312  0.16601562 -0.31835938 -0.31445312  0.01367188  0.11132812</text:p>
            <text:p> -0.33007812 -0.25585938 -0.10351562  0.064453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[ 0.18945312 -0.16601562  0.31835938  0.31445312 -0.01367188 -0.11132812</text:p>
            <text:p>  0.33007812  0.25585938  0.10351562 -0.064453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[-0.12304688  0.39648438  0.38085938  0.00195312  0.17382812 -0.29882812</text:p>
            <text:p> -0.48242188  0.31835938 -0.45898438  0.248046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[ 0.12304688 -0.39648438 -0.38085938 -0.00195312 -0.17382812  0.29882812</text:p>
            <text:p>  0.48242188 -0.31835938  0.45898438 -0.248046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[ 0.13037109  0.49658203  0.20361328 -0.02587891 -0.05322266 -0.29052734</text:p>
            <text:p> -0.10791016 -0.46826172  0.33154297 -0.0366210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[-0.13037109 -0.49658203 -0.20361328  0.02587891  0.05322266  0.29052734</text:p>
            <text:p>  0.10791016  0.46826172 -0.33154297  0.0366210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[-0.10742188 -0.43164062  0.42773438  0.01757812 -0.43554688  0.31054688</text:p>
            <text:p> -0.34179688 -0.13476562 -0.13085938  0.232421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[ 0.10742188  0.43164062 -0.42773438 -0.01757812  0.43554688 -0.31054688</text:p>
            <text:p>  0.34179688  0.13476562  0.13085938 -0.232421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[ 0.13085938 -0.31054688 -0.35742188 -0.49414062  0.02148438 -0.39648438</text:p>
            <text:p>  0.05273438  0.45507812  0.12304688  0.24414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[-0.13085938  0.31054688  0.35742188  0.49414062 -0.02148438  0.39648438</text:p>
            <text:p> -0.05273438 -0.45507812 -0.12304688 -0.24414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[ 0.11767578  0.48193359 -0.20947266  0.14892578  0.00439453  0.46435547</text:p>
            <text:p> -0.28466797 -0.47509766 -0.24755859 -0.336425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[-0.11767578 -0.48193359  0.20947266 -0.14892578 -0.00439453 -0.46435547</text:p>
            <text:p>  0.28466797  0.47509766  0.24755859  0.336425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[-0.16796875 -0.34765625 -0.00390625  0.08203125  0.30078125  0.44921875</text:p>
            <text:p> -0.26171875  0.37109375 -0.27734375  0.417968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[ 0.16796875  0.34765625  0.00390625 -0.08203125 -0.30078125 -0.44921875</text:p>
            <text:p>  0.26171875 -0.37109375  0.27734375 -0.41796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[ 0.18701172 -0.13037109  0.12353516 -0.34423828 -0.38720703  0.41845703</text:p>
            <text:p> -0.47314453 -0.36083984  0.14599609 -0.468261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[-0.18701172  0.13037109 -0.12353516  0.34423828  0.38720703 -0.41845703</text:p>
            <text:p>  0.47314453  0.36083984 -0.14599609  0.468261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[ 0.18505859  0.09814453  0.36767578 -0.47119141  0.31396484 -0.15771484</text:p>
            <text:p> -0.11572266 -0.05419922 -0.02001953  0.408691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[-0.18505859 -0.09814453 -0.36767578  0.47119141 -0.31396484  0.15771484</text:p>
            <text:p>  0.11572266  0.05419922  0.02001953 -0.4086914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[-0.09960938 -0.34570312  0.45117188 -0.47460938 -0.24023438 -0.38476562</text:p>
            <text:p>  0.22851562 -0.36132812 -0.46679688 -0.2753906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[ 0.09960938  0.34570312 -0.45117188  0.47460938  0.24023438  0.38476562</text:p>
            <text:p> -0.22851562  0.36132812  0.46679688  0.27539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[-0.20214844  0.15136719  0.26855469 -0.13964844  0.07128906 -0.13378906</text:p>
            <text:p>  0.49316406 -0.26269531  0.31738281 -0.235351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[ 0.20214844 -0.15136719 -0.26855469  0.13964844 -0.07128906  0.13378906</text:p>
            <text:p> -0.49316406  0.26269531 -0.31738281  0.235351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[ 0.12548828 -0.43212891 -0.18603516 -0.34326172  0.19970703 -0.23095703</text:p>
            <text:p>  0.28564453  0.29833984  0.41650391  0.155761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[-0.12548828  0.43212891  0.18603516  0.34326172 -0.19970703  0.23095703</text:p>
            <text:p> -0.28564453 -0.29833984 -0.41650391 -0.155761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[-0.17138672  0.30224609 -0.07666016  0.35986328 -0.22216797  0.19091797</text:p>
            <text:p> -0.38623047 -0.09228516  0.18212891  0.452636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[ 0.17138672 -0.30224609  0.07666016 -0.35986328  0.22216797 -0.19091797</text:p>
            <text:p>  0.38623047  0.09228516 -0.18212891 -0.452636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[ 0.17041016  0.31201172  0.19873047 -0.42333984  0.07275391  0.02099609</text:p>
            <text:p>  0.06494141  0.24560547  0.23486328 -0.014160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[-0.17041016 -0.31201172 -0.19873047  0.42333984 -0.07275391 -0.02099609</text:p>
            <text:p> -0.06494141 -0.24560547 -0.23486328  0.014160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[-0.20800781 -0.16308594  0.00097656  0.47949219  0.17480469  0.13769531</text:p>
            <text:p> -0.43457031 -0.34277344 -0.18066406  0.3955078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[ 0.20800781  0.16308594 -0.00097656 -0.47949219 -0.17480469 -0.13769531</text:p>
            <text:p>  0.43457031  0.34277344  0.18066406 -0.3955078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[-0.20458984  0.18701172  0.07373047  0.20166016 -0.30224609  0.39599609</text:p>
            <text:p> -0.31005859  0.12060547  0.35986328  0.360839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[ 0.20458984 -0.18701172 -0.07373047 -0.20166016  0.30224609 -0.39599609</text:p>
            <text:p>  0.31005859 -0.12060547 -0.35986328 -0.360839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[ 0.1640625 -0.1953125  0.4921875 -0.3359375  0.1015625  0.3984375</text:p>
            <text:p> -0.0234375  0.2421875 -0.0546875  0.3359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[-0.1640625  0.1953125 -0.4921875  0.3359375 -0.1015625 -0.3984375</text:p>
            <text:p>  0.0234375 -0.2421875  0.0546875 -0.3359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[ 0.16650391 -0.23095703 -0.31298828  0.32275391  0.47509766 -0.13134766</text:p>
            <text:p> -0.22021484 -0.14111328 -0.09716797 -0.260253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[-0.16650391  0.23095703  0.31298828 -0.32275391 -0.47509766  0.13134766</text:p>
            <text:p>  0.22021484  0.14111328  0.09716797  0.260253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[-0.23583984 -0.15673828 -0.02001953  0.17041016 -0.08349609  0.17724609</text:p>
            <text:p>  0.40869141  0.02685547 -0.29638672  0.39208984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[ 0.23583984  0.15673828  0.02001953 -0.17041016  0.08349609 -0.17724609</text:p>
            <text:p> -0.40869141 -0.02685547  0.29638672 -0.3920898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[-0.12744141 -0.33935547  0.43017578  0.21630859 -0.49853516 -0.34521484</text:p>
            <text:p>  0.07177734  0.00830078  0.41748047 -0.2788085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[ 0.12744141  0.33935547 -0.43017578 -0.21630859  0.49853516  0.34521484</text:p>
            <text:p> -0.07177734 -0.00830078 -0.41748047  0.2788085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[-0.11279297  0.44677734 -0.40087891  0.16845703 -0.25732422  0.47607422</text:p>
            <text:p> -0.10888672 -0.29150391  0.16259766  0.144042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[ 0.11279297 -0.44677734  0.40087891 -0.16845703  0.25732422 -0.47607422</text:p>
            <text:p>  0.10888672  0.29150391 -0.16259766 -0.144042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[ 0.17529297  0.24072266 -0.41162109 -0.10595703 -0.18017578 -0.03857422</text:p>
            <text:p> -0.32861328  0.47900391  0.14990234 -0.206542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[-0.17529297 -0.24072266  0.41162109  0.10595703  0.18017578  0.03857422</text:p>
            <text:p>  0.32861328 -0.47900391 -0.14990234  0.2065429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[ 0.12255859  0.41064453  0.18017578  0.46630859 -0.24853516  0.40478516</text:p>
            <text:p>  0.32177734 -0.24169922 -0.33251953  0.471191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[-0.12255859 -0.41064453 -0.18017578 -0.46630859  0.24853516 -0.40478516</text:p>
            <text:p> -0.32177734  0.24169922  0.33251953 -0.4711914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[-0.17773438 -0.20507812  0.21679688  0.44726562 -0.19335938 -0.43164062</text:p>
            <text:p> -0.47460938 -0.09570312 -0.10742188 -0.1972656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[ 0.17773438  0.20507812 -0.21679688 -0.44726562  0.19335938  0.43164062</text:p>
            <text:p>  0.47460938  0.09570312  0.10742188  0.1972656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[ 0.10498047  0.46728516  0.37744141  0.32373047  0.06201172  0.21923828</text:p>
            <text:p> -0.46142578 -0.48193359  0.17333984  0.3637695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[-0.10498047 -0.46728516 -0.37744141 -0.32373047 -0.06201172 -0.21923828</text:p>
            <text:p>  0.46142578  0.48193359 -0.17333984 -0.3637695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[-0.19677734  0.27294922  0.09716797 -0.29052734 -0.10693359 -0.29931641</text:p>
            <text:p>  0.26025391 -0.10595703  0.02392578 -0.146972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[ 0.19677734 -0.27294922 -0.09716797  0.29052734  0.10693359  0.29931641</text:p>
            <text:p> -0.26025391  0.10595703 -0.02392578  0.146972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[-0.18554688 -0.29101562  0.19335938 -0.06054688 -0.38867188  0.26367188</text:p>
            <text:p> -0.04492188  0.13085938  0.22851562  0.3105468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[ 0.18554688  0.29101562 -0.19335938  0.06054688  0.38867188 -0.26367188</text:p>
            <text:p>  0.04492188 -0.13085938 -0.22851562 -0.3105468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[-0.15625  0.28125 -0.46875 -0.15625  0.09375 -0.09375 -0.40625 -0.46875</text:p>
            <text:p> -0.28125  0.15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[ 0.15625 -0.28125  0.46875  0.15625 -0.09375  0.09375  0.40625  0.46875</text:p>
            <text:p>  0.28125 -0.15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[-0.20507812 -0.00585938 -0.36523438 -0.33007812 -0.37695312 -0.49804688</text:p>
            <text:p> -0.47070312  0.19726562 -0.43164062  0.080078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[ 0.20507812  0.00585938  0.36523438  0.33007812  0.37695312  0.49804688</text:p>
            <text:p>  0.47070312 -0.19726562  0.43164062 -0.080078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[ 0.14746094  0.24707031 -0.43261719 -0.41503906 -0.43847656  0.00097656</text:p>
            <text:p> -0.48535156 -0.15136719  0.03417969 -0.2099609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[-0.14746094 -0.24707031  0.43261719  0.41503906  0.43847656 -0.00097656</text:p>
            <text:p>  0.48535156  0.15136719 -0.03417969  0.2099609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[ 0.16748047  0.15478516 -0.43505859  0.38623047 -0.37548828 -0.34326172</text:p>
            <text:p>  0.10107422 -0.29443359  0.48583984  0.301269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[-0.16748047 -0.15478516  0.43505859 -0.38623047  0.37548828  0.34326172</text:p>
            <text:p> -0.10107422  0.29443359 -0.48583984 -0.301269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[-0.12060547  0.36083984 -0.42431641 -0.33935547 -0.45263672  0.17138672</text:p>
            <text:p>  0.32080078 -0.06494141  0.49853516 -0.348144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[ 0.12060547 -0.36083984  0.42431641  0.33935547  0.45263672 -0.17138672</text:p>
            <text:p> -0.32080078  0.06494141 -0.49853516  0.34814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[-0.24023438  0.10742188  0.02929688  0.38476562  0.24414062  0.13085938</text:p>
            <text:p> -0.03710938 -0.28320312 -0.41992188 -0.1347656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[ 0.24023438 -0.10742188 -0.02929688 -0.38476562 -0.24414062 -0.13085938</text:p>
            <text:p>  0.03710938  0.28320312  0.41992188  0.1347656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[-0.26806641  0.11376953  0.00830078  0.07568359 -0.01416016  0.17041016</text:p>
            <text:p> -0.19384766  0.08642578  0.46435547 -0.1381835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[ 0.26806641 -0.11376953 -0.00830078 -0.07568359  0.01416016 -0.17041016</text:p>
            <text:p>  0.19384766 -0.08642578 -0.46435547  0.1381835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[ 0.16113281 -0.35253906 -0.14160156  0.47363281 -0.34667969  0.03417969</text:p>
            <text:p>  0.01269531 -0.29785156  0.19628906 -0.348632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[-0.16113281  0.35253906  0.14160156 -0.47363281  0.34667969 -0.03417969</text:p>
            <text:p> -0.01269531  0.29785156 -0.19628906  0.348632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[-0.15869141  0.31689453  0.33642578  0.18505859 -0.27978516  0.43603516</text:p>
            <text:p> -0.20947266 -0.08544922 -0.23876953 -0.24755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[ 0.15869141 -0.31689453 -0.33642578 -0.18505859  0.27978516 -0.43603516</text:p>
            <text:p>  0.20947266  0.08544922  0.23876953  0.24755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[ 0.15039062  0.40429688  0.20117188 -0.22460938  0.00976562  0.36523438</text:p>
            <text:p>  0.47851562  0.38867188 -0.21679688  0.474609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[-0.15039062 -0.40429688 -0.20117188  0.22460938 -0.00976562 -0.36523438</text:p>
            <text:p> -0.47851562 -0.38867188  0.21679688 -0.474609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[-0.15527344 -0.33300781  0.40917969 -0.09277344  0.24316406 -0.30566406</text:p>
            <text:p> -0.08496094  0.37792969  0.30175781 -0.2822265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[ 0.15527344  0.33300781 -0.40917969  0.09277344 -0.24316406  0.30566406</text:p>
            <text:p>  0.08496094 -0.37792969 -0.30175781  0.282226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[ 0.19042969  0.21972656  0.19628906  0.37792969  0.13574219 -0.32324219</text:p>
            <text:p> -0.34863281  0.10253906 -0.31347656  0.4970703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[-0.19042969 -0.21972656 -0.19628906 -0.37792969 -0.13574219  0.32324219</text:p>
            <text:p>  0.34863281 -0.10253906  0.31347656 -0.4970703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[-0.13818359  0.41748047 -0.22705078 -0.48193359 -0.14208984 -0.01416016</text:p>
            <text:p> -0.46240234 -0.30517578  0.00439453 -0.455566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[ 0.13818359 -0.41748047  0.22705078  0.48193359  0.14208984  0.01416016</text:p>
            <text:p>  0.46240234  0.30517578 -0.00439453  0.455566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[-0.21289062 -0.09179688 -0.38867188  0.16210938  0.42773438  0.19726562</text:p>
            <text:p> -0.04101562  0.42382812 -0.09570312 -0.412109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[ 0.21289062  0.09179688  0.38867188 -0.16210938 -0.42773438 -0.19726562</text:p>
            <text:p>  0.04101562 -0.42382812  0.09570312  0.412109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[-0.15380859  0.24560547 -0.27392578 -0.49755859  0.46728516  0.37646484</text:p>
            <text:p>  0.39697266  0.14794922 -0.32373047 -0.439941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[ 0.15380859 -0.24560547  0.27392578  0.49755859 -0.46728516 -0.37646484</text:p>
            <text:p> -0.39697266 -0.14794922  0.32373047  0.439941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[-0.21533203 -0.05615234  0.41650391 -0.49658203  0.05419922 -0.27294922</text:p>
            <text:p>  0.15576172 -0.19287109 -0.05322266  0.1840820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[ 0.21533203  0.05615234 -0.41650391  0.49658203 -0.05419922  0.27294922</text:p>
            <text:p> -0.15576172  0.19287109  0.05322266 -0.184082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[-0.18896484  0.35888672  0.12060547  0.21728516  0.08837891  0.00537109</text:p>
            <text:p> -0.16943359 -0.33251953 -0.31201172  0.345214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[ 0.18896484 -0.35888672 -0.12060547 -0.21728516 -0.08837891 -0.00537109</text:p>
            <text:p>  0.16943359  0.33251953  0.31201172 -0.345214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[ 0.25341797  0.10009766 -0.17724609 -0.02783203 -0.22705078  0.00830078</text:p>
            <text:p>  0.37451172  0.21337891 -0.20947266 -0.28466797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[-0.25341797 -0.10009766  0.17724609  0.02783203  0.22705078 -0.00830078</text:p>
            <text:p> -0.37451172 -0.21337891  0.20947266  0.28466797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[ 0.25585938  0.06445312  0.01757812 -0.36914062  0.14648438  0.47851562</text:p>
            <text:p>  0.17773438 -0.16992188 -0.25195312  0.1191406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[-0.25585938 -0.06445312 -0.01757812  0.36914062 -0.14648438 -0.47851562</text:p>
            <text:p> -0.17773438  0.16992188  0.25195312 -0.11914062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[-0.15332031  0.43847656  0.16503906  0.03417969 -0.45800781  0.27050781</text:p>
            <text:p> -0.44238281  0.07128906  0.46777344 -0.159179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[ 0.15332031 -0.43847656 -0.16503906 -0.03417969  0.45800781 -0.27050781</text:p>
            <text:p>  0.44238281 -0.07128906 -0.46777344  0.159179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[-0.19287109 -0.18408203 -0.39111328 -0.03662109  0.49072266 -0.14697266</text:p>
            <text:p> -0.45458984  0.28076172  0.35595703  0.0991210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[ 0.19287109  0.18408203  0.39111328  0.03662109 -0.49072266  0.14697266</text:p>
            <text:p>  0.45458984 -0.28076172 -0.35595703 -0.0991210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[ 0.23779297 -0.07177734 -0.22412109 -0.04345703  0.38232422  0.39892578</text:p>
            <text:p>  0.23388672 -0.33349609  0.46240234 -0.2690429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[-0.23779297  0.07177734  0.22412109  0.04345703 -0.38232422 -0.39892578</text:p>
            <text:p> -0.23388672  0.33349609 -0.46240234  0.2690429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[ 0.16552734  0.38330078 -0.19091797  0.25927734  0.32568359  0.08056641</text:p>
            <text:p>  0.45849609  0.01220703  0.31982422  0.1782226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[-0.16552734 -0.38330078  0.19091797 -0.25927734 -0.32568359 -0.08056641</text:p>
            <text:p> -0.45849609 -0.01220703 -0.31982422 -0.1782226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[-0.22509766  0.08642578 -0.36279297 -0.13134766 -0.43994141 -0.15380859</text:p>
            <text:p> -0.05712891  0.34033203  0.11669922 -0.43115234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[ 0.22509766 -0.08642578  0.36279297  0.13134766  0.43994141  0.15380859</text:p>
            <text:p>  0.05712891 -0.34033203 -0.11669922  0.431152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[ 0.23535156 -0.03613281 -0.41894531  0.29785156  0.00878906 -0.07128906</text:p>
            <text:p>  0.43066406  0.04980469 -0.49511719  0.327148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[-0.23535156  0.03613281  0.41894531 -0.29785156 -0.00878906  0.07128906</text:p>
            <text:p> -0.43066406 -0.04980469  0.49511719 -0.327148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[-0.19824219 -0.30566406 -0.21972656  0.11425781 -0.33105469  0.01855469</text:p>
            <text:p> -0.22167969  0.12402344 -0.35058594  0.0107421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[ 0.19824219  0.30566406  0.21972656 -0.11425781  0.33105469 -0.01855469</text:p>
            <text:p>  0.22167969 -0.12402344  0.35058594 -0.0107421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[ 0.22216797 -0.24365234 -0.27099609 -0.05908203 -0.00830078 -0.21044922</text:p>
            <text:p>  0.09326172  0.11962891  0.13427734 -0.253417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[-0.22216797  0.24365234  0.27099609  0.05908203  0.00830078  0.21044922</text:p>
            <text:p> -0.09326172 -0.11962891 -0.13427734  0.2534179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[ 0.20556641  0.19873047 -0.19580078 -0.13818359  0.45166016  0.39208984</text:p>
            <text:p> -0.36865234 -0.27392578  0.22314453  0.2006835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[-0.20556641 -0.19873047  0.19580078  0.13818359 -0.45166016 -0.39208984</text:p>
            <text:p>  0.36865234  0.27392578 -0.22314453 -0.2006835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[-0.1953125 -0.1484375  0.4140625  0.3046875  0.1171875  0.3828125</text:p>
            <text:p> -0.2578125 -0.3359375  0.3984375 -0.30468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[ 0.1953125  0.1484375 -0.4140625 -0.3046875 -0.1171875 -0.3828125</text:p>
            <text:p>  0.2578125  0.3359375 -0.3984375  0.3046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[ 0.19189453 -0.20166016 -0.48681641 -0.02685547  0.35986328  0.35888672</text:p>
            <text:p>  0.13330078 -0.12744141  0.06103516  0.339355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[-0.19189453  0.20166016  0.48681641  0.02685547 -0.35986328 -0.35888672</text:p>
            <text:p> -0.13330078  0.12744141 -0.06103516 -0.339355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[-0.18164062  0.25195312 -0.29492188  0.19335938  0.20898438  0.41601562</text:p>
            <text:p>  0.24023438 -0.48242188 -0.43945312 -0.443359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[ 0.18164062 -0.25195312  0.29492188 -0.19335938 -0.20898438 -0.41601562</text:p>
            <text:p> -0.24023438  0.48242188  0.43945312  0.443359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[ 0.2734375  0.0078125 -0.1796875 -0.2265625 -0.1640625 -0.3359375</text:p>
            <text:p> -0.0390625  0.0703125  0.2421875  0.2265625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[-0.2734375 -0.0078125  0.1796875  0.2265625  0.1640625  0.3359375</text:p>
            <text:p>  0.0390625 -0.0703125 -0.2421875 -0.2265625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[ 0.24316406  0.04980469 -0.39550781 -0.19433594  0.20410156  0.23339844</text:p>
            <text:p>  0.00097656 -0.17675781  0.16894531 -0.1806640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[-0.24316406 -0.04980469  0.39550781  0.19433594 -0.20410156 -0.23339844</text:p>
            <text:p> -0.00097656  0.17675781 -0.16894531  0.18066406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[ 0.17578125  0.43359375  0.02734375  0.42578125 -0.10546875 -0.14453125</text:p>
            <text:p> -0.16796875  0.40234375 -0.05859375  0.074218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[-0.17578125 -0.43359375 -0.02734375 -0.42578125  0.10546875  0.14453125</text:p>
            <text:p>  0.16796875 -0.40234375  0.05859375 -0.07421875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[-0.203125 -0.234375  0.390625 -0.203125 -0.078125  0.078125  0.171875</text:p>
            <text:p> -0.109375 -0.265625  0.203125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[ 0.203125  0.234375 -0.390625  0.203125  0.078125 -0.078125 -0.171875</text:p>
            <text:p>  0.109375  0.265625 -0.2031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[-0.22558594 -0.10644531  0.19824219  0.33691406  0.48535156 -0.04785156</text:p>
            <text:p> -0.21777344  0.41699219  0.32519531  0.2880859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[ 0.22558594  0.10644531 -0.19824219 -0.33691406 -0.48535156  0.04785156</text:p>
            <text:p>  0.21777344 -0.41699219 -0.32519531 -0.2880859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[-0.11523438  0.48242188  0.40429688 -0.49023438  0.36914062  0.00585938</text:p>
            <text:p>  0.08789062  0.09179688  0.20507812 -0.25976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[ 0.11523438 -0.48242188 -0.40429688  0.49023438 -0.36914062 -0.00585938</text:p>
            <text:p> -0.08789062 -0.09179688 -0.20507812  0.25976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[ 0.19580078  0.34130859  0.02490234  0.22705078 -0.04248047 -0.48876953</text:p>
            <text:p>  0.41845703  0.25927734  0.39306641 -0.4145507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[-0.19580078 -0.34130859 -0.02490234 -0.22705078  0.04248047  0.48876953</text:p>
            <text:p> -0.41845703 -0.25927734 -0.39306641  0.41455078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[-0.19921875  0.30859375 -0.09765625  0.05078125 -0.48046875  0.23046875</text:p>
            <text:p>  0.45703125  0.27734375  0.06640625  0.44921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[ 0.19921875 -0.30859375  0.09765625 -0.05078125  0.48046875 -0.23046875</text:p>
            <text:p> -0.45703125 -0.27734375 -0.06640625 -0.44921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[ 0.20703125 -0.22265625  0.12109375  0.45703125 -0.32421875  0.07421875</text:p>
            <text:p>  0.11328125  0.49609375 -0.40234375  0.04296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[-0.20703125  0.22265625 -0.12109375 -0.45703125  0.32421875 -0.07421875</text:p>
            <text:p> -0.11328125 -0.49609375  0.40234375 -0.04296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[ 0.22314453  0.14208984 -0.39306641  0.00439453  0.14111328 -0.42236328</text:p>
            <text:p>  0.41455078 -0.03369141 -0.28271484  0.3081054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[-0.22314453 -0.14208984  0.39306641 -0.00439453 -0.14111328  0.42236328</text:p>
            <text:p> -0.41455078  0.03369141  0.28271484 -0.3081054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[-0.15576172  0.47412109 -0.02978516  0.37548828  0.16845703 -0.19970703</text:p>
            <text:p> -0.24560547  0.45458984 -0.48974609  0.437011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[ 0.15576172 -0.47412109  0.02978516 -0.37548828 -0.16845703  0.19970703</text:p>
            <text:p>  0.24560547 -0.45458984  0.48974609 -0.437011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[ 0.19433594 -0.23730469 -0.29199219 -0.36816406 -0.26660156 -0.17089844</text:p>
            <text:p> -0.06347656  0.48925781  0.01855469 -0.2568359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[-0.19433594  0.23730469  0.29199219  0.36816406  0.26660156  0.17089844</text:p>
            <text:p>  0.06347656 -0.48925781 -0.01855469  0.2568359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[-0.25048828  0.05712891 -0.18896484  0.21826172 -0.32470703  0.35595703</text:p>
            <text:p> -0.41064453  0.32666016 -0.04150391 -0.03076172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[ 0.25048828 -0.05712891  0.18896484 -0.21826172  0.32470703 -0.35595703</text:p>
            <text:p>  0.41064453 -0.32666016  0.04150391  0.0307617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[ 0.26074219 -0.00683594  0.40722656 -0.05175781 -0.10644531  0.41894531</text:p>
            <text:p> -0.21582031  0.06347656 -0.33691406 -0.0732421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[-0.26074219  0.00683594 -0.40722656  0.05175781  0.10644531 -0.41894531</text:p>
            <text:p>  0.21582031 -0.06347656  0.33691406  0.0732421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[ 0.23486328 -0.22900391  0.14208984 -0.23388672 -0.06591797  0.03466797</text:p>
            <text:p>  0.27001953  0.12646484 -0.28662109  0.046386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[-0.23486328  0.22900391 -0.14208984  0.23388672  0.06591797 -0.03466797</text:p>
            <text:p> -0.27001953 -0.12646484  0.28662109 -0.0463867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[-0.14306641  0.48876953  0.38330078  0.20068359  0.11083984  0.04541016</text:p>
            <text:p> -0.06884766  0.46142578  0.08935547 -0.2631835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[ 0.14306641 -0.48876953 -0.38330078 -0.20068359 -0.11083984 -0.04541016</text:p>
            <text:p>  0.06884766 -0.46142578 -0.08935547  0.263183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[ 0.27587891 -0.02783203  0.01513672  0.43212891  0.20947266  0.13427734</text:p>
            <text:p> -0.23583984 -0.31298828  0.19970703 -0.3696289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[-0.27587891  0.02783203 -0.01513672 -0.43212891 -0.20947266 -0.13427734</text:p>
            <text:p>  0.23583984  0.31298828 -0.19970703  0.3696289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[-0.24560547 -0.01416016  0.20068359 -0.46435547  0.42236328  0.29638672</text:p>
            <text:p>  0.19580078 -0.43994141 -0.12646484 -0.22314453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[ 0.24560547  0.01416016 -0.20068359  0.46435547 -0.42236328 -0.29638672</text:p>
            <text:p> -0.19580078  0.43994141  0.12646484  0.2231445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[ 0.17822266  0.39794922  0.22216797  0.08447266  0.26806641  0.32568359</text:p>
            <text:p> -0.36474609  0.01904297 -0.10107422  0.47802734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[-0.17822266 -0.39794922 -0.22216797 -0.08447266 -0.26806641 -0.32568359</text:p>
            <text:p>  0.36474609 -0.01904297  0.10107422 -0.47802734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[-0.15087891  0.40283203  0.35986328 -0.30712891 -0.08447266 -0.25927734</text:p>
            <text:p>  0.36083984 -0.31201172  0.42529297  0.244628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[ 0.15087891 -0.40283203 -0.35986328  0.30712891  0.08447266  0.25927734</text:p>
            <text:p> -0.36083984  0.31201172 -0.42529297 -0.244628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[ 0.18359375 -0.48046875  0.05078125 -0.06640625  0.08984375  0.16015625</text:p>
            <text:p>  0.40234375  0.17578125 -0.39453125 -0.4335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[-0.18359375  0.48046875 -0.05078125  0.06640625 -0.08984375 -0.16015625</text:p>
            <text:p> -0.40234375 -0.17578125  0.39453125  0.4335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[ 0.24267578 -0.14306641  0.16552734  0.27392578  0.12939453  0.33935547</text:p>
            <text:p> -0.15966797 -0.10009766  0.37744141 -0.4614257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[-0.24267578  0.14306641 -0.16552734 -0.27392578 -0.12939453 -0.33935547</text:p>
            <text:p>  0.15966797  0.10009766 -0.37744141  0.4614257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[-0.17382812  0.33789062 -0.27148438 -0.29882812  0.40429688 -0.27929688</text:p>
            <text:p> -0.18945312  0.29101562  0.22460938  0.04882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[ 0.17382812 -0.33789062  0.27148438  0.29882812 -0.40429688  0.27929688</text:p>
            <text:p>  0.18945312 -0.29101562 -0.22460938 -0.04882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[ 0.17285156  0.27636719  0.39355469  0.23535156  0.44628906  0.49121094</text:p>
            <text:p> -0.13183594 -0.13769531  0.19238281  0.389648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[-0.17285156 -0.27636719 -0.39355469 -0.23535156 -0.44628906 -0.49121094</text:p>
            <text:p>  0.13183594  0.13769531 -0.19238281 -0.389648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[-0.25830078 -0.02880859 -0.21240234 -0.28955078  0.47998047  0.05126953</text:p>
            <text:p>  0.01904297 -0.44677734  0.29443359  0.47705078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[ 0.25830078  0.02880859  0.21240234  0.28955078 -0.47998047 -0.05126953</text:p>
            <text:p> -0.01904297  0.44677734 -0.29443359 -0.4770507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[-0.16601562  0.42382812 -0.24804688  0.20898438 -0.40039062  0.02539062</text:p>
            <text:p>  0.38085938  0.06445312 -0.11132812 -0.458984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[ 0.16601562 -0.42382812  0.24804688 -0.20898438  0.40039062 -0.02539062</text:p>
            <text:p> -0.38085938 -0.06445312  0.11132812  0.458984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[ 0.24072266  0.08544922  0.40966797  0.14697266 -0.16943359 -0.23681641</text:p>
            <text:p>  0.19775391  0.20654297  0.21142578  0.415527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[-0.24072266 -0.08544922 -0.40966797 -0.14697266  0.16943359  0.23681641</text:p>
            <text:p> -0.19775391 -0.20654297 -0.21142578 -0.41552734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[-0.17626953  0.37353516 -0.46630859  0.04248047  0.03076172  0.25048828</text:p>
            <text:p>  0.00732422 -0.32568359  0.26708984 -0.35498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[ 0.17626953 -0.37353516  0.46630859 -0.04248047 -0.03076172 -0.25048828</text:p>
            <text:p> -0.00732422  0.32568359 -0.26708984  0.35498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[ 0.20947266 -0.25830078  0.31591797  0.11572266  0.04931641 -0.45556641</text:p>
            <text:p> -0.08349609  0.11279297 -0.44482422  0.446777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[-0.20947266  0.25830078 -0.31591797 -0.11572266 -0.04931641  0.45556641</text:p>
            <text:p>  0.08349609 -0.11279297  0.44482422 -0.446777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[ 0.1484375 -0.3671875  0.4453125 -0.3515625 -0.2890625 -0.2109375</text:p>
            <text:p> -0.1640625 -0.3046875 -0.3828125  0.3515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[-0.1484375  0.3671875 -0.4453125  0.3515625  0.2890625  0.2109375</text:p>
            <text:p>  0.1640625  0.3046875  0.3828125 -0.3515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[-0.20361328 -0.42724609 -0.04833984  0.26513672 -0.15283203  0.18408203</text:p>
            <text:p>  0.01123047 -0.03271484 -0.05712891 -0.07763672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[ 0.20361328  0.42724609  0.04833984 -0.26513672  0.15283203 -0.18408203</text:p>
            <text:p> -0.01123047  0.03271484  0.05712891  0.0776367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[ 0.13525391  0.42529297 -0.40673828  0.29150391 -0.30615234 -0.35009766</text:p>
            <text:p>  0.49853516 -0.23486328  0.24658203 -0.229003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[-0.13525391 -0.42529297  0.40673828 -0.29150391  0.30615234  0.35009766</text:p>
            <text:p> -0.49853516  0.23486328 -0.24658203  0.229003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[ 0.14550781  0.47558594 -0.18847656  0.45800781  0.26269531  0.42480469</text:p>
            <text:p> -0.12792969  0.15527344 -0.13183594 -0.3330078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[-0.14550781 -0.47558594  0.18847656 -0.45800781 -0.26269531 -0.42480469</text:p>
            <text:p>  0.12792969 -0.15527344  0.13183594  0.3330078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[-0.15283203 -0.36865234 -0.39599609 -0.43408203 -0.38330078  0.16455078</text:p>
            <text:p> -0.28173828 -0.00537109  0.25927734  0.12158203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[ 0.15283203  0.36865234  0.39599609  0.43408203  0.38330078 -0.16455078</text:p>
            <text:p>  0.28173828  0.00537109 -0.25927734 -0.1215820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[ 0.23291016 -0.00048828  0.38623047 -0.36083984 -0.36474609  0.45849609</text:p>
            <text:p> -0.37255859  0.43310547 -0.45263672 -0.076660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[-0.23291016  0.00048828 -0.38623047  0.36083984  0.36474609 -0.45849609</text:p>
            <text:p>  0.37255859 -0.43310547  0.45263672  0.076660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[ 0.23242188 -0.19335938 -0.05273438  0.10742188 -0.43945312 -0.43554688</text:p>
            <text:p>  0.46679688 -0.49023438 -0.24414062 -0.357421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[-0.23242188  0.19335938  0.05273438 -0.10742188  0.43945312  0.43554688</text:p>
            <text:p> -0.46679688  0.49023438  0.24414062  0.3574218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[-0.22998047  0.15771484  0.24755859 -0.44873047 -0.18701172 -0.09423828</text:p>
            <text:p>  0.33642578  0.10693359  0.20166016 -0.2387695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[ 0.22998047 -0.15771484 -0.24755859  0.44873047  0.18701172  0.09423828</text:p>
            <text:p> -0.33642578 -0.10693359 -0.20166016  0.238769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[-0.1328125 -0.4609375 -0.3984375  0.3671875 -0.3203125 -0.1796875</text:p>
            <text:p>  0.3046875 -0.1484375 -0.2890625 -0.36718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[ 0.1328125  0.4609375  0.3984375 -0.3671875  0.3203125  0.1796875</text:p>
            <text:p> -0.3046875  0.1484375  0.2890625  0.36718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[-0.21679688  0.36523438  0.09960938 -0.09179688 -0.16992188  0.04492188</text:p>
            <text:p> -0.32617188  0.03710938 -0.42773438  0.341796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[ 0.21679688 -0.36523438 -0.09960938  0.09179688  0.16992188 -0.04492188</text:p>
            <text:p>  0.32617188 -0.03710938  0.42773438 -0.341796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[-0.22753906  0.12207031  0.44238281  0.20996094  0.18652344  0.37597656</text:p>
            <text:p>  0.13964844 -0.27636719  0.15917969  0.1650390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[ 0.22753906 -0.12207031 -0.44238281 -0.20996094 -0.18652344 -0.37597656</text:p>
            <text:p> -0.13964844  0.27636719 -0.15917969 -0.165039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[-0.23339844 -0.19238281  0.17480469 -0.17089844  0.29003906 -0.35253906</text:p>
            <text:p>  0.21191406 -0.35644531 -0.33886719 -0.20410156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[ 0.23339844  0.19238281 -0.17480469  0.17089844 -0.29003906  0.35253906</text:p>
            <text:p> -0.21191406  0.35644531  0.33886719  0.2041015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[ 0.15820312  0.49023438  0.22460938  0.28320312  0.20507812 -0.33007812</text:p>
            <text:p>  0.04882812  0.16210938  0.44726562 -0.03320312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[-0.15820312 -0.49023438 -0.22460938 -0.28320312 -0.20507812  0.33007812</text:p>
            <text:p> -0.04882812 -0.16210938 -0.44726562  0.033203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[-0.21728516  0.17236328 -0.33935547  0.37646484 -0.24462891  0.15087891</text:p>
            <text:p> -0.48681641  0.11376953 -0.21923828  0.061035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[ 0.21728516 -0.17236328  0.33935547 -0.37646484  0.24462891 -0.15087891</text:p>
            <text:p>  0.48681641 -0.11376953  0.21923828 -0.061035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[ 0.140625 -0.453125  0.421875  0.140625 -0.484375  0.484375  0.265625</text:p>
            <text:p> -0.078125 -0.046875 -0.140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[-0.140625  0.453125 -0.421875 -0.140625  0.484375 -0.484375 -0.265625</text:p>
            <text:p>  0.078125  0.046875  0.140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[ 0.28369141  0.05810547  0.03857422 -0.06005859  0.40478516  0.43896484</text:p>
            <text:p>  0.33447266  0.46044922 -0.13623047  0.1225585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[-0.28369141 -0.05810547 -0.03857422  0.06005859 -0.40478516 -0.43896484</text:p>
            <text:p> -0.33447266 -0.46044922  0.13623047 -0.1225585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[ 0.30126953  0.00146484 -0.15869141  0.08251953  0.09423828 -0.37548828</text:p>
            <text:p>  0.11767578 -0.29931641  0.35791016  0.22998047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[-0.30126953 -0.00146484  0.15869141 -0.08251953 -0.09423828  0.37548828</text:p>
            <text:p> -0.11767578  0.29931641 -0.35791016 -0.22998047]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[-0.32910156  0.00488281  0.13769531 -0.39160156 -0.35253906  0.41503906</text:p>
            <text:p> -0.27441406 -0.33105469 -0.47363281 -0.2333984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[-0.28125 -0.09375  0.15625 -0.28125 -0.03125  0.03125  0.46875  0.15625</text:p>
            <text:p>  0.09375  0.281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[-0.29589844  0.12011719 -0.01269531 -0.23339844 -0.27246094  0.20996094</text:p>
            <text:p> -0.35058594  0.45605469  0.34863281 -0.141601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[-0.31884766  0.05517578  0.35595703 -0.22509766  0.21630859  0.18994141</text:p>
            <text:p>  0.09912109  0.05908203  0.14794922 -0.3374023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[-0.31347656  0.17675781  0.18457031 -0.37597656  0.03808594  0.02441406</text:p>
            <text:p> -0.13378906  0.21582031 -0.14550781 -0.2490234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[-0.31396484 -0.01611328 -0.25439453  0.09228516 -0.03662109  0.13037109</text:p>
            <text:p> -0.29443359  0.29248047  0.06298828  0.4702148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[-0.29882812 -0.03710938  0.35351562 -0.42382812  0.27929688 -0.15429688</text:p>
            <text:p> -0.31445312 -0.08398438 -0.40039062  0.17382812]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[-0.32128906  0.09082031  0.16113281  0.11621094 -0.15722656 -0.28027344</text:p>
            <text:p>  0.29589844  0.44238281  0.19042969  0.2587890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[-0.30371094  0.03417969 -0.03613281  0.25878906 -0.46777344 -0.09472656</text:p>
            <text:p>  0.07910156 -0.31738281 -0.31542969  0.36621094]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[-0.33154297  0.04052734 -0.05712891 -0.05029297  0.27392578 -0.05517578</text:p>
            <text:p> -0.07763672  0.05224609 -0.43115234  0.362792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[-0.28564453  0.17041016  0.20556641 -0.06689453  0.29638672 -0.01513672</text:p>
            <text:p>  0.02294922 -0.15380859 -0.02978516 -0.245605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[-0.30664062 -0.12304688  0.33007812  0.06835938  0.08398438 -0.45898438</text:p>
            <text:p>  0.11523438  0.14257812 -0.06445312 -0.3183593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[-0.30908203 -0.08740234  0.13525391  0.40966797 -0.28955078  0.07080078</text:p>
            <text:p>  0.31201172 -0.47412109 -0.02197266  0.2778320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[-0.30615234  0.06982422 -0.23095703 -0.39990234  0.15869141  0.43505859</text:p>
            <text:p>  0.27587891  0.06591797 -0.27294922 -0.0375976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[-0.29101562  0.04882812  0.37695312  0.08398438  0.47460938  0.15039062</text:p>
            <text:p>  0.25585938 -0.31054688  0.26367188 -0.333984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[-0.2890625 -0.1796875  0.1328125  0.2109375 -0.2265625 -0.2734375</text:p>
            <text:p> -0.1015625  0.3828125  0.4296875 -0.210937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[-0.32666016 -0.03076172  0.33251953  0.26708984  0.02099609 -0.11474609</text:p>
            <text:p> -0.47119141  0.28564453  0.48388672  0.170410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[-0.27099609 -0.04345703  0.37451172 -0.11474609 -0.46240234 -0.19384766</text:p>
            <text:p> -0.15771484 -0.45361328 -0.28466797  0.1772460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[-0.31152344 -0.05175781 -0.05957031 -0.24902344  0.33691406 -0.39941406</text:p>
            <text:p> -0.49121094 -0.09082031  0.02050781 -0.125976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[-0.31689453 -0.17333984  0.11181641 -0.09814453 -0.48486328 -0.23388672</text:p>
            <text:p> -0.25830078 -0.24755859  0.31396484 -0.214355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[-0.29394531 -0.10839844 -0.25683594 -0.10644531  0.02636719 -0.21386719</text:p>
            <text:p>  0.29199219  0.14941406 -0.48535156 -0.018554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[-0.29345703  0.08447266  0.18212891  0.42529297  0.10107422 -0.31982422</text:p>
            <text:p>  0.45263672  0.07275391  0.30615234  0.2622070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[-0.33691406 -0.08105469  0.11425781  0.10058594  0.45214844  0.11035156</text:p>
            <text:p>  0.15527344 -0.10449219 -0.13769531  0.274414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[-0.28320312  0.13476562  0.40039062 -0.40820312 -0.33007812  0.45507812</text:p>
            <text:p> -0.17382812  0.46289062 -0.07226562  0.1582031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[-0.36474609 -0.07470703  0.09326172 -0.20849609  0.19384766  0.14990234</text:p>
            <text:p> -0.00146484  0.26513672 -0.25341797  0.270996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[-0.25537109  0.12841797  0.42138672 -0.09912109 -0.07177734  0.41552734</text:p>
            <text:p> -0.01708984  0.09326172  0.04345703  0.161621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[-0.30566406  0.26269531  0.20800781  0.13183594  0.23339844  0.32910156</text:p>
            <text:p>  0.43652344 -0.01074219 -0.48144531  0.243164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[-0.28662109 -0.21533203  0.32763672 -0.13037109  0.14697266  0.19677734</text:p>
            <text:p> -0.29833984 -0.00048828  0.38720703  0.1928710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[-0.27832031  0.06347656 -0.20996094 -0.09082031  0.41699219  0.39550781</text:p>
            <text:p>  0.43261719 -0.30371094 -0.15722656 -0.0341796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[-0.31445312 -0.20898438  0.30664062 -0.43945312 -0.11132812  0.23632812</text:p>
            <text:p> -0.45507812  0.36914062  0.27148438  0.1894531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[-0.35693359  0.01123047  0.11669922  0.29931641  0.38916016  0.45458984</text:p>
            <text:p> -0.43115234  0.03857422  0.41064453 -0.236816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[-0.31933594 -0.13769531 -0.08300781  0.24316406  0.14160156  0.29589844</text:p>
            <text:p> -0.06152344  0.13574219  0.35644531  0.38183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[-0.28857422  0.01318359 -0.42822266 -0.25732422 -0.15185547 -0.37939453</text:p>
            <text:p>  0.05908203  0.30615234  0.22119141  0.06982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[-0.35449219 -0.02441406  0.31152344 -0.04199219 -0.23730469 -0.07519531</text:p>
            <text:p>  0.37207031 -0.34472656  0.36816406  0.166992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[-0.34667969  0.06152344  0.33496094  0.46582031 -0.04199219  0.22949219</text:p>
            <text:p> -0.05761719  0.42871094  0.03222656 -0.3408203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[-0.296875 -0.265625  0.109375 -0.296875 -0.421875  0.421875  0.328125</text:p>
            <text:p> -0.390625 -0.234375  0.29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[-0.26367188 -0.15039062 -0.04101562 -0.13867188 -0.34179688  0.21679688</text:p>
            <text:p>  0.25195312  0.39648438 -0.41210938  0.388671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[-0.33447266 -0.11669922  0.30908203 -0.24072266 -0.17431641 -0.41943359</text:p>
            <text:p> -0.04150391 -0.48779297 -0.18017578 -0.321777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[-0.38476562  0.01757812  0.09570312 -0.00976562  0.13085938  0.49414062</text:p>
            <text:p>  0.41210938  0.40820312  0.29492188 -0.240234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[-0.29931641 -0.22998047 -0.08544922  0.04443359  0.20458984 -0.04833984</text:p>
            <text:p> -0.47509766 -0.00732422 -0.19189453 -0.106933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[-0.33398438  0.07617188 -0.25195312  0.29101562 -0.09960938  0.47460938</text:p>
            <text:p>  0.11914062  0.43554688 -0.38867188 -0.0410156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[-0.26904297 -0.27197266  0.13037109  0.01220703 -0.16357422  0.38232422</text:p>
            <text:p>  0.48486328  0.23974609 -0.11865234  0.300292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[-0.31103516  0.14111328  0.37939453  0.28271484  0.41162109  0.49462891</text:p>
            <text:p> -0.33056641 -0.16748047 -0.18798828  0.154785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[-0.34912109  0.09716797  0.14013672 -0.19287109 -0.41552734 -0.24072266</text:p>
            <text:p>  0.13916016 -0.18798828  0.07470703  0.255371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[-0.28613281 -0.02246094 -0.23339844  0.40136719  0.22167969  0.09082031</text:p>
            <text:p> -0.13769531 -0.07714844  0.17871094  0.4736328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[-0.30859375  0.10546875 -0.42578125 -0.05859375 -0.21484375 -0.03515625</text:p>
            <text:p>  0.47265625  0.44921875 -0.23046875 -0.441406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[-0.33349609  0.26904297  0.18701172 -0.17724609 -0.02490234  0.36865234</text:p>
            <text:p>  0.27978516  0.35888672  0.40283203  0.2397460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[-0.34716797 -0.13134766 -0.10400391 -0.06591797 -0.11669922  0.33544922</text:p>
            <text:p> -0.21826172 -0.49462891  0.24072266  0.378417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[-0.265625  0.078125  0.203125 -0.265625  0.359375 -0.359375 -0.390625</text:p>
            <text:p> -0.296875  0.421875  0.265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[-0.34179688 -0.00976562 -0.27539062 -0.21679688 -0.29492188  0.16992188</text:p>
            <text:p> -0.45117188 -0.33789062 -0.05273438  0.466796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[-0.26318359  0.04248047  0.39794922  0.39306641 -0.26708984  0.11083984</text:p>
            <text:p>  0.41259766  0.31982422  0.37939453 -0.330566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[-0.34130859  0.18310547  0.16357422  0.31494141 -0.22021484  0.06396484</text:p>
            <text:p> -0.29052734 -0.41455078 -0.26123047 -0.252441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[-0.29150391 -0.14404297 -0.06201172 -0.44775391  0.39990234  0.25634766</text:p>
            <text:p>  0.09521484 -0.23388672  0.47216797  0.385253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[-0.26123047 -0.18603516  0.15380859 -0.47998047  0.03173828 -0.31298828</text:p>
            <text:p>  0.05517578  0.01318359 -0.45458984 -0.2075195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[-0.31591797  0.21240234 -0.01025391 -0.03466797 -0.33544922 -0.44580078</text:p>
            <text:p>  0.06298828 -0.40087891 -0.10302734  0.347167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[-0.28808594  0.20605469  0.01074219  0.27441406 -0.07714844 -0.48535156</text:p>
            <text:p>  0.21972656  0.22949219  0.01269531  0.35058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[-0.30175781 -0.19433594 -0.28027344  0.38574219 -0.16894531  0.48144531</text:p>
            <text:p> -0.27832031  0.37597656 -0.14941406  0.48925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[-0.32714844 -0.22363281 -0.10644531 -0.26464844 -0.05371094 -0.00878906</text:p>
            <text:p>  0.36816406  0.36230469 -0.30761719 -0.110351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[-0.33886719  0.14746094  0.35839844 -0.02636719  0.15332031 -0.46582031</text:p>
            <text:p> -0.48730469  0.20214844 -0.30371094  0.151367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[-0.28027344  0.29199219  0.03417969 -0.21777344  0.11816406 -0.18066406</text:p>
            <text:p> -0.20996094  0.00292969 -0.32324219 -0.157226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[-0.37451172  0.06787109  0.31396484  0.15673828 -0.30029297  0.26904297</text:p>
            <text:p> -0.21435547 -0.20166016 -0.08349609 -0.344238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[-0.30029297  0.38427734  0.03662109 -0.01904297  0.05517578  0.16357422</text:p>
            <text:p>  0.20361328  0.14599609  0.22509766  0.331542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[-0.29443359 -0.30126953  0.30419922  0.36181641 -0.04833984 -0.10791016</text:p>
            <text:p>  0.13134766  0.22607422 -0.27685547 -0.299316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[-0.359375  0.046875 -0.078125 -0.359375  0.015625 -0.015625 -0.234375</text:p>
            <text:p>  0.421875  0.453125  0.359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[-0.29638672 -0.07275391 -0.45166016  0.23486328 -0.34716797  0.31591797</text:p>
            <text:p>  0.48876953 -0.46728516 -0.44287109 -0.422363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[-0.33935547 -0.04541016 -0.08056641  0.44189453  0.07861328 -0.35986328</text:p>
            <text:p>  0.35205078  0.27880859 -0.09521484 -0.12939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[-0.32226562 -0.29492188  0.28320312  0.05273438 -0.30664062 -0.06835938</text:p>
            <text:p> -0.02539062 -0.40429688 -0.39257812 -0.302734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[-0.30322266  0.22705078  0.40283203 -0.20947266 -0.39306641 -0.20068359</text:p>
            <text:p>  0.23974609 -0.39404297  0.47607422 -0.353027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[-0.2578125  0.1640625  0.2265625  0.2421875 -0.4453125 -0.0546875</text:p>
            <text:p>  0.1796875  0.4765625  0.0859375 -0.2421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[-0.26855469 -0.07910156 -0.43066406 -0.45605469 -0.08886719  0.27636719</text:p>
            <text:p> -0.35449219  0.16308594 -0.32714844 -0.4189453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[-0.25 <text:s/>0.25 <text:s/>0.25 -0.25 -0.25 <text:s/>0.25 -0.25 <text:s/>0.25 -0.25 <text:s/>0.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[-0.3515625  0.1328125 -0.0546875  0.1484375  0.2109375  0.2890625</text:p>
            <text:p>  0.3359375  0.1953125  0.1171875 -0.148437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[-0.27539062  0.22070312  0.42382812  0.09960938 -0.13476562 -0.24023438</text:p>
            <text:p>  0.39648438  0.23632812 -0.40820312 -0.349609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[-0.29833984  0.15576172 -0.20751953  0.10791016  0.35400391 -0.26025391</text:p>
            <text:p> -0.15380859 -0.16064453  0.39111328  0.4545898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[-0.33251953 -0.34521484  0.06494141 -0.11376953  0.12451172  0.15673828</text:p>
            <text:p> -0.39892578  0.20556641 -0.01416016 -0.19873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[-0.25097656 -0.13574219  0.37207031 -0.31347656 -0.39941406  0.46191406</text:p>
            <text:p>  0.42871094  0.40332031  0.16699219 -0.3115234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[-0.30810547  0.29833984  0.01318359  0.47314453 -0.14013672 -0.14111328</text:p>
            <text:p> -0.36669922  0.37255859 -0.43896484 -0.16064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[-0.32421875 -0.06640625 -0.47265625 -0.07421875  0.39453125  0.35546875</text:p>
            <text:p>  0.33203125 -0.09765625  0.44140625 -0.42578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[-0.34472656 -0.16699219  0.09082031 -0.40722656  0.25683594 -0.19433594</text:p>
            <text:p> -0.41503906  0.12207031  0.19824219 -0.217773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[-0.36914062  0.18945312  0.14257812  0.00585938 -0.47851562  0.10351562</text:p>
            <text:p> -0.44726562 -0.04492188 -0.37695312 -0.255859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[-0.3046875 -0.3515625  0.0859375  0.1953125  0.3828125  0.1171875</text:p>
            <text:p> -0.2421875 -0.1640625  0.1015625 -0.195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[-0.3671875 -0.0390625 -0.1015625  0.1328125 -0.1796875 -0.3203125</text:p>
            <text:p>  0.1953125 -0.3515625 -0.2109375 -0.1328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[-0.32617188  0.16210938 -0.22851562 -0.20117188  0.09570312 -0.22070312</text:p>
            <text:p> -0.31054688  0.20898438  0.27539062  0.4511718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[-0.32470703 -0.25927734  0.08837891  0.39404297  0.31982422  0.46142578</text:p>
            <text:p>  0.17138672 -0.02099609 -0.35009766  0.293457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[-0.28076172  0.09912109 -0.40478516  0.25048828  0.04345703 -0.07470703</text:p>
            <text:p> -0.37060547  0.07958984 -0.11474609 -0.4379882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[-0.30224609 -0.38720703  0.28076172 -0.14599609 -0.24365234 -0.41259766</text:p>
            <text:p> -0.43896484  0.45263672  0.05908203  0.208496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[-0.29541016  0.31298828  0.42626953  0.29833984 -0.19775391  0.10400391</text:p>
            <text:p> -0.18994141  0.37939453  0.14013672  0.139160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[-0.27392578 -0.20068359 -0.25927734 -0.30517578  0.08935547  0.44189453</text:p>
            <text:p> -0.12158203  0.00634766 -0.03369141  0.49267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[-0.32373047  0.12646484 -0.03369141  0.45751953  0.46923828  0.24951172</text:p>
            <text:p>  0.49267578 -0.17431641  0.23291016 -0.1450195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[-0.26269531  0.23535156 -0.16308594 -0.07519531 -0.19238281  0.00488281</text:p>
            <text:p> -0.42675781  0.24316406  0.17089844 -0.049804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[-0.31982422 -0.33056641  0.47802734 -0.28857422  0.06689453  0.40185547</text:p>
            <text:p> -0.22216797  0.21240234 -0.43505859  0.10107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[-0.35986328 -0.14599609  0.48291016  0.10888672 -0.05908203  0.09033203</text:p>
            <text:p> -0.39501953  0.49853516 -0.33837891  0.078613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[-0.32177734 -0.10205078 -0.27783203 -0.41552734 -0.23193359 -0.17431641</text:p>
            <text:p>  0.13525391 -0.48095703  0.39892578 -0.021972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[-0.29199219 -0.33691406  0.49902344  0.02050781  0.32519531  0.36230469</text:p>
            <text:p> -0.06542969 -0.15722656 -0.31933594  0.104492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[-0.38232422 -0.01806641  0.29052734 -0.35107422 -0.49560547 -0.03564453</text:p>
            <text:p>  0.21533203  0.02490234  0.25244141  0.163574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[-0.30078125  0.19140625 -0.40234375  0.44921875 -0.01953125  0.26953125</text:p>
            <text:p>  0.04296875  0.22265625  0.43359375  0.050781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[-0.28271484  0.32763672 -0.16064453  0.12353516 -0.25537109  0.34912109</text:p>
            <text:p> -0.01318359  0.38623047 -0.28076172  0.438964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[-0.27880859 -0.12939453  0.35107422  0.37744141  0.34228516 -0.49853516</text:p>
            <text:p>  0.27197266 -0.22705078  0.05126953 -0.3149414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[-0.26025391  0.19970703  0.03173828 -0.41650391  0.18115234  0.47509766</text:p>
            <text:p>  0.37646484 -0.14013672  0.12841797  0.354003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[-0.34228516 -0.20263672  0.28564453  0.25146484 -0.36962891  0.27587891</text:p>
            <text:p>  0.38818359 -0.26123047  0.15576172  0.186035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[-0.37939453  0.13916016 -0.07568359 -0.16064453 -0.04736328  0.32861328</text:p>
            <text:p>  0.17919922 -0.43505859  0.00146484 -0.151855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[-0.33984375 -0.23828125  0.48046875 -0.08984375  0.00390625 -0.25390625</text:p>
            <text:p>  0.19140625  0.35546875  0.11328125 -0.41015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[-0.37011719 -0.19628906  0.26464844 -0.05761719  0.37207031  0.31542969</text:p>
            <text:p>  0.23144531  0.10839844  0.04003906  0.182617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[-0.31640625  0.01953125 -0.44921875  0.43359375 -0.41015625 -0.33984375</text:p>
            <text:p> -0.09765625 -0.32421875  0.10546875  0.06640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[-0.30419922 -0.15869141 -0.47509766 -0.27294922  0.45751953  0.01123047</text:p>
            <text:p> -0.08154297 -0.24072266 -0.10693359  0.085449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[-0.40234375  0.07421875  0.29296875 -0.15234375  0.44140625  0.30859375</text:p>
            <text:p> -0.37109375  0.16796875 -0.19921875 -0.34765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[-0.27636719 -0.16503906 -0.45410156  0.03613281 -0.28417969 -0.02832031</text:p>
            <text:p>  0.07519531  0.38964844  0.00878906  0.088867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[-0.28759766  0.39892578  0.44970703 -0.19384766 -0.00244141  0.40869141</text:p>
            <text:p>  0.38037109  0.15283203 -0.19580078 -0.368652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[-0.30957031 -0.28027344 -0.30371094 -0.12207031 -0.36425781  0.17675781</text:p>
            <text:p>  0.15136719 -0.39746094  0.18652344 -0.002929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[-0.27685547 -0.35791016  0.10693359 -0.49560547 -0.35888672  0.07763672</text:p>
            <text:p> -0.08544922  0.46630859  0.21728516 -0.19189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[-0.35253906 -0.25292969  0.06738281  0.08496094  0.06152344 -0.49902344</text:p>
            <text:p>  0.01464844  0.34863281 -0.46582031  0.290039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[-0.27783203  0.25634766  0.22900391  0.44091797  0.49169922  0.28955078</text:p>
            <text:p> -0.40673828 -0.38037109 -0.36572266  0.246582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[-0.27001953  0.34228516  0.25244141 -0.05126953 -0.31298828 -0.40576172</text:p>
            <text:p>  0.16357422  0.39306641  0.29833984 -0.26123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[-0.39257812 -0.06835938  0.07226562  0.48242188 -0.06445312  0.18945312</text:p>
            <text:p> -0.15820312 -0.36523438 -0.36914062  0.26757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[-0.29785156  0.34863281  0.23144531 -0.36035156  0.42871094 -0.36621094</text:p>
            <text:p>  0.00683594 -0.23730469  0.18261719 -0.264648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[-0.32324219  0.31933594  0.40527344 -0.01074219 -0.45605469  0.14355469</text:p>
            <text:p> -0.34667969 -0.25097656  0.02441406  0.135742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[-0.37988281 -0.05371094  0.48535156  0.30761719 -0.12207031  0.43457031</text:p>
            <text:p>  0.01855469 -0.35839844  0.20996094 -0.432617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[-0.30712891 -0.31591797 -0.10888672 -0.46337891  0.00927734 -0.35302734</text:p>
            <text:p> -0.04541016  0.21923828  0.14404297  0.400878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[-0.31054688  0.33398438 -0.18164062 -0.18554688  0.48632812  0.38867188</text:p>
            <text:p> -0.16992188 -0.24414062 -0.39648438  0.4355468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[-0.25878906 -0.22167969  0.34863281  0.17871094  0.40527344  0.15722656</text:p>
            <text:p> -0.14160156 -0.37011719 -0.49707031  0.1962890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[-0.34619141  0.25439453 -0.22607422 -0.00244141  0.03271484  0.12353516</text:p>
            <text:p>  0.10302734  0.35205078 -0.17626953 -0.0600585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[-0.24902344 -0.36425781  0.12792969 -0.18652344 -0.10058594  0.03808594</text:p>
            <text:p>  0.07128906  0.09667969  0.33300781 -0.188476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[-0.39501953 -0.03271484 -0.12255859 -0.17626953 -0.43798828 -0.28076172</text:p>
            <text:p>  0.03857422  0.01806641 -0.32666016 -0.13623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[-0.27294922  0.18505859 -0.38134766 -0.24169922  0.23876953  0.22998047</text:p>
            <text:p>  0.19970703 -0.14697266 -0.45068359  0.054199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[-0.26611328 -0.11474609 -0.23583984  0.20263672  0.28466797 -0.25341797</text:p>
            <text:p>  0.44873047 -0.22021484 -0.36962891 -0.0151367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[-0.36230469 -0.11035156  0.28808594  0.45019531 -0.43261719 -0.37988281</text:p>
            <text:p> -0.19824219 -0.11816406 -0.29589844 -0.3251953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[-0.29052734  0.24169922 -0.18408203 -0.38427734 -0.45068359  0.04443359</text:p>
            <text:p>  0.41650391 -0.38720703  0.05517578 -0.053222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[-0.31494141 -0.40185547 -0.13232422  0.02880859 -0.18603516  0.34228516</text:p>
            <text:p>  0.38427734  0.44580078  0.47998047 -0.09130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[-0.37255859 -0.16064453  0.06982422  0.28369141 -0.00146484 -0.15478516</text:p>
            <text:p>  0.42822266  0.49169922  0.08251953 -0.221191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[-0.27050781  0.14941406 -0.18652344  0.41699219 -0.38769531 -0.29980469</text:p>
            <text:p>  0.00292969  0.46972656 -0.49316406  0.4580078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[-0.34423828  0.02587891 -0.47021484  0.12451172  0.33154297 -0.30029297</text:p>
            <text:p> -0.25439453  0.04541016 -0.01025391  0.062988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[-0.28222656 -0.47949219  0.27832031 -0.34472656 -0.18066406  0.24316406</text:p>
            <text:p>  0.14746094  0.30957031 -0.48925781 -0.280273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[-0.35205078 -0.06005859 -0.49365234 -0.38330078  0.13623047  0.39501953</text:p>
            <text:p>  0.17529297  0.27197266  0.32568359 -0.429199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[-0.40771484 -0.04736328  0.46435547 -0.00146484 -0.38037109  0.47412109</text:p>
            <text:p> -0.13818359  0.01123047  0.09423828 -0.436035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[-0.39013672 -0.10400391  0.26708984  0.14111328  0.30908203 -0.34033203</text:p>
            <text:p> -0.35498047  0.25146484 -0.41162109 -0.328613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[-0.28173828 -0.28662109 -0.28271484  0.18701172 -0.10595703  0.13720703</text:p>
            <text:p>  0.30810547  0.23291016  0.30224609  0.000488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[-0.32568359  0.35498047  0.21044922  0.33056641  0.17041016 -0.32666016</text:p>
            <text:p> -0.14990234  0.13232422  0.06689453 -0.268066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[-0.43798828 -0.00537109  0.24853516  0.03076172 -0.01220703  0.04345703</text:p>
            <text:p> -0.09814453 -0.23583984  0.02099609  0.156738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[-0.24121094 -0.27832031  0.15136719  0.32128906  0.09472656  0.34277344</text:p>
            <text:p> -0.35839844 -0.12988281 -0.00292969  0.3037109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[-0.24365234 -0.24267578 -0.04345703 -0.33740234 -0.27880859 -0.12744141</text:p>
            <text:p> -0.16162109  0.25341797  0.03955078 -0.1000976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[-0.31835938  0.24804688 -0.20507812  0.30664062  0.29101562  0.08398438</text:p>
            <text:p>  0.25976562 -0.01757812 -0.06054688 -0.0566406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[-0.32861328  0.19775391 -0.42333984  0.14013672 -0.27783203  0.30908203</text:p>
            <text:p> -0.11376953 -0.40771484  0.31787109  0.0473632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[-0.35888672  0.23974609  0.36083984  0.17236328  0.09033203 -0.12158203</text:p>
            <text:p> -0.07373047  0.34521484  0.24462891 -0.359863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[-0.37695312  0.10351562  0.11914062  0.49804688  0.32617188 -0.20117188</text:p>
            <text:p> -0.01757812  0.18164062 -0.04101562  0.251953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[-0.36669922  0.15380859  0.33740234 -0.33544922 -0.10498047 -0.42626953</text:p>
            <text:p>  0.35595703 -0.42822266 -0.41943359  0.147949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[-0.41259766  0.02392578  0.07470703 -0.31884766 -0.12744141 -0.46630859</text:p>
            <text:p>  0.25537109 -0.22216797  0.17919922 -0.243652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[-0.41015625 -0.01171875  0.26953125  0.33984375  0.24609375  0.00390625</text:p>
            <text:p>  0.05859375  0.39453125  0.13671875  0.160156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[-0.375 -0.125 -0.125 -0.375 -0.375 <text:s/>0.375 -0.375 -0.125 <text:s/>0.125 <text:s/>0.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[-0.36181641  0.08251953 -0.27294922 -0.01806641 -0.35791016 -0.48583984</text:p>
            <text:p> -0.03759766 -0.19482422  0.49560547 -0.044433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[-0.34375  0.21875 -0.03125 -0.34375  0.40625 -0.40625 -0.09375 -0.03125</text:p>
            <text:p> -0.21875  0.3437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[-0.26660156 -0.30761719  0.32519531 -0.32910156  0.20996094 -0.14746094</text:p>
            <text:p>  0.28808594 -0.14355469 -0.16113281 -0.2958984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[-0.36132812  0.27539062  0.16601562 -0.48632812 -0.28320312  0.40820312</text:p>
            <text:p>  0.12304688 -0.27148438  0.28710938  0.2363281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[-0.42041016 -0.06201172  0.05126953  0.17333984 -0.32275391  0.22900391</text:p>
            <text:p> -0.31494141  0.00439453 -0.48486328  0.264160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[-0.29492188 -0.49414062 -0.13476562 -0.16992188 -0.12304688 -0.00195312</text:p>
            <text:p> -0.02929688  0.30273438 -0.06835938  0.41992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[-0.29296875  0.27734375 -0.37890625 -0.04296875  0.17578125 -0.42578125</text:p>
            <text:p> -0.38671875 -0.00390625  0.09765625 -0.457031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[-0.37744141 -0.08935547 -0.31982422 -0.03369141  0.25146484 -0.09521484</text:p>
            <text:p> -0.17822266  0.25830078  0.16748047 -0.02880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[-0.35351562  0.36132812  0.18945312  0.02148438 -0.08789062 -0.28710938</text:p>
            <text:p> -0.30664062 -0.49804688 -0.04882812 -0.271484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[-0.40039062 -0.15429688  0.04882812 -0.02539062 -0.25976562 -0.11523438</text:p>
            <text:p>  0.27148438 -0.13867188 -0.03320312 -0.224609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[-0.328125  0.390625  0.015625 -0.328125 -0.203125  0.203125  0.046875</text:p>
            <text:p> -0.484375  0.109375  0.328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[-0.33642578  0.11181641 -0.44677734 -0.36767578 -0.47314453  0.00439453</text:p>
            <text:p>  0.31591797 -0.18115234 -0.34619141 -0.44482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[-0.25244141  0.28564453  0.05517578  0.09130859  0.37646484 -0.22021484</text:p>
            <text:p> -0.05322266 -0.36669922 -0.20751953 -0.15380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[-0.31787109  0.44091797  0.23388672 -0.16162109  0.36572266 -0.02197266</text:p>
            <text:p>  0.42041016 -0.09423828 -0.26904297  0.224121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[-0.35009766 -0.28857422  0.26220703 -0.25634766  0.43505859 -0.02880859</text:p>
            <text:p> -0.18212891 -0.03466797  0.49169922 -0.306152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[-0.28710938 -0.40820312 -0.11132812  0.33789062  0.07226562  0.30273438</text:p>
            <text:p> -0.45898438  0.07617188 -0.40429688 -0.08789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[-0.34960938 -0.09570312 -0.29882812  0.27539062 -0.49023438 -0.13476562</text:p>
            <text:p> -0.02148438 -0.11132812  0.28320312 -0.02539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[-0.29003906  0.43457031  0.25488281  0.14746094 -0.37597656 -0.06152344</text:p>
            <text:p> -0.42285156 -0.46386719 -0.15332031  0.227539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[-0.39794922 -0.18994141  0.24365234 -0.36669922  0.11376953  0.35498047</text:p>
            <text:p>  0.07470703  0.47802734 -0.07568359  0.179199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[-0.26757812  0.30664062  0.44726562 -0.39257812  0.06054688  0.06445312</text:p>
            <text:p> -0.03320312  0.00976562  0.25585938  0.14257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[-0.27148438 -0.23632812 -0.06445312  0.35351562  0.46289062 -0.08789062</text:p>
            <text:p> -0.31835938 -0.37695312 -0.07617188 -0.1035156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[-0.27929688 -0.32226562 -0.08789062 -0.15429688  0.26757812 -0.39257812</text:p>
            <text:p>  0.11132812 -0.15039062  0.25976562  0.404296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[-0.37207031  0.03222656 -0.49121094 -0.18457031  0.07324219 -0.26074219</text:p>
            <text:p> -0.41113281  0.41503906 -0.12597656  0.059570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[-0.32958984 -0.18798828 -0.30126953  0.07666016 -0.42724609 -0.47900391</text:p>
            <text:p> -0.43505859 -0.25439453 -0.26513672  0.485839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[-0.39697266  0.19580078  0.12158203 -0.30322266  0.26318359  0.14306641</text:p>
            <text:p>  0.39599609  0.32470703 -0.49267578 -0.259277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[-0.40478516  0.10986328  0.09814453  0.18896484  0.06787109 -0.16162109</text:p>
            <text:p> -0.17431641 -0.44873047 -0.15673828  0.248535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[-0.39746094  0.00292969 -0.31738281  0.16503906  0.18847656  0.24902344</text:p>
            <text:p>  0.23535156  0.40136719 -0.28417969  0.459960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[-0.3125 -0.4375  0.0625 -0.3125  0.1875 -0.1875  0.1875  0.0625  0.4375</text:p>
            <text:p>  0.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[-0.38720703  0.05322266 -0.09912109  0.33154297 -0.24267578  0.02392578</text:p>
            <text:p> -0.39111328 -0.20849609  0.33740234  0.355957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[-0.33789062 -0.46679688  0.23632812  0.03710938  0.30273438  0.32226562</text:p>
            <text:p> -0.16601562  0.04882812  0.27929688 -0.287109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[-0.30761719  0.49121094  0.45214844  0.00488281 -0.06542969 -0.24707031</text:p>
            <text:p> -0.20605469  0.29589844  0.35253906  0.120117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[-0.38769531 -0.13964844  0.46191406 -0.20019531 -0.31738281  0.12988281</text:p>
            <text:p>  0.44824219 -0.13183594 -0.45410156  0.075195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[-0.33105469  0.23339844  0.38183594  0.48144531  0.34863281 -0.16113281</text:p>
            <text:p>  0.08300781 -0.02441406  0.36035156 -0.356445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[-0.24609375 -0.20703125 -0.23828125  0.00390625  0.34765625  0.40234375</text:p>
            <text:p>  0.03515625 -0.36328125  0.08203125  0.49609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[-0.27441406 -0.39355469  0.30175781  0.16308594  0.01464844 -0.45214844</text:p>
            <text:p> -0.28222656  0.08300781  0.17480469  0.211914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[-0.29248047  0.47021484  0.06005859  0.48876953  0.25048828  0.46826172</text:p>
            <text:p> -0.22607422 -0.08056641 -0.11083984 -0.176269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[-0.25292969  0.09277344 -0.38378906 -0.44042969  0.30175781 -0.11425781</text:p>
            <text:p> -0.21386719 -0.29003906  0.00097656 -0.4345703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[-0.3359375  0.3046875 -0.0078125  0.1640625 -0.3984375 -0.1015625</text:p>
            <text:p>  0.4765625 -0.2578125  0.4453125 -0.16406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[-0.28955078 -0.37255859 -0.30615234 -0.32080078 -0.30126953 -0.16748047</text:p>
            <text:p> -0.26220703  0.45947266 -0.36181641 -0.491699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[-0.31005859 -0.47314453  0.25732422  0.34619141 -0.43896484  0.28271484</text:p>
            <text:p> -0.00927734 -0.32080078  0.39501953 -0.283691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[-0.33203125 -0.15234375 -0.49609375  0.41796875  0.19921875  0.05078125</text:p>
            <text:p> -0.23828125  0.12890625 -0.22265625  0.0820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[-0.3203125  0.4765625  0.0390625  0.1796875 -0.0078125 -0.4921875</text:p>
            <text:p> -0.3828125  0.2890625 -0.2265625 -0.179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[-0.32763672 -0.41650391  0.45458984  0.20361328 -0.12841797  0.09716797</text:p>
            <text:p>  0.20751953  0.43896484 -0.09912109 -0.391113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[-0.23828125 -0.12109375 -0.21484375 -0.48828125 -0.45703125 -0.29296875</text:p>
            <text:p> -0.39453125  0.41015625 -0.25390625 -0.01171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[-0.26464844  0.46386719  0.08105469 -0.20214844 -0.49121094  0.42871094</text:p>
            <text:p> -0.06933594 -0.45019531  0.00488281 -0.172851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[-0.28466797 -0.44384766  0.08349609 -0.00341797  0.44580078 -0.22705078</text:p>
            <text:p>  0.34423828 -0.30712891 -0.44677734  0.315917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[-0.36962891 -0.00341797 -0.29638672  0.47412109  0.44677734  0.20947266</text:p>
            <text:p>  0.39208984  0.03173828 -0.16845703  0.463378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[-0.29980469 -0.42285156  0.47558594 -0.48730469  0.12988281  0.05761719</text:p>
            <text:p>  0.36425781  0.06933594  0.01660156 -0.3876953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[-0.38671875  0.24609375  0.33984375 -0.13671875 -0.16796875 -0.08203125</text:p>
            <text:p> -0.23046875 -0.28515625  0.12890625 -0.36328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[-0.43261719  0.11621094  0.07714844 -0.12011719 -0.19042969 -0.12207031</text:p>
            <text:p> -0.33105469 -0.07910156 -0.27246094  0.245117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string" calcext:value-type="string">
            <text:p>[-0.35498047 -0.21728516 -0.12744141  0.42626953 -0.31201172  0.03076172</text:p>
            <text:p>  0.21142578 -0.26806641 -0.42333984 -0.113769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[-0.31298828  0.36962891 -0.37646484  0.15576172  0.11279297 -0.08154297</text:p>
            <text:p>  0.02685547  0.13916016 -0.35400391  0.0317382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[-0.42529297  0.00927734 -0.33837891 -0.14404297 -0.06982422  0.28857422</text:p>
            <text:p>  0.07861328 -0.22900391 -0.39990234  0.456542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[-0.36035156 -0.33886719  0.04394531 -0.42285156 -0.13378906  0.19628906</text:p>
            <text:p>  0.44433594 -0.42480469 -0.12988281 -0.202148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[-0.32080078  0.28369141 -0.39990234 -0.35205078 -0.08251953 -0.38623047</text:p>
            <text:p>  0.45654297  0.36572266 -0.01806641 -0.460449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[-0.23095703 -0.22802734  0.36962891  0.48779297 -0.33642578  0.11767578</text:p>
            <text:p>  0.01513672  0.26025391 -0.38134766  0.199707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[-0.33496094 -0.30957031 -0.12988281  0.22753906 -0.24902344 -0.31347656</text:p>
            <text:p> -0.20214844 -0.41113281  0.02832031  0.397460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[-0.31542969  0.40527344  0.42871094  0.49707031 -0.26074219  0.44824219</text:p>
            <text:p>  0.22363281 -0.47753906 -0.31152344 -0.372070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[-0.24755859  0.21435547  0.44482422  0.40869141  0.12353516 -0.27978516</text:p>
            <text:p> -0.44677734 -0.13330078 -0.29248047 -0.346191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[-0.46582031  0.00097656  0.22753906 -0.27832031 -0.27050781  0.08300781</text:p>
            <text:p> -0.25488281  0.13378906 -0.09472656  0.153320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[-0.24511719  0.17871094 -0.36035156  0.06738281  0.49707031  0.19042969</text:p>
            <text:p>  0.35644531  0.48339844 -0.33496094  0.057617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[-0.25439453 -0.48583984  0.29931641 -0.03564453  0.07763672  0.20361328</text:p>
            <text:p>  0.30419922 -0.06005859 -0.37353516 -0.276855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[-0.38037109 -0.24658203  0.04638672 -0.22412109 -0.19677734 -0.45947266</text:p>
            <text:p> -0.14208984 -0.28173828  0.41845703  0.286621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[-0.26171875 -0.37890625 -0.28515625 -0.01171875 -0.04296875 -0.20703125</text:p>
            <text:p> -0.10546875  0.08984375 -0.24609375 -0.48828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[-0.27246094  0.37792969  0.05761719  0.29003906  0.31347656  0.12402344</text:p>
            <text:p>  0.36035156 -0.22363281  0.34082031  0.334960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[-0.35107422  0.32568359  0.38427734 -0.31982422  0.28564453  0.18310547</text:p>
            <text:p>  0.49658203  0.11865234 -0.09130859  0.13232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[-0.41796875 -0.09765625  0.24609375 -0.16796875  0.05078125 -0.30078125</text:p>
            <text:p>  0.48828125 -0.37890625  0.47265625 -0.3320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[-0.39990234  0.03857422  0.48779297 -0.49365234 -0.18505859 -0.22119141</text:p>
            <text:p>  0.43212891 -0.21533203 -0.24169922  0.056152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[-0.23681641  0.45751953  0.10205078  0.10693359 -0.23291016  0.38916016</text:p>
            <text:p>  0.08740234  0.18017578  0.12060547 -0.1694335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[-0.36376953  0.31103516 -0.02880859 -0.14501953  0.34326172 -0.06201172</text:p>
            <text:p>  0.31982422  0.11181641  0.32958984 -0.1674804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[-0.40722656  0.14550781 -0.09667969 -0.46972656 -0.30566406  0.36816406</text:p>
            <text:p>  0.02246094 -0.06542969 -0.11425781 -0.155273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[-0.36572266 -0.46044922  0.21533203 -0.27197266  0.04443359  0.36181641</text:p>
            <text:p> -0.32275391  0.41845703  0.16357422 -0.290527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[-0.37158203  0.22509766 -0.05224609  0.34716797  0.14794922 -0.36669922</text:p>
            <text:p> -0.25048828  0.33837891 -0.33447266  0.340332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[-0.25488281  0.32128906 -0.13964844  0.43261719  0.00292969  0.30957031</text:p>
            <text:p>  0.14355469  0.01660156 -0.16503906  0.442382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[-0.34570312  0.44726562  0.21289062 -0.47070312  0.10742188  0.01757812</text:p>
            <text:p>  0.26367188  0.27539062 -0.38476562  0.2207031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[-0.33740234 -0.27392578 -0.32470703 -0.43115234  0.37744141  0.21630859</text:p>
            <text:p> -0.00537109 -0.02783203  0.07080078 -0.006347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[-0.38916016  0.28173828  0.14501953  0.20458984  0.45849609  0.44775391</text:p>
            <text:p> -0.03369141  0.09814453  0.17138672  0.232910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[-0.36767578 -0.23193359  0.45947266 -0.39892578 -0.25439453 -0.21435547</text:p>
            <text:p>  0.03466797 -0.27490234 -0.00244141 -0.413574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[-0.42578125 -0.18359375  0.22265625  0.32421875 -0.14453125  0.39453125</text:p>
            <text:p> -0.08203125 -0.15234375 -0.19140625  0.17578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[-0.31201172 -0.24462891 -0.49853516  0.21923828  0.26220703 -0.29345703</text:p>
            <text:p>  0.34814453 -0.01416016  0.22900391 -0.406738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[-0.35644531  0.20410156 -0.44433594 -0.16894531  0.46386719  0.34863281</text:p>
            <text:p> -0.27050781 -0.03808594  0.20214844  0.0439453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[-0.26220703  0.42822266  0.27587891  0.45654297 -0.11767578 -0.10107422</text:p>
            <text:p> -0.26611328  0.16650391 -0.03759766  0.230957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[-0.25976562  0.39257812  0.47070312  0.11523438  0.25585938  0.36914062</text:p>
            <text:p> -0.46289062 -0.21679688 -0.08007812 -0.365234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[-0.35546875 -0.41015625  0.43359375 -0.10546875 -0.38671875  0.13671875</text:p>
            <text:p>  0.05078125 -0.19140625 -0.21484375 -0.3945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[-0.37402344  0.26074219 -0.24707031 -0.31152344 -0.22558594  0.16308594</text:p>
            <text:p> -0.05371094 -0.27832031 -0.29199219 -0.0634765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[-0.27490234  0.41357422 -0.13720703 -0.36865234 -0.06005859 -0.34619141</text:p>
            <text:p> -0.44287109  0.15966797  0.38330078 -0.068847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[-0.41699219  0.28808594  0.12402344 -0.10449219  0.20019531  0.48730469</text:p>
            <text:p> -0.19042969  0.46777344  0.05566406  0.229492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[-0.23876953 -0.31396484  0.34619141 -0.02001953  0.46826172 -0.18701172</text:p>
            <text:p>  0.44482422  0.48681641 -0.04541016 -0.2924804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[-0.36425781  0.11816406 -0.46777344  0.32324219  0.26855469  0.04394531</text:p>
            <text:p>  0.15917969  0.18847656 -0.46191406 -0.448242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[-0.34033203 -0.43115234  0.04150391  0.37841797 -0.07080078 -0.14794922</text:p>
            <text:p>  0.03076172  0.43212891  0.32177734  0.309082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[-0.42285156 -0.02636719 -0.14355469 -0.48535156  0.30371094 -0.24121094</text:p>
            <text:p> -0.11816406  0.38769531 -0.44238281 -0.139648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[-0.43017578  0.08056641  0.27197266 -0.46142578  0.18310547  0.34814453</text:p>
            <text:p>  0.47216797 -0.46240234 -0.31494141 -0.351074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[-0.21337891 -0.28466797  0.17236328 -0.36962891  0.35302734  0.30322266</text:p>
            <text:p> -0.20166016 -0.49951172  0.11279297  0.307128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[-0.24853516 -0.17138672 -0.43310547  0.34521484 -0.02587891 -0.06787109</text:p>
            <text:p>  0.23193359  0.02001953  0.12451172  0.092285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[-0.22460938  0.27929688  0.07617188  0.40039062 -0.36523438 -0.25976562</text:p>
            <text:p>  0.10351562  0.26367188 -0.09179688 -0.15039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[-0.35742188 -0.18164062 -0.32226562 -0.23242188  0.31445312 -0.43945312</text:p>
            <text:p>  0.40820312  0.11523438 -0.38085938  0.48242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[-0.37792969 -0.28222656  0.24121094  0.43457031  0.17675781  0.01074219</text:p>
            <text:p> -0.33886719  0.33496094  0.37597656 -0.309570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[-0.23144531 -0.42089844 -0.06933594 -0.04394531 -0.41113281  0.22363281</text:p>
            <text:p> -0.14550781  0.33691406 -0.17285156 -0.0810546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[-0.44824219 -0.05566406  0.03027344 -0.13574219  0.41894531  0.26855469</text:p>
            <text:p> -0.47167969  0.37402344  0.39941406  0.2607421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[-0.2421875  0.3359375  0.2734375  0.2578125 -0.0546875 -0.4453125</text:p>
            <text:p>  0.3203125  0.0234375  0.4140625 -0.2578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[-0.24462891  0.37158203  0.07861328 -0.40087891 -0.42822266  0.08447266</text:p>
            <text:p> -0.48291016  0.40673828  0.45654297  0.338378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[-0.25634766 -0.25732422 -0.45654297 -0.16259766 -0.22119141 -0.37255859</text:p>
            <text:p> -0.33837891  0.24658203  0.46044922 -0.399902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[-0.25927734 -0.41455078 -0.09033203 -0.35302734  0.33056641  0.26318359</text:p>
            <text:p> -0.30224609 -0.29345703 -0.28857422 -0.0844726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[-0.23974609  0.30029297  0.46826172 -0.08349609  0.31884766  0.02490234</text:p>
            <text:p>  0.12353516 -0.35986328  0.37158203  0.145996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[-0.41503906  0.05957031 -0.12011719  0.02246094  0.49902344  0.06347656</text:p>
            <text:p>  0.45214844  0.16113281  0.22167969  0.352539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[-0.38574219 -0.36816406  0.21777344 -0.07324219 -0.01855469 -0.29394531</text:p>
            <text:p>  0.09082031 -0.43847656 -0.28808594  0.1982421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[-0.34765625 -0.32421875  0.45703125  0.40234375 -0.19140625  0.44140625</text:p>
            <text:p> -0.37890625 -0.41796875  0.44921875  0.09765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[-0.34277344 -0.39550781 -0.15332031 -0.28027344 -0.44433594  0.38183594</text:p>
            <text:p>  0.22753906 -0.18457031  0.36425781 -0.094726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[-0.35400391  0.16845703 -0.24951172  0.48974609 -0.16259766 -0.18115234</text:p>
            <text:p> -0.46728516 -0.42138672  0.15966797  0.447753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[-0.25683594 -0.45019531  0.10449219  0.30566406 -0.29589844 -0.26660156</text:p>
            <text:p> -0.49902344  0.32324219 -0.33105469  0.31933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[-0.45800781  0.08691406  0.25097656  0.22949219 -0.07519531  0.38769531</text:p>
            <text:p>  0.31542969 -0.09277344 -0.43066406 -0.3544921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[-0.33837891  0.34033203 -0.20263672 -0.49462891  0.22802734  0.42822266</text:p>
            <text:p> -0.32666016  0.12548828  0.48779297  0.4321289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[-0.30273438  0.41992188 -0.15820312  0.32226562 -0.31835938 -0.30664062</text:p>
            <text:p>  0.40039062 -0.47070312  0.26757812 -0.072265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[-0.36523438 -0.26757812 -0.34570312  0.25976562  0.11914062  0.25585938</text:p>
            <text:p> -0.16210938  0.34179688 -0.04492188 -0.009765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[-0.35791016 -0.37451172  0.23876953  0.23583984  0.23974609 -0.33349609</text:p>
            <text:p>  0.24755859  0.19189453 -0.17236328  0.201660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[-0.3828125 -0.2109375 -0.1484375  0.1171875  0.4296875  0.0703125</text:p>
            <text:p>  0.0546875  0.1015625  0.4609375 -0.1171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[-0.40576172 -0.27587891  0.22021484  0.12548828 -0.08154297  0.05029297</text:p>
            <text:p> -0.49560547 -0.29541016  0.26025391 -0.312988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[-0.34326172  0.41162109  0.40771484  0.18798828  0.48095703  0.48779297</text:p>
            <text:p>  0.06689453 -0.10791016 -0.42724609 -0.375488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[-0.33007812 -0.38085938  0.25976562 -0.45507812  0.49804688 -0.37304688</text:p>
            <text:p>  0.40429688 -0.17773438 -0.05664062  0.20507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[-0.21972656  0.20800781  0.46582031 -0.28222656  0.38183594 -0.31933594</text:p>
            <text:p> -0.29003906  0.49707031 -0.17675781 -0.342773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[-0.45361328 -0.17724609  0.20166016  0.01513672 -0.40283203  0.43408203</text:p>
            <text:p> -0.23876953  0.21728516 -0.30712891  0.172363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[-0.38134766  0.36767578  0.16845703 -0.28759766 -0.34619141 -0.24755859</text:p>
            <text:p> -0.46337891 -0.12841797 -0.16455078 -0.274902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[-0.34082031  0.37597656 -0.39746094 -0.15332031 -0.14550781 -0.04199219</text:p>
            <text:p> -0.12988281 -0.49121094 -0.46972656  0.0283203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[-0.23730469  0.26464844 -0.33691406 -0.42480469 -0.30761719  0.49511719</text:p>
            <text:p> -0.07324219  0.25683594  0.32910156 -0.450195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[-0.39941406  0.23144531 -0.07324219  0.03808594 -0.11035156 -0.32714844</text:p>
            <text:p> -0.40722656 -0.29199219 -0.45019531  0.336914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[-0.41992188  0.13085938  0.49023438 -0.29492188 -0.24804688  0.12304688</text:p>
            <text:p> -0.15429688 -0.07226562  0.30664062 -0.45507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[-0.42773438  0.04492188  0.46679688  0.19726562 -0.44335938 -0.18164062</text:p>
            <text:p>  0.27539062  0.15429688 -0.35742188  0.052734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[-0.40283203 -0.11865234 -0.14599609  0.31591797  0.36669922  0.41455078</text:p>
            <text:p>  0.46826172  0.24462891  0.00927734  0.371582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[-0.36279297 -0.30322266 -0.15087891 -0.08154297  0.49267578 -0.27392578</text:p>
            <text:p> -0.35888672 -0.04150391 -0.08740234  0.394042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string" calcext:value-type="string">
            <text:p>[-0.38964844  0.08886719 -0.29394531 -0.32714844  0.38378906 -0.44628906</text:p>
            <text:p> -0.19433594  0.17480469  0.37988281 -0.047851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string" calcext:value-type="string">
            <text:p>[-0.22119141 -0.37060547  0.14892578  0.12255859  0.15771484 -0.00146484</text:p>
            <text:p>  0.22802734 -0.27294922  0.44873047 -0.185058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string" calcext:value-type="string">
            <text:p>[-0.44042969  0.03027344  0.05371094  0.37207031 -0.38574219 -0.42675781</text:p>
            <text:p>  0.09863281  0.14746094  0.06347656 -0.247070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[-0.27197266 -0.42919922  0.49658203 -0.17822266  0.38818359  0.01806641</text:p>
            <text:p> -0.47900391 -0.30029297  0.13232422 -0.384277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[-0.19970703  0.11572266  0.46337891 -0.48095703  0.44482422  0.33642578</text:p>
            <text:p>  0.29638672  0.35400391  0.27490234  0.168457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[-0.40527344 -0.08300781 -0.34082031 -0.34277344 -0.00683594 -0.05566406</text:p>
            <text:p> -0.33496094 -0.37207031  0.05175781 -0.032226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[-0.30517578  0.45556641 -0.35302734 -0.33642578  0.30810547  0.22314453</text:p>
            <text:p> -0.40283203 -0.08740234  0.31005859 -0.47607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[-0.41064453 -0.20458984 -0.16943359 -0.19189453  0.17138672  0.10986328</text:p>
            <text:p> -0.10205078  0.47119141  0.34521484 -0.120605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[-0.25146484 -0.32861328 -0.06689453  0.15478516 -0.47412109 -0.43212891</text:p>
            <text:p>  0.26806641  0.47998047  0.37548828  0.407714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[-0.35595703  0.39697266 -0.00537109  0.36279297 -0.46142578  0.24267578</text:p>
            <text:p> -0.10986328 -0.11474609 -0.00634766  0.324707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[-0.21826172 -0.21337891 -0.21728516  0.31298828 -0.39404297  0.36279297</text:p>
            <text:p>  0.19189453  0.26708984  0.19775391  0.499511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[-0.39453125  0.16015625  0.31640625  0.35546875 -0.36328125 -0.38671875</text:p>
            <text:p>  0.19921875 -0.05859375  0.46484375  0.14453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[-0.43066406 -0.11230469 -0.16699219  0.00683594  0.10839844  0.45410156</text:p>
            <text:p>  0.31152344 -0.38574219 -0.10644531  0.368164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[-0.42822266 -0.14794922  0.02783203 -0.33447266  0.48193359 -0.07568359</text:p>
            <text:p>  0.11474609  0.23095703 -0.14892578 -0.228027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[-0.38818359 -0.33251953  0.02294922  0.26806641 -0.39208984  0.23583984</text:p>
            <text:p>  0.28759766 -0.05517578 -0.24560547 -0.205566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[-0.28417969 -0.25097656 -0.47753906 -0.47167969 -0.47949219 -0.33300781</text:p>
            <text:p> -0.49511719 -0.38378906  0.34472656 -0.403320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[-0.39208984  0.12451172 -0.48876953  0.01416016  0.01025391  0.08349609</text:p>
            <text:p>  0.00244141 -0.44189453  0.42236328 -0.451660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[-0.34814453  0.48291016  0.01806641 -0.12939453 -0.26611328 -0.45263672</text:p>
            <text:p>  0.46044922 -0.34130859 -0.34228516 -0.183105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[-0.37890625  0.33203125  0.36328125  0.37109375  0.02734375  0.22265625</text:p>
            <text:p>  0.33984375  0.48828125 -0.20703125  0.12890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[-0.39306641 -0.26123047 -0.36669922 -0.04931641 -0.13916016  0.29541016</text:p>
            <text:p> -0.31884766 -0.28857422 -0.16064453 -0.0131835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[-0.234375  0.421875  0.296875 -0.234375  0.140625 -0.140625 -0.109375</text:p>
            <text:p> -0.203125  0.078125  0.234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[-0.25732422  0.35693359 -0.33447266 -0.22607422 -0.37060547 -0.16064453</text:p>
            <text:p>  0.34033203  0.39990234 -0.12255859  0.038574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[-0.33056641  0.42626953 -0.17919922  0.01318359  0.42333984 -0.26708984</text:p>
            <text:p>  0.24365234 -0.10107422  0.15185547 -0.075683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[-0.27734375  0.44921875 -0.33203125 -0.02734375 -0.43359375  0.18359375</text:p>
            <text:p> -0.24609375 -0.45703125  0.42578125 -0.47265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[-0.36816406 -0.42480469  0.02050781  0.06933594 -0.32910156 -0.10839844</text:p>
            <text:p> -0.12597656 -0.19824219  0.20605469  0.305664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[-0.42236328  0.16650391  0.29541016  0.04638672  0.37841797 -0.34716797</text:p>
            <text:p>  0.04248047  0.31103516  0.34912109  0.141113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[-0.37548828 -0.31787109  0.43603516  0.09326172 -0.44970703  0.48095703</text:p>
            <text:p>  0.46435547 -0.04833984  0.33349609  0.094238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[-0.22705078  0.31494141 -0.11865234 -0.25830078  0.26123047  0.27001953</text:p>
            <text:p>  0.30029297 -0.35302734 -0.04931641  0.445800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[-0.41601562 -0.32617188  0.00195312 -0.04101562  0.34960938  0.27539062</text:p>
            <text:p>  0.13085938  0.31445312 -0.36132812 -0.208984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[-0.22607422 -0.29931641 -0.24072266 -0.19482422  0.41064453  0.05810547</text:p>
            <text:p> -0.37841797  0.49365234 -0.46630859  0.00732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[-0.38378906  0.40332031 -0.02636719  0.05371094  0.28027344  0.28222656</text:p>
            <text:p> -0.26660156  0.25488281 -0.12207031  0.321289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[-0.31738281 -0.36621094 -0.32714844  0.37011719  0.44042969 -0.12792969</text:p>
            <text:p> -0.41894531 -0.17089844 -0.47753906 -0.495117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[-0.36621094  0.34667969 -0.22363281  0.19628906 -0.03027344  0.46777344</text:p>
            <text:p> -0.48339844  0.49511719  0.37207031  0.4287109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[-0.43554688 -0.04101562  0.44335938 -0.31054688  0.36132812 -0.48632812</text:p>
            <text:p> -0.29492188  0.38085938 -0.02148438 -0.439453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[-0.32275391 -0.48779297 -0.15576172 -0.47900391 -0.38134766  0.03759766</text:p>
            <text:p> -0.18603516 -0.32763672 -0.18408203  0.416503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[-0.38183594  0.17480469 -0.27050781  0.18066406 -0.42089844 -0.14160156</text:p>
            <text:p>  0.37597656 -0.05175781  0.04394531  0.444335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[-0.32519531 -0.45214844 -0.35058594 -0.13769531  0.24511719 -0.43261719</text:p>
            <text:p>  0.01074219  0.05566406 -0.14160156  0.012695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[-0.48583984  0.09326172  0.22998047 -0.07958984 -0.33349609  0.42724609</text:p>
            <text:p>  0.15869141  0.27685547  0.45361328 -0.357910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[-0.24707031  0.40722656 -0.11621094 -0.05957031  0.19824219 -0.38574219</text:p>
            <text:p> -0.28613281 -0.20996094  0.49902344 -0.065429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[-0.44580078 -0.09130859  0.22509766 -0.47705078 -0.20751953 -0.26123047</text:p>
            <text:p>  0.33154297 -0.00927734  0.35693359 -0.335449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[-0.40673828  0.33837891  0.34228516  0.06201172 -0.23095703  0.26220703</text:p>
            <text:p>  0.18310547 -0.14208984 -0.32275391  0.125488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[-0.42333984 -0.21923828  0.41748047 -0.01708984  0.22900391 -0.13525391</text:p>
            <text:p> -0.27880859  0.46435547 -0.23388672 -0.420410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[-0.26416016 -0.34326172 -0.47998047  0.32958984 -0.41650391  0.32275391</text:p>
            <text:p>  0.09130859  0.47314453 -0.20361328  0.107910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[-0.42480469  0.20214844  0.10058594  0.38769531  0.00488281  0.18261719</text:p>
            <text:p>  0.23925781 -0.30566406  0.39160156 -0.262695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[-0.18652344  0.32324219  0.31542969 -0.12402344  0.46191406  0.47558594</text:p>
            <text:p> -0.36621094  0.28417969 -0.35449219 -0.250976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[-0.26708984  0.49951172 -0.11376953  0.13916016  0.13525391 -0.04150391</text:p>
            <text:p>  0.12744141 -0.06689453  0.04736328  0.423339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[-0.43505859  0.15185547 -0.11767578  0.22119141  0.43603516  0.40771484</text:p>
            <text:p> -0.13427734  0.30419922 -0.22998047 -0.158691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[-0.22900391 -0.45654297  0.12548828 -0.38525391 -0.03759766 -0.30615234</text:p>
            <text:p> -0.34228516 -0.04638672 -0.21533203  0.322753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[-0.34521484 -0.35986328 -0.34814453  0.06103516  0.18212891 -0.08837891</text:p>
            <text:p>  0.42431641  0.19873047  0.40673828 -0.498535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[-0.43359375 -0.26953125  0.19921875 -0.18359375 -0.33984375  0.08984375</text:p>
            <text:p>  0.34765625  0.07421875  0.14453125 -0.316406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[-0.21875 -0.40625  0.34375 -0.21875 -0.46875  0.46875  0.03125  0.34375</text:p>
            <text:p>  0.40625  0.21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[-0.45263672  0.20849609  0.07958984  0.07861328 -0.25341797  0.22216797</text:p>
            <text:p>  0.08251953  0.06396484  0.27587891 -0.266113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[-0.28515625  0.36328125 -0.35546875  0.46484375  0.37109375 -0.12109375</text:p>
            <text:p>  0.18359375 -0.23046875 -0.23828125  0.03515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[-0.37353516  0.45361328  0.19189453  0.22021484 -0.15087891  0.05712891</text:p>
            <text:p>  0.10693359 -0.35498047  0.49951172  0.217285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[-0.47119141 -0.12060547  0.39892578 -0.12744141 -0.09228516  0.24853516</text:p>
            <text:p> -0.02197266 -0.02294922  0.19873047  0.064941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[-0.29736328 -0.45849609 -0.32958984  0.17138672 -0.49658203 -0.47216797</text:p>
            <text:p>  0.16748047 -0.31396484 -0.02587891  0.016113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[-0.26513672  0.27099609 -0.35791016  0.26611328  0.43408203 -0.46533203</text:p>
            <text:p> -0.22998047 -0.37353516  0.21337891 -0.453613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[-0.39160156  0.31738281 -0.04980469 -0.45410156  0.08496094 -0.02246094</text:p>
            <text:p>  0.16308594  0.48144531  0.21386719 -0.170898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[-0.25390625 -0.29296875 -0.26171875  0.49609375  0.15234375  0.09765625</text:p>
            <text:p>  0.46484375 -0.13671875  0.41796875  0.00390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[-0.37109375  0.41796875  0.38671875 -0.12109375  0.22265625 -0.47265625</text:p>
            <text:p> -0.08984375  0.26171875  0.45703125 -0.37890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[-0.39550781 -0.22558594  0.43847656  0.29199219  0.48730469 -0.17480469</text:p>
            <text:p> -0.12207031  0.09472656 -0.11816406 -0.4169921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[-0.45068359 -0.02001953 -0.16455078  0.20556641  0.04541016 -0.20166016</text:p>
            <text:p> -0.27490234 -0.24267578  0.44189453 -0.143066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[-0.45556641  0.05126953  0.44580078 -0.11181641  0.29833984 -0.14208984</text:p>
            <text:p>  0.11865234 -0.47607422 -0.47314453  0.049316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[-0.27978516  0.48486328  0.47314453  0.31396484  0.19287109 -0.28662109</text:p>
            <text:p> -0.04931641 -0.07373047  0.46826172  0.123535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[-0.24951172  0.44287109 -0.31103516  0.28173828 -0.17529297  0.14404297</text:p>
            <text:p> -0.08935547  0.17333984 -0.45849609 -0.469238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[-0.33544922  0.49755859  0.43115234 -0.30419922 -0.32373047 -0.20751953</text:p>
            <text:p> -0.36279297 -0.33447266  0.23681641  0.116699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[-0.40966797  0.18115234 -0.29150391 -0.12841797  0.32080078 -0.10205078</text:p>
            <text:p>  0.21923828  0.31787109 -0.07177734  0.440917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[-0.2109375 -0.3203125  0.3671875  0.2890625 -0.2734375 -0.2265625</text:p>
            <text:p> -0.3984375  0.1171875  0.0703125 -0.2890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[-0.22851562 -0.26367188 -0.43554688  0.14648438  0.03710938 -0.41210938</text:p>
            <text:p> -0.18164062 -0.12304688 -0.42382812 -0.396484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[-0.46826172  0.03662109  0.03271484  0.06298828  0.35595703 -0.38720703</text:p>
            <text:p> -0.05810547 -0.48291016 -0.05224609 -0.250488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[-0.41455078  0.25244141  0.31884766 -0.44580078 -0.42626953 -0.04248047</text:p>
            <text:p> -0.38720703  0.08447266  0.01318359 -0.366699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[-0.40136719  0.45996094  0.17089844 -0.08886719 -0.40917969  0.09667969</text:p>
            <text:p> -0.04980469  0.01464844  0.38378906  0.213867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[-0.35839844  0.43261719 -0.20019531 -0.29589844  0.16503906 -0.22753906</text:p>
            <text:p>  0.08691406  0.26855469  0.03613281 -0.079101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[-0.38427734  0.21044922 -0.46533203 -0.47802734  0.20556641  0.38818359</text:p>
            <text:p> -0.42724609  0.33154297  0.08642578  0.040527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[-0.44287109  0.06591797 -0.14111328 -0.28662109  0.24072266  0.10302734</text:p>
            <text:p>  0.29541016 -0.46923828  0.10595703  0.349121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[-0.47851562 -0.01367188 -0.18554688 -0.10351562 -0.21289062 -0.16210938</text:p>
            <text:p> -0.43164062  0.12695312  0.32617188 -0.146484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[-0.45849609 -0.10595703 -0.18798828 -0.30224609 -0.14990234  0.49365234</text:p>
            <text:p>  0.15478516 -0.01611328 -0.22216797  0.3647460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[-0.38330078 -0.40380859  0.41259766 -0.41455078  0.35498047  0.17626953</text:p>
            <text:p> -0.10595703  0.17822266 -0.33056641 -0.397949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[-0.23632812 -0.34960938 -0.45898438 -0.36132812 -0.15820312  0.28320312</text:p>
            <text:p>  0.24804688  0.10351562 -0.08789062  0.11132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[-0.43994141  0.22314453  0.49267578 -0.09619141 -0.31103516  0.46728516</text:p>
            <text:p>  0.25927734  0.07080078 -0.14501953  0.033691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[-0.26953125 -0.46484375 -0.30859375  0.48046875 -0.23828125  0.48828125</text:p>
            <text:p>  0.32421875  0.31640625  0.08984375  0.0195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[-0.44335938 -0.12695312  0.41992188  0.18164062  0.16601562  0.20898438</text:p>
            <text:p>  0.13476562 -0.39257812  0.31445312  0.068359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[-0.41357422 -0.36181641  0.19677734 -0.38232422 -0.27685547 -0.25439453</text:p>
            <text:p> -0.06591797 -0.06884766 -0.40380859  0.1948242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[-0.46289062  0.15820312 -0.13867188 -0.08789062  0.17773438  0.44726562</text:p>
            <text:p> -0.29101562 -0.32617188 -0.34570312 -0.162109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[-0.22070312 -0.17773438 -0.41210938 -0.34570312  0.23242188 -0.10742188</text:p>
            <text:p>  0.38867188 -0.34960938  0.24023438  0.095703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[-0.41552734 -0.13330078  0.44091797  0.49072266  0.42431641  0.16943359</text:p>
            <text:p>  0.29150391  0.23779297  0.43017578  0.071777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[-0.46044922  0.12255859  0.05615234 -0.42919922 -0.44873047 -0.08251953</text:p>
            <text:p> -0.48779297  0.29052734 -0.38818359  0.241699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[-0.22949219  0.35058594 -0.31347656  0.08300781 -0.11230469 -0.20019531</text:p>
            <text:p>  0.49707031  0.03027344 -0.00683594  0.041992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string" calcext:value-type="string">
            <text:p>[-0.48388672 -0.13525391 -0.01416016  0.04736328 -0.03466797  0.00341797</text:p>
            <text:p> -0.19873047 -0.02978516 -0.38037109 -0.2348632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[-0.34863281  0.29003906 -0.42089844  0.33886719 -0.34082031 -0.34667969</text:p>
            <text:p>  0.29980469 -0.26464844 -0.13378906 -0.4638671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[-0.47363281 -0.08496094  0.20410156  0.21386719 -0.46582031 -0.22167969</text:p>
            <text:p>  0.17480469  0.36035156  0.24121094 -0.3388671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[-0.23193359  0.38623047  0.49169922  0.42431641 -0.48583984  0.32958984</text:p>
            <text:p> -0.30615234  0.41357422  0.03564453 -0.361816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[-0.38525391 -0.17529297 -0.34326172  0.45849609  0.05615234 -0.39990234</text:p>
            <text:p>  0.25146484  0.48486328 -0.49658203  0.479003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[-0.33300781  0.46191406 -0.37402344  0.35449219  0.04980469  0.26269531</text:p>
            <text:p>  0.44042969  0.28222656  0.19433594 -0.4794921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[-0.45019531  0.17285156  0.27441406 -0.26269531  0.12011719 -0.30761719</text:p>
            <text:p> -0.11425781 -0.31933594  0.23339844  0.137695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[-0.37060547 -0.38916016 -0.17431641  0.41064453  0.29736328  0.42138672</text:p>
            <text:p>  0.07080078  0.18505859  0.24853516 -0.098144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[-0.21191406  0.29394531  0.48925781  0.22558594 -0.42285156 -0.01464844</text:p>
            <text:p>  0.28027344  0.27050781  0.48730469  0.149414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[-0.21435547  0.32958984  0.29443359 -0.43310547  0.20361328 -0.48486328</text:p>
            <text:p>  0.47705078 -0.34619141 -0.47021484 -0.254394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[-0.35058594 -0.48144531 -0.17675781  0.21191406  0.36035156  0.07714844</text:p>
            <text:p> -0.34277344  0.04199219 -0.29980469  0.4130859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[-0.39355469 -0.45410156  0.19433594  0.41894531 -0.21386719  0.40136719</text:p>
            <text:p> -0.47949219 -0.21191406  0.04785156 -0.293945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[-0.24658203 -0.39990234  0.32275391  0.47216797  0.27294922 -0.49169922</text:p>
            <text:p> -0.12548828 -0.28662109  0.29052734  0.2153320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[-0.37841797 -0.47509766 -0.19775391 -0.09716797  0.10205078  0.11669922</text:p>
            <text:p> -0.49951172  0.41162109 -0.41552734  0.409667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[-0.453125  0.015625 -0.359375 -0.453125 -0.328125  0.328125 -0.078125</text:p>
            <text:p>  0.140625  0.484375  0.4531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[-0.24169922 -0.47119141 -0.28759766 -0.21044922  0.02001953  0.44873047</text:p>
            <text:p>  0.48095703 -0.05322266  0.20556641  0.022949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[-0.20898438  0.45117188  0.12304688  0.41601562  0.02539062  0.34960938</text:p>
            <text:p>  0.24414062 -0.18945312  0.23632812 -0.1660156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[-0.47607422 -0.04931641  0.00927734 -0.44482422  0.16064453  0.30810547</text:p>
            <text:p>  0.37158203 -0.25634766  0.28369141  0.2573242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[-0.390625 -0.296875 -0.171875 -0.390625  0.234375 -0.234375  0.484375</text:p>
            <text:p>  0.328125 -0.203125  0.3906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[-0.19091797 -0.41259766  0.36474609  0.09033203 -0.21044922  0.42919922</text:p>
            <text:p>  0.18798828 -0.02587891 -0.47802734  0.222167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[-0.3984375 -0.3828125 -0.1953125  0.1015625  0.0390625  0.4609375</text:p>
            <text:p> -0.0859375 -0.4453125  0.1328125 -0.10156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[-0.43310547 -0.07666016 -0.36181641  0.34814453 -0.26513672 -0.01611328</text:p>
            <text:p> -0.49169922 -0.00244141 -0.06396484 -0.035644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[-0.20117188 -0.46289062  0.14648438 -0.07617188  0.22070312 -0.34570312</text:p>
            <text:p> -0.18554688 -0.41601562 -0.09960938  0.3261718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[-0.49609375  0.04296875  0.01171875 -0.24609375  0.09765625 -0.34765625</text:p>
            <text:p> -0.21484375 -0.11328125 -0.16796875 -0.253906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[-0.40185547  0.26708984 -0.26806641  0.37939453 -0.48388672  0.20263672</text:p>
            <text:p> -0.21044922  0.09130859 -0.40771484 -0.06689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[-0.45605469 -0.14160156  0.00683594  0.35644531  0.22363281 -0.03613281</text:p>
            <text:p> -0.04199219 -0.39941406 -0.26464844 -0.231445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[-0.40820312 -0.24023438  0.02539062  0.46679688 -0.45507812 -0.41992188</text:p>
            <text:p> -0.29882812  0.08789062  0.30273438  0.283203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[-0.41943359  0.32373047 -0.07080078  0.23681641 -0.17333984  0.01708984</text:p>
            <text:p>  0.00634766 -0.14892578  0.09814453 -0.174316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[-0.49121094 -0.02832031  0.40136719  0.07128906 -0.15527344 -0.40722656</text:p>
            <text:p>  0.39160156  0.12011719 -0.25292969 -0.4462890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[-0.37646484  0.29638672 -0.44189453  0.02978516  0.40087891 -0.30712891</text:p>
            <text:p>  0.14306641  0.10498047 -0.24951172 -0.467285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[-0.43457031  0.34472656  0.32128906 -0.24707031 -0.48925781  0.30175781</text:p>
            <text:p>  0.02636719  0.22753906 -0.43847656  0.122070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[-0.40332031 -0.31152344  0.41503906 -0.21582031  0.29199219 -0.47949219</text:p>
            <text:p>  0.30761719  0.32128906  0.21777344  0.090820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[-0.35302734 -0.44580078 -0.37158203 -0.44677734 -0.01318359 -0.39306641</text:p>
            <text:p> -0.14599609  0.42529297 -0.25732422  0.009277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[-0.39599609 -0.41845703 -0.00048828 -0.23974609  0.41259766 -0.06884766</text:p>
            <text:p> -0.28271484  0.17138672  0.09033203  0.3022460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[-0.37304688 -0.35351562 -0.36914062 -0.24804688 -0.07617188 -0.04882812</text:p>
            <text:p>  0.26757812 -0.43164062  0.29101562  0.498046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[-0.45117188 -0.21289062  0.39648438 -0.32617188 -0.02929688 -0.09570312</text:p>
            <text:p> -0.43554688 -0.16601562 -0.34960938 -0.423828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[-0.41162109  0.40966797 -0.04736328 -0.25537109  0.02197266  0.32177734</text:p>
            <text:p> -0.42333984 -0.37548828 -0.23779297  0.317871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[-0.22363281 -0.33496094 -0.04589844  0.46386719 -0.21582031 -0.47167969</text:p>
            <text:p>  0.42480469  0.11035156  0.49121094  0.411132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[-0.41748047  0.09521484 -0.31494141  0.36376953  0.12548828 -0.40673828</text:p>
            <text:p> -0.35107422 -0.45556641  0.26416016 -0.051269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[-0.20654297  0.41552734  0.31787109  0.07470703  0.39892578 -0.18017578</text:p>
            <text:p>  0.04736328  0.42724609  0.19384766  0.237792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[-0.42138672 -0.44775391  0.17333984  0.10986328 -0.47216797  0.44091797</text:p>
            <text:p>  0.36376953  0.15771484 -0.06787109 -0.2973632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[-0.41308594 -0.16894531 -0.36425781  0.14941406 -0.20214844 -0.36035156</text:p>
            <text:p>  0.09472656 -0.14550781  0.38769531  0.4755859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[-0.36083984  0.46826172 -0.39501953  0.04541016 -0.20849609  0.30224609</text:p>
            <text:p>  0.28369141 -0.34814453  0.07861328 -0.4829101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[-0.46337891 -0.03466797  0.42236328  0.38037109  0.10302734 -0.44677734</text:p>
            <text:p> -0.45166016 -0.24951172 -0.13720703 -0.442871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[-0.19335938 -0.37695312  0.16992188  0.43164062  0.41601562 -0.04101562</text:p>
            <text:p>  0.38476562  0.35742188 -0.43554688 -0.181640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[-0.48144531 -0.17089844  0.18066406 -0.29394531  0.33886719  0.47363281</text:p>
            <text:p> -0.39550781 -0.41308594 -0.42285156  0.1689453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[-0.21923828  0.40087891 -0.09521484  0.24951172  0.45654297 -0.42529297</text:p>
            <text:p> -0.12939453  0.42041016 -0.38525391 -0.0620117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[-0.44384766 -0.31982422 -0.01904297 -0.35009766  0.09130859  0.31494141</text:p>
            <text:p> -0.02587891 -0.31591797 -0.47705078 -0.212402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[-0.23388672 -0.38525391 -0.26416016  0.29736328  0.21533203 -0.24658203</text:p>
            <text:p>  0.05126953 -0.27978516 -0.13037109 -0.484863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[-0.40917969  0.37402344  0.14746094  0.40332031  0.39550781 -0.20800781</text:p>
            <text:p>  0.37988281  0.24121094 -0.28027344 -0.278320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[-0.4453125  0.1015625 -0.3359375  0.0546875 -0.1328125 -0.3671875</text:p>
            <text:p>  0.4921875 -0.0859375  0.1484375 -0.0546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string" calcext:value-type="string">
            <text:p>[-0.43603516 -0.23388672  0.00439453  0.15771484  0.28662109 -0.38037109</text:p>
            <text:p> -0.45556641  0.45751953  0.18701172  0.279785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[-0.18310547 -0.32666016  0.38818359 -0.40185547 -0.01513672 -0.26611328</text:p>
            <text:p> -0.24169922 -0.25244141  0.18603516 -0.28564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[-0.47021484  0.26513672  0.27685547 -0.06396484  0.05712891  0.03662109</text:p>
            <text:p>  0.29931641 -0.17626953 -0.21826172 -0.373535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[-0.18115234  0.44482422  0.14404297 -0.27490234  0.28369141  0.31005859</text:p>
            <text:p>  0.40087891  0.44091797  0.35205078 -0.162597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[-0.49365234  0.00732422  0.20654297  0.41259766  0.47119141  0.12255859</text:p>
            <text:p> -0.41162109 -0.49658203 -0.21044922  0.149902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[-0.47070312  0.07226562 -0.16210938  0.40429688 -0.01757812  0.14257812</text:p>
            <text:p>  0.13867188 -0.09960938 -0.00976562  0.345703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[-0.42724609  0.23779297 -0.09423828 -0.27099609 -0.36865234 -0.28759766</text:p>
            <text:p>  0.43603516  0.07763672  0.43408203  0.333496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[-0.24414062 -0.43554688 -0.48242188  0.13085938 -0.35351562 -0.02148438</text:p>
            <text:p> -0.32226562  0.33007812  0.24804688 -0.380859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[-0.2265625 -0.4921875  0.3203125  0.2734375  0.3359375  0.1640625</text:p>
            <text:p>  0.4609375 -0.4296875 -0.2578125 -0.2734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[-0.41210938  0.21679688 -0.48632812  0.21289062 -0.05273438  0.42773438</text:p>
            <text:p>  0.41601562 -0.29882812 -0.02929688  0.037109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[-0.44726562  0.33007812 -0.09179688 -0.07226562 -0.43164062  0.05664062</text:p>
            <text:p> -0.15039062  0.22070312 -0.01757812 -0.177734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[-0.43847656 -0.19824219 -0.19042969  0.49902344 -0.08691406  0.14941406</text:p>
            <text:p> -0.25878906 -0.15917969  0.22949219 -0.124023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[-0.48339844  0.05761719  0.42480469 -0.42089844  0.04003906 -0.10253906</text:p>
            <text:p> -0.03808594 -0.10644531  0.41113281  0.045898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[-0.41113281 -0.39746094  0.39160156  0.27636719  0.09667969  0.21582031</text:p>
            <text:p> -0.26269531 -0.45214844 -0.44628906 -0.4013671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[-0.25195312  0.47851562  0.49414062 -0.37695312  0.45117188 -0.32617188</text:p>
            <text:p>  0.10742188 -0.44335938 -0.41601562  0.126953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[-0.44238281  0.25878906  0.29785156  0.24511719  0.31542969 -0.00292969</text:p>
            <text:p>  0.45605469  0.45410156 -0.10253906 -0.370117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string" calcext:value-type="string">
            <text:p>[-0.44775391  0.13720703  0.46923828  0.39599609  0.49365234  0.16259766</text:p>
            <text:p> -0.31103516  0.29736328  0.19091797 -0.458496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[-0.42089844 -0.25488281 -0.38769531 -0.35839844 -0.39746094  0.33496094</text:p>
            <text:p> -0.47558594  0.08105469 -0.27636719 -0.0166015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[-0.22167969  0.43652344 -0.29003906 -0.40917969  0.08300781  0.10449219</text:p>
            <text:p>  0.06738281 -0.19628906 -0.34277344 -0.465820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[-0.20849609 -0.35595703 -0.43798828 -0.05224609  0.10009766  0.24365234</text:p>
            <text:p>  0.40478516 -0.26611328  0.02783203  0.114746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[-0.43701172  0.38037109  0.12646484  0.09423828  0.13720703 -0.16845703</text:p>
            <text:p>  0.22314453 -0.38916016 -0.39599609 -0.281738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string" calcext:value-type="string">
            <text:p>[-0.44482422  0.29443359  0.10302734 -0.41357422 -0.05810547 -0.47314453</text:p>
            <text:p> -0.34716797 -0.16259766 -0.06005859  0.226074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[-0.48046875  0.21484375  0.05859375 -0.23046875  0.48828125  0.26171875</text:p>
            <text:p> -0.07421875  0.43359375  0.16015625 -0.26953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[-0.49853516  0.07861328 -0.18310547  0.09521484 -0.27587891  0.18212891</text:p>
            <text:p> -0.01806641  0.27001953 -0.12548828  0.342285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[-0.39111328 -0.48974609  0.38916016  0.07763672  0.15966797 -0.12841797</text:p>
            <text:p>  0.32373047  0.40478516  0.00537109  0.109863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[-0.39404297  0.35302734 -0.24462891 -0.11279297 -0.28857422 -0.49267578</text:p>
            <text:p>  0.35986328 -0.13525391  0.25634766  0.425292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string" calcext:value-type="string">
            <text:p>[-0.43896484 -0.39111328  0.37060547 -0.03271484 -0.16162109  0.25537109</text:p>
            <text:p> -0.41943359 -0.08251953  0.43798828 -0.404785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[-0.4609375 -0.0703125 -0.3828125  0.0390625  0.4765625  0.0234375</text:p>
            <text:p>  0.3515625  0.3671875 -0.1796875 -0.03906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[-0.4296875  0.2734375 -0.2890625  0.0703125  0.2578125  0.2421875</text:p>
            <text:p> -0.3671875  0.4609375  0.4765625 -0.070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[-0.46142578 -0.26318359  0.17822266 -0.49267578  0.40185547  0.12939453</text:p>
            <text:p>  0.19091797  0.44384766  0.02880859 -0.3198242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string" calcext:value-type="string">
            <text:p>[-0.40429688  0.30273438 -0.46289062 -0.27929688  0.14257812 -0.26757812</text:p>
            <text:p> -0.01367188  0.47460938 -0.36523438 -0.470703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[-0.49902344 -0.11425781  0.37792969 -0.43652344 -0.35058594  0.28808594</text:p>
            <text:p> -0.17871094  0.34667969  0.08300781  0.061523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[-0.20410156  0.37988281 -0.48730469 -0.26660156 -0.22753906  0.29003906</text:p>
            <text:p> -0.14941406  0.04394531  0.15136719 -0.358398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[-0.46386719 -0.22753906 -0.01660156 -0.15136719  0.02832031 -0.34082031</text:p>
            <text:p>  0.38769531 -0.17285156  0.07128906  0.2763671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[-0.47558594  0.14355469  0.44824219  0.08691406  0.23535156  0.20214844</text:p>
            <text:p> -0.46777344 -0.33300781  0.07519531 -0.461914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[-0.36865234  0.38232422 -0.41845703 -0.46240234 -0.40380859 -0.00244141</text:p>
            <text:p> -0.28662109 -0.12158203  0.41455078  0.024902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[-0.41845703 -0.29052734 -0.19287109  0.30029297 -0.02392578 -0.19482422</text:p>
            <text:p>  0.32763672 -0.30224609 -0.31884766  0.387207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string" calcext:value-type="string">
            <text:p>[-0.44091797 -0.16259766 -0.38525391 -0.15966797 -0.46044922 -0.32080078</text:p>
            <text:p> -0.06201172  0.22412109  0.27197266  0.4721679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[-0.37597656  0.48925781 -0.00292969 -0.43847656  0.47558594 -0.41308594</text:p>
            <text:p>  0.30371094  0.02832031 -0.45800781 -0.186523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string" calcext:value-type="string">
            <text:p>[-0.39892578  0.42431641  0.36572266 -0.43017578 -0.03564453 -0.43310547</text:p>
            <text:p> -0.24658203 -0.36865234  0.34130859 -0.38232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string" calcext:value-type="string">
            <text:p>[-0.19873047 -0.49853516  0.34130859 -0.41748047 -0.40576172  0.12451172</text:p>
            <text:p> -0.38232422  0.20068359 -0.14208984 -0.270019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[-0.19140625  0.39453125 -0.07421875 -0.44140625 -0.28515625 -0.46484375</text:p>
            <text:p>  0.02734375  0.05078125 -0.26953125 -0.05859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string" calcext:value-type="string">
            <text:p>[-0.4375  0.1875 -0.3125 -0.4375  0.0625 -0.0625  0.0625 -0.3125 -0.1875</text:p>
            <text:p>  0.4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string" calcext:value-type="string">
            <text:p>[-0.21142578  0.48681641 -0.07177734 -0.24267578 -0.34814453 -0.12060547</text:p>
            <text:p>  0.44091797  0.19384766  0.27880859  0.430175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[-0.38623047  0.43896484 -0.22119141  0.39501953 -0.09326172 -0.18798828</text:p>
            <text:p> -0.06982422 -0.36181641 -0.07958984 -0.082519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[-0.48925781 -0.25683594  0.15722656  0.19824219  0.14355469  0.16894531</text:p>
            <text:p>  0.03417969 -0.18652344 -0.08691406 -0.3232421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[-0.46630859 -0.19189453 -0.21142578  0.18994141 -0.34521484  0.18896484</text:p>
            <text:p> -0.41552734  0.21044922  0.11376953 -0.1274414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[-0.47802734  0.17919922  0.25341797  0.42822266 -0.13818359 -0.26806641</text:p>
            <text:p> -0.27099609  0.05029297  0.11767578  0.134277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[-0.44628906 -0.28417969 -0.21386719 -0.00878906 -0.28222656 -0.15527344</text:p>
            <text:p>  0.17089844  0.06738281 -0.43457031  0.3837890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[-0.49072266  0.16455078 -0.15966797 -0.39697266 -0.08056641  0.48681641</text:p>
            <text:p> -0.44775391  0.04345703 -0.46142578 -0.165527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[-0.17089844  0.49511719  0.36230469 -0.10839844 -0.14746094  0.08496094</text:p>
            <text:p> -0.22558594 -0.16894531 -0.02636719 -0.2666015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[-0.19384766  0.43017578 -0.26904297 -0.10009766  0.34130859  0.06494141</text:p>
            <text:p>  0.22412109  0.43408203 -0.22705078 -0.462402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[-0.36328125 -0.49609375  0.41015625  0.38671875  0.41796875 -0.16796875</text:p>
            <text:p>  0.48046875  0.03515625  0.12109375  0.11328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[-0.41894531 -0.48339844  0.36816406 -0.23144531 -0.09863281 -0.08886719</text:p>
            <text:p>  0.16699219 -0.22558594 -0.11035156  0.1064453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[-0.42919922  0.46630859  0.14990234 -0.39794922  0.33251953  0.13623047</text:p>
            <text:p> -0.20654297  0.38427734  0.26806641  0.210449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[-0.44921875 -0.44140625  0.15234375 -0.19921875  0.26953125  0.48046875</text:p>
            <text:p>  0.20703125 -0.47265625 -0.18359375 -0.300781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string" calcext:value-type="string">
            <text:p>[-0.21386719 -0.47753906 -0.26660156  0.09863281  0.27832031  0.40917969</text:p>
            <text:p> -0.36230469 -0.42285156  0.32128906  0.026367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[-0.46484375  0.38671875  0.10546875 -0.21484375 -0.12109375 -0.12890625</text:p>
            <text:p>  0.06640625 -0.01953125  0.48828125 -0.28515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[-0.22412109  0.47216797 -0.48486328 -0.06787109 -0.29052734 -0.36572266</text:p>
            <text:p>  0.26416016  0.18701172 -0.30029297  0.130371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[-0.44140625 -0.35546875  0.17578125  0.30859375  0.46484375 -0.21484375</text:p>
            <text:p> -0.22265625  0.30078125  0.48046875  0.191406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[-0.45898438 -0.29882812  0.37304688  0.16601562 -0.22460938 -0.40039062</text:p>
            <text:p> -0.00585938  0.06054688 -0.01367188  0.083984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[-0.23925781  0.49316406 -0.09277344  0.44824219  0.39355469 -0.08105469</text:p>
            <text:p>  0.28417969 -0.43652344  0.16308594  0.426757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[-0.42626953 -0.37646484 -0.21630859 -0.20751953 -0.21923828 -0.49951172</text:p>
            <text:p> -0.24267578 -0.07568359  0.01708984 -0.1049804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string" calcext:value-type="string">
            <text:p>[-0.20605469 -0.39160156 -0.24316406 -0.39355469  0.47363281 -0.28613281</text:p>
            <text:p>  0.20800781  0.35058594 -0.01464844 -0.481445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[-0.38085938 -0.43945312 -0.39257812  0.24414062 -0.27148438 -0.35351562</text:p>
            <text:p> -0.30273438 -0.20507812 -0.37304688  0.005859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[-0.38867188  0.47460938 -0.41601562 -0.26367188 -0.46679688  0.34179688</text:p>
            <text:p>  0.12695312  0.02148438 -0.03710938 -0.4863281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[-0.4140625  0.4453125 -0.2421875  0.0859375 -0.3515625 -0.1484375</text:p>
            <text:p> -0.2265625  0.0078125 -0.1953125 -0.0859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[-0.47314453  0.10791016 -0.35693359 -0.25439453 -0.39111328 -0.32763672</text:p>
            <text:p>  0.33544922  0.28369141  0.03271484 -0.0581054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[-0.47167969 -0.31347656 -0.04003906  0.34082031 -0.16699219  0.35449219</text:p>
            <text:p> -0.18261719  0.05371094  0.40722656 -0.2158203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[-0.46533203  0.19384766 -0.33349609  0.25341797 -0.19580078 -0.02294922</text:p>
            <text:p> -0.09423828  0.05712891 -0.30322266  0.434082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[-0.49804688  0.27148438  0.25585938 -0.37304688 -0.20117188  0.07617188</text:p>
            <text:p>  0.14257812  0.19335938 -0.33398438 -0.376953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[-0.20166016  0.34423828 -0.29248047  0.39208984  0.14599609 -0.23974609</text:p>
            <text:p> -0.34619141 -0.33935547  0.10888672  0.045410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string" calcext:value-type="string">
            <text:p>[-0.46923828 -0.34912109  0.15478516 -0.00048828  0.20654297 -0.17529297</text:p>
            <text:p> -0.37939453 -0.32958984  0.36474609  0.1879882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[-0.47900391 -0.20654297  0.37548828  0.36474609 -0.28759766 -0.05615234</text:p>
            <text:p>  0.40771484  0.20361328 -0.46533203 -0.4272460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[-0.48876953 -0.06396484 -0.40380859 -0.27001953  0.21826172  0.06298828</text:p>
            <text:p>  0.19482422 -0.26318359 -0.29541016 -0.04248047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string" calcext:value-type="string">
            <text:p>[-0.48095703  0.02197266 -0.38037109  0.23779297  0.41357422  0.36767578</text:p>
            <text:p> -0.23486328 -0.48974609  0.36865234  0.4497070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[-0.48828125  0.12890625  0.03515625  0.26171875  0.29296875 -0.04296875</text:p>
            <text:p>  0.35546875 -0.33984375  0.49609375  0.238281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string" calcext:value-type="string">
            <text:p>[-0.40380859  0.49560547 -0.02392578  0.25244141  0.21728516 -0.37353516</text:p>
            <text:p>  0.14697266  0.39794922  0.42626953 -0.189941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[-0.43115234 -0.30517578  0.39404297  0.47509766  0.03369141 -0.43994141</text:p>
            <text:p>  0.15087891 -0.30908203  0.10205078  0.087402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[-0.43164062 -0.49804688 -0.04492188 -0.05664062 -0.04101562 -0.33398438</text:p>
            <text:p> -0.00976562 -0.23242188  0.31054688 -0.193359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[-0.20068359 -0.27001953 -0.41455078  0.45556641  0.29541016 -0.45166016</text:p>
            <text:p> -0.02490234 -0.49267578 -0.30810547 -0.393066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[-0.18408203  0.28759766 -0.48974609 -0.46533203 -0.16455078 -0.05419922</text:p>
            <text:p>  0.43701172 -0.09912109 -0.39697266  0.152832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[-0.17333984 -0.46923828  0.16748047  0.23291016  0.47900391 -0.38525391</text:p>
            <text:p> -0.02880859  0.21435547  0.01611328  0.329589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string" calcext:value-type="string">
            <text:p>[-0.45166016 -0.40576172 -0.04248047  0.14208984 -0.10400391  0.01025391</text:p>
            <text:p>  0.40380859 -0.08935547 -0.14111328  0.295410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[-0.39648438  0.38867188 -0.43945312  0.22851562  0.33789062  0.03710938</text:p>
            <text:p> -0.44335938  0.24804688  0.29882812  0.021484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[-0.17871094  0.40917969  0.33886719  0.38378906 -0.34277344 -0.21972656</text:p>
            <text:p>  0.20410156  0.05761719  0.30957031  0.2412109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[-0.42675781  0.43066406  0.34472656  0.26074219 -0.29394531 -0.39355469</text:p>
            <text:p> -0.40332031  0.00097656  0.22558594 -0.385742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[-0.40087891 -0.34716797 -0.39013672  0.44287109 -0.33447266 -0.00927734</text:p>
            <text:p>  0.11083984 -0.06201172  0.17529297  0.4946289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[-0.45751953  0.27978516 -0.31005859 -0.23876953 -0.00048828  0.28173828</text:p>
            <text:p>  0.47607422 -0.16943359  0.36083984 -0.073730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[-0.48632812 -0.09960938 -0.20898438  0.38867188 -0.40820312 -0.46679688</text:p>
            <text:p> -0.00195312  0.35351562 -0.33789062  0.361328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[-0.21630859 -0.44189453 -0.46142578  0.43994141 -0.09521484 -0.06103516</text:p>
            <text:p> -0.16552734 -0.03955078  0.36376953 -0.377441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string" calcext:value-type="string">
            <text:p>[-0.40625 -0.46875 -0.21875 -0.40625 -0.15625  0.15625  0.34375 -0.21875</text:p>
            <text:p>  0.46875  0.406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string" calcext:value-type="string">
            <text:p>[-0.43945312  0.41601562 -0.06835938  0.43554688 -0.23632812  0.36132812</text:p>
            <text:p>  0.41992188 -0.00585938 -0.35351562  0.314453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[-0.42382812 -0.41210938 -0.02148438  0.45117188  0.15429688 -0.02929688</text:p>
            <text:p> -0.43945312 -0.45898438 -0.02539062  0.298828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string" calcext:value-type="string">
            <text:p>[-0.48681641 -0.29248047  0.35205078 -0.14306641 -0.48291016 -0.36083984</text:p>
            <text:p> -0.16259766  0.43017578 -0.12939453  0.0805664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[-0.16308594 -0.41894531  0.38574219  0.39941406  0.04785156  0.38964844</text:p>
            <text:p>  0.34472656 -0.39550781 -0.36230469  0.225585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[-0.49023438  0.35742188  0.27929688  0.13476562 -0.00585938  0.38085938</text:p>
            <text:p> -0.28710938 -0.03320312  0.33007812  0.115234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[-0.47265625  0.30078125  0.08203125  0.27734375 -0.31640625 -0.43359375</text:p>
            <text:p>  0.49609375  0.20703125 -0.17578125  0.222656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[-0.44873047 -0.24853516 -0.40869141  0.33251953  0.34423828  0.37451172</text:p>
            <text:p>  0.36767578  0.45068359 -0.39208984 -0.0200195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[-0.45996094  0.31542969  0.49511719  0.10253906 -0.37402344 -0.18847656</text:p>
            <text:p> -0.32714844  0.21386719  0.40332031 -0.477539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[-0.49169922 -0.22119141 -0.03759766 -0.46044922 -0.22998047 -0.30126953</text:p>
            <text:p>  0.23095703  0.19677734 -0.04443359  0.27294922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[-0.42871094 -0.34082031 -0.41113281  0.13378906  0.40722656  0.03027344</text:p>
            <text:p> -0.04589844  0.30761719  0.05957031  0.4912109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[-0.49951172 -0.30712891 -0.06103516  0.03173828 -0.42529297  0.39404297</text:p>
            <text:p> -0.33935547  0.42333984  0.29150391 -0.21923828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[-0.40869141 -0.43310547 -0.41357422 -0.06494141  0.47021484 -0.31396484</text:p>
            <text:p> -0.45947266  0.16455078 -0.48876953  0.0024414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[-0.46777344  0.22949219  0.47167969 -0.40527344  0.43066406 -0.49316406</text:p>
            <text:p>  0.10253906  0.44042969 -0.26074219  0.030273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[-0.46679688 -0.38476562  0.34960938 -0.34179688 -0.41992188  0.29492188</text:p>
            <text:p>  0.42382812  0.28710938  0.32226562 -0.408203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[-0.18066406 -0.36230469 -0.41699219  0.25683594  0.35839844  0.20410156</text:p>
            <text:p> -0.43847656  0.36425781  0.14355469  0.118164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[-0.49414062 -0.18554688 -0.23242188 -0.11914062  0.39648438  0.22851562</text:p>
            <text:p>  0.42773438 -0.41992188 -0.00195312 -0.13085938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[-0.42431641  0.39501953 -0.46044922 -0.08056641  0.07958984  0.07666016</text:p>
            <text:p>  0.39990234 -0.38232422  0.18310547  0.018066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string" calcext:value-type="string">
            <text:p>[-0.46240234  0.35107422  0.30029297  0.44384766  0.25244141  0.34130859</text:p>
            <text:p> -0.13037109 -0.40283203  0.44580078  0.118652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string" calcext:value-type="string">
            <text:p>[-0.45507812  0.24414062 -0.11523438  0.41992188  0.37304688 -0.24804688</text:p>
            <text:p>  0.27929688  0.44726562  0.31835938  0.330078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[-0.49316406  0.20019531 -0.35449219 -0.05566406 -0.45410156  0.01660156</text:p>
            <text:p> -0.25097656  0.42675781 -0.41894531  0.4306640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[-0.45703125  0.47265625  0.12890625  0.29296875  0.07421875  0.17578125</text:p>
            <text:p> -0.36328125 -0.24609375  0.15234375  0.20703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[-0.48291016  0.25048828 -0.13623047  0.11083984  0.11474609 -0.20849609</text:p>
            <text:p>  0.12255859 -0.18310547  0.20263672  0.326660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[-0.43212891  0.30908203 -0.48388672  0.41162109 -0.11572266 -0.22802734</text:p>
            <text:p> -0.17041016 -0.15576172 -0.48095703 -0.474121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[-0.49707031 -0.34277344  0.13378906 -0.30957031 -0.05175781 -0.13574219</text:p>
            <text:p>  0.46386719  0.04003906  0.24902344  0.1845703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[-0.47949219 -0.39941406 -0.06347656 -0.16699219 -0.36230469  0.04980469</text:p>
            <text:p>  0.24707031  0.28027344 -0.25683594  0.2919921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[-0.18603516 -0.48388672 -0.24560547  0.40771484 -0.46337891  0.36962891</text:p>
            <text:p> -0.20556641  0.20751953  0.43701172  0.029785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string" calcext:value-type="string">
            <text:p>[-0.4765625 -0.2421875 -0.4296875  0.0234375  0.0859375  0.4140625</text:p>
            <text:p>  0.2109375 -0.1796875  0.4921875 -0.0234375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[-0.421875  0.359375 -0.265625 -0.421875  0.453125 -0.453125  0.203125</text:p>
            <text:p>  0.234375  0.140625  0.421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[-0.46728516  0.42236328 -0.08935547  0.12646484 -0.49462891  0.40087891</text:p>
            <text:p>  0.26318359  0.36376953 -0.46923828  0.311035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[-0.45458984  0.43701172  0.32373047 -0.04833984  0.44775391 -0.35400391</text:p>
            <text:p>  0.43994141  0.37060547  0.10986328 -0.389160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string" calcext:value-type="string">
            <text:p>[-0.48486328  0.47900391  0.10791016 -0.01611328 -0.18408203  0.21533203</text:p>
            <text:p>  0.47998047  0.12353516  0.03662109  0.203613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[-0.47509766  0.33642578 -0.11279297 -0.38134766  0.31005859  0.09619141</text:p>
            <text:p> -0.30712891 -0.40966797 -0.13330078 -0.181152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string" calcext:value-type="string">
            <text:p>[-0.18847656 -0.44824219 -0.44042969 -0.25097656  0.16308594 -0.10058594</text:p>
            <text:p> -0.00878906 -0.40917969  0.47949219 -0.374023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string" calcext:value-type="string">
            <text:p>[-0.45654297 -0.33447266 -0.43212891 -0.17529297  0.14892578  0.06982422</text:p>
            <text:p> -0.20263672 -0.32275391 -0.05615234  0.48779297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[-0.44189453  0.45166016 -0.26318359 -0.22314453  0.39013672 -0.10888672</text:p>
            <text:p> -0.38330078  0.37744141 -0.31103516 -0.089355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string" calcext:value-type="string">
            <text:p>[-0.44677734 -0.47705078  0.34716797  0.45947266 -0.35693359 -0.04931641</text:p>
            <text:p>  0.01025391  0.14404297 -0.22607422  0.103027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[-0.46875 -0.15625 -0.40625 -0.46875  0.28125 -0.28125 -0.21875 -0.40625</text:p>
            <text:p>  0.15625  0.46875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[-0.49560547  0.23583984  0.45068359  0.28564453  0.17236328 -0.45361328</text:p>
            <text:p> -0.05419922 -0.18994141 -0.37646484  0.0268554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[-0.43408203 -0.46240234 -0.23974609  0.28466797 -0.41455078  0.19580078</text:p>
            <text:p>  0.18701172  0.15087891  0.35302734  0.40283203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[-0.47412109 -0.27783203 -0.23486328 -0.31787109  0.45947266 -0.11572266</text:p>
            <text:p>  0.01416016  0.43701172  0.44970703  0.3803710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[-0.41650391  0.48095703 -0.43701172  0.42724609  0.27490234  0.38134766</text:p>
            <text:p> -0.02978516  0.39111328 -0.15283203 -0.489746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[-0.19628906  0.46582031 -0.46386719  0.24121094 -0.03222656 -0.40527344</text:p>
            <text:p>  0.42089844 -0.18261719 -0.18457031  0.133789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[-0.49658203 -0.14990234 -0.42724609  0.22216797  0.02294922 -0.24169922</text:p>
            <text:p> -0.37548828 -0.03662109  0.04052734  0.4653320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string" calcext:value-type="string">
            <text:p>[-0.45947266 -0.49169922 -0.06591797 -0.36572266 -0.29931641 -0.29443359</text:p>
            <text:p> -0.16650391  0.13720703  0.19482422 -0.19677734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[-0.47753906  0.37207031 -0.30761719 -0.04003906 -0.06347656 -0.37402344</text:p>
            <text:p> -0.11035156 -0.02636719 -0.09082031  0.415039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[-0.47705078 -0.43505859  0.13134766  0.49169922  0.01123047 -0.47998047</text:p>
            <text:p>  0.05029297 -0.10302734 -0.29931641 -0.30419922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[-0.44433594  0.48730469 -0.45800781  0.11816406  0.01660156  0.42089844</text:p>
            <text:p> -0.18652344 -0.23925781 -0.26855469 -0.493164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string" calcext:value-type="string">
            <text:p>[-0.49267578  0.39306641  0.08447266  0.47607422 -0.37939453 -0.08935547</text:p>
            <text:p> -0.09033203  0.35009766  0.37255859 -0.288574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[-0.47460938 -0.47070312  0.32617188  0.15039062  0.38476562 -0.00976562</text:p>
            <text:p> -0.14648438 -0.48632812 -0.34179688  0.09960938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string" calcext:value-type="string">
            <text:p>[-0.16064453 -0.45458984 -0.41943359  0.05810547  0.42138672 -0.14013672</text:p>
            <text:p>  0.14794922  0.22119141 -0.40478516 -0.370605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[-0.44970703  0.36572266 -0.28662109  0.26904297  0.19482422 -0.41357422</text:p>
            <text:p>  0.04638672 -0.39599609  0.02490234  0.418457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[-0.48535156  0.28613281 -0.33105469  0.45214844 -0.25878906  0.32128906</text:p>
            <text:p>  0.31933594  0.20019531  0.24511719 -0.077148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[-0.48779297  0.32177734  0.47412109 -0.20654297  0.36767578 -0.14892578</text:p>
            <text:p> -0.48388672 -0.41650391  0.28759766 -0.480957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[-0.45214844  0.40136719 -0.48144531 -0.38964844 -0.17871094  0.11621094</text:p>
            <text:p>  0.24316406 -0.01269531  0.06738281  0.014648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[-0.45410156 -0.37011719 -0.23730469  0.48339844 -0.47753906 -0.45996094</text:p>
            <text:p> -0.39941406  0.29394531 -0.09863281 -0.10839844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[-0.47998047  0.40771484  0.49755859  0.30126953 -0.43701172  0.15576172</text:p>
            <text:p>  0.08642578  0.35693359 -0.04833984  0.011230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[-0.46191406 -0.45605469 -0.26074219 -0.02441406  0.32714844  0.23535156</text:p>
            <text:p>  0.03027344 -0.47949219  0.23730469  0.39941406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[-0.49462891 -0.37841797  0.32861328  0.34912109  0.32177734  0.33447266</text:p>
            <text:p>  0.26708984 -0.34326172  0.20654297 -0.4116210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[-0.48242188  0.44335938  0.30273438 -0.35742188  0.18945312 -0.31445312</text:p>
            <text:p>  0.28320312 -0.25976562 -0.00585938 -0.392578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[-0.49511719  0.42871094 -0.11035156 -0.18261719  0.24707031  0.44042969</text:p>
            <text:p>  0.10644531 -0.26660156  0.41503906  0.3076171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[-0.484375 -0.328125 -0.453125 -0.484375 -0.109375  0.109375 -0.359375</text:p>
            <text:p>  0.046875 -0.171875  0.484375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string" calcext:value-type="string">
            <text:p>[-0.16845703  0.45947266 -0.44287109 -0.44970703  0.22607422 -0.44482422</text:p>
            <text:p> -0.42236328  0.44775391 -0.06884766  0.137207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[-0.43652344 -0.42675781 -0.43457031 -0.37402344  0.21191406 -0.27441406</text:p>
            <text:p>  0.38378906 -0.46582031  0.39550781 -0.00097656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[-0.47216797  0.49365234 -0.47900391 -0.19091797 -0.24169922  0.46044922</text:p>
            <text:p> -0.34326172  0.13037109 -0.38427734 -0.496582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[-0.48974609 -0.44970703 -0.28173828 -0.33349609  0.06884766  0.27490234</text:p>
            <text:p> -0.12646484 -0.10986328  0.12158203  0.3959960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[-0.48193359 -0.36376953 -0.25830078  0.17431641  0.26416016 -0.42041016</text:p>
            <text:p>  0.44384766 -0.33642578 -0.21435547 -0.1118164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string" calcext:value-type="string">
            <text:p>[-0.46435547 -0.42041016 -0.45556641  0.31689453 -0.04638672 -0.23486328</text:p>
            <text:p>  0.22705078 -0.09619141  0.27978516 -0.00439453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[-0.4921875 -0.4140625 -0.4765625  0.0078125 -0.3046875 -0.1953125</text:p>
            <text:p>  0.0703125  0.2734375  0.1640625 -0.0078125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[-0.46972656  0.45800781 -0.28417969  0.46777344  0.13183594 -0.06933594</text:p>
            <text:p>  0.45996094 -0.25292969 -0.42675781 -0.092773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[-0.49755859  0.46435547 -0.30517578  0.15869141 -0.12646484 -0.02978516</text:p>
            <text:p>  0.30322266  0.11669922  0.45751953 -0.096191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[-0.48730469 -0.48535156 -0.08691406  0.32519531  0.44238281 -0.25488281</text:p>
            <text:p> -0.32324219 -0.49316406  0.07910156 -0.2001953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[-0.5 -0.5 -0.5 -0.5 -0.5 -0.5 -0.5 -0.5 -0.5 -0.5]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[ 0.17871094 -0.40917969 -0.33886719 -0.38378906  0.34277344  0.21972656</text:p>
            <text:p> -0.20410156 -0.05761719 -0.30957031 -0.24121094]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[ 0.20654297 -0.41552734 -0.31787109 -0.07470703 -0.39892578  0.18017578</text:p>
            <text:p> -0.04736328 -0.42724609 -0.19384766 -0.2377929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string" calcext:value-type="string">
            <text:p>[ 0.17089844 -0.49511719 -0.36230469  0.10839844  0.14746094 -0.08496094</text:p>
            <text:p>  0.22558594  0.16894531  0.02636719  0.266601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[ 0.21191406 -0.29394531 -0.48925781 -0.22558594  0.42285156  0.01464844</text:p>
            <text:p> -0.28027344 -0.27050781 -0.48730469 -0.1494140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[ 0.20898438 -0.45117188 -0.12304688 -0.41601562 -0.02539062 -0.34960938</text:p>
            <text:p> -0.24414062  0.18945312 -0.23632812  0.1660156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[ 0.2421875 -0.3359375 -0.2734375 -0.2578125  0.0546875  0.4453125</text:p>
            <text:p> -0.3203125 -0.0234375 -0.4140625  0.2578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string" calcext:value-type="string">
            <text:p>[ 0.22460938 -0.27929688 -0.07617188 -0.40039062  0.36523438  0.25976562</text:p>
            <text:p> -0.10351562 -0.26367188  0.09179688  0.1503906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string" calcext:value-type="string">
            <text:p>[ 0.23193359 -0.38623047 -0.49169922 -0.42431641  0.48583984 -0.32958984</text:p>
            <text:p>  0.30615234 -0.41357422 -0.03564453  0.361816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[ 0.26220703 -0.42822266 -0.27587891 -0.45654297  0.11767578  0.10107422</text:p>
            <text:p>  0.26611328 -0.16650391  0.03759766 -0.230957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[ 0.18115234 -0.44482422 -0.14404297  0.27490234 -0.28369141 -0.31005859</text:p>
            <text:p> -0.40087891 -0.44091797 -0.35205078  0.1625976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[ 0.19140625 -0.39453125  0.07421875  0.44140625  0.28515625  0.46484375</text:p>
            <text:p> -0.02734375 -0.05078125  0.26953125  0.0585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[ 0.234375 -0.421875 -0.296875  0.234375 -0.140625  0.140625  0.109375</text:p>
            <text:p>  0.203125 -0.078125 -0.234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string" calcext:value-type="string">
            <text:p>[ 0.18652344 -0.32324219 -0.31542969  0.12402344 -0.46191406 -0.47558594</text:p>
            <text:p>  0.36621094 -0.28417969  0.35449219  0.2509765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string" calcext:value-type="string">
            <text:p>[ 0.23681641 -0.45751953 -0.10205078 -0.10693359  0.23291016 -0.38916016</text:p>
            <text:p> -0.08740234 -0.18017578 -0.12060547  0.1694335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string" calcext:value-type="string">
            <text:p>[ 0.21142578 -0.48681641  0.07177734  0.24267578  0.34814453  0.12060547</text:p>
            <text:p> -0.44091797 -0.19384766 -0.27880859 -0.4301757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[ 0.20166016 -0.34423828  0.29248047 -0.39208984 -0.14599609  0.23974609</text:p>
            <text:p>  0.34619141  0.33935547 -0.10888672 -0.045410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[ 0.21923828 -0.40087891  0.09521484 -0.24951172 -0.45654297  0.42529297</text:p>
            <text:p>  0.12939453 -0.42041016  0.38525391  0.0620117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[ 0.27001953 -0.34228516 -0.25244141  0.05126953  0.31298828  0.40576172</text:p>
            <text:p> -0.16357422 -0.39306641 -0.29833984  0.26123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[ 0.19628906 -0.46582031  0.46386719 -0.24121094  0.03222656  0.40527344</text:p>
            <text:p> -0.42089844  0.18261719  0.18457031 -0.133789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string" calcext:value-type="string">
            <text:p>[ 0.21435547 -0.32958984 -0.29443359  0.43310547 -0.20361328  0.48486328</text:p>
            <text:p> -0.47705078  0.34619141  0.47021484  0.25439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[ 0.27978516 -0.48486328 -0.47314453 -0.31396484 -0.19287109  0.28662109</text:p>
            <text:p>  0.04931641  0.07373047 -0.46826172 -0.123535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[ 0.19384766 -0.43017578  0.26904297  0.10009766 -0.34130859 -0.06494141</text:p>
            <text:p> -0.22412109 -0.43408203  0.22705078  0.462402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[ 0.29003906 -0.43457031 -0.25488281 -0.14746094  0.37597656  0.06152344</text:p>
            <text:p>  0.42285156  0.46386719  0.15332031 -0.227539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[ 0.23974609 -0.30029297 -0.46826172  0.08349609 -0.31884766 -0.02490234</text:p>
            <text:p> -0.12353516  0.35986328 -0.37158203 -0.145996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[ 0.22949219 -0.35058594  0.31347656 -0.08300781  0.11230469  0.20019531</text:p>
            <text:p> -0.49707031 -0.03027344  0.00683594 -0.041992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[ 0.23925781 -0.49316406  0.09277344 -0.44824219 -0.39355469  0.08105469</text:p>
            <text:p> -0.28417969  0.43652344 -0.16308594 -0.4267578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string" calcext:value-type="string">
            <text:p>[ 0.24755859 -0.21435547 -0.44482422 -0.40869141 -0.12353516  0.27978516</text:p>
            <text:p>  0.44677734  0.13330078  0.29248047  0.346191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[ 0.27246094 -0.37792969 -0.05761719 -0.29003906 -0.31347656 -0.12402344</text:p>
            <text:p> -0.36035156  0.22363281 -0.34082031 -0.334960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[ 0.2578125 -0.1640625 -0.2265625 -0.2421875  0.4453125  0.0546875</text:p>
            <text:p> -0.1796875 -0.4765625 -0.0859375  0.2421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string" calcext:value-type="string">
            <text:p>[ 0.25976562 -0.39257812 -0.47070312 -0.11523438 -0.25585938 -0.36914062</text:p>
            <text:p>  0.46289062  0.21679688  0.08007812  0.365234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[ 0.29541016 -0.31298828 -0.42626953 -0.29833984  0.19775391 -0.10400391</text:p>
            <text:p>  0.18994141 -0.37939453 -0.14013672 -0.139160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[ 0.24462891 -0.37158203 -0.07861328  0.40087891  0.42822266 -0.08447266</text:p>
            <text:p>  0.48291016 -0.40673828 -0.45654297 -0.338378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[ 0.25488281 -0.32128906  0.13964844 -0.43261719 -0.00292969 -0.30957031</text:p>
            <text:p> -0.14355469 -0.01660156  0.16503906 -0.442382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string" calcext:value-type="string">
            <text:p>[ 0.24707031 -0.40722656  0.11621094  0.05957031 -0.19824219  0.38574219</text:p>
            <text:p>  0.28613281  0.20996094 -0.49902344  0.0654296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[ 0.25 -0.25 -0.25 <text:s/>0.25 <text:s/>0.25 -0.25 <text:s/>0.25 -0.25 <text:s/>0.25 -0.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string" calcext:value-type="string">
            <text:p>[ 0.22412109 -0.47216797  0.48486328  0.06787109  0.29052734  0.36572266</text:p>
            <text:p> -0.26416016 -0.18701172  0.30029297 -0.130371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string" calcext:value-type="string">
            <text:p>[ 0.24951172 -0.44287109  0.31103516 -0.28173828  0.17529297 -0.14404297</text:p>
            <text:p>  0.08935547 -0.17333984  0.45849609  0.469238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[ 0.31542969 -0.40527344 -0.42871094 -0.49707031  0.26074219 -0.44824219</text:p>
            <text:p> -0.22363281  0.47753906  0.31152344  0.372070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[ 0.20410156 -0.37988281  0.48730469  0.26660156  0.22753906 -0.29003906</text:p>
            <text:p>  0.14941406 -0.04394531 -0.15136719  0.358398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[ 0.27539062 -0.22070312 -0.42382812 -0.09960938  0.13476562  0.24023438</text:p>
            <text:p> -0.39648438 -0.23632812  0.40820312  0.349609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[ 0.30273438 -0.41992188  0.15820312 -0.32226562  0.31835938  0.30664062</text:p>
            <text:p> -0.40039062  0.47070312 -0.26757812  0.072265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string" calcext:value-type="string">
            <text:p>[ 0.25244141 -0.28564453 -0.05517578 -0.09130859 -0.37646484  0.22021484</text:p>
            <text:p>  0.05322266  0.36669922  0.20751953  0.15380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[ 0.26757812 -0.30664062 -0.44726562  0.39257812 -0.06054688 -0.06445312</text:p>
            <text:p>  0.03320312 -0.00976562 -0.25585938 -0.14257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[ 0.21972656 -0.20800781 -0.46582031  0.28222656 -0.38183594  0.31933594</text:p>
            <text:p>  0.29003906 -0.49707031  0.17675781  0.342773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string" calcext:value-type="string">
            <text:p>[ 0.28759766 -0.39892578 -0.44970703  0.19384766  0.00244141 -0.40869141</text:p>
            <text:p> -0.38037109 -0.15283203  0.19580078  0.368652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string" calcext:value-type="string">
            <text:p>[ 0.26708984 -0.49951172  0.11376953 -0.13916016 -0.13525391  0.04150391</text:p>
            <text:p> -0.12744141  0.06689453 -0.04736328 -0.4233398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string" calcext:value-type="string">
            <text:p>[ 0.18408203 -0.28759766  0.48974609  0.46533203  0.16455078  0.05419922</text:p>
            <text:p> -0.43701172  0.09912109  0.39697266 -0.152832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string" calcext:value-type="string">
            <text:p>[ 0.25195312 -0.47851562 -0.49414062  0.37695312 -0.45117188  0.32617188</text:p>
            <text:p> -0.10742188  0.44335938  0.41601562 -0.1269531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string" calcext:value-type="string">
            <text:p>[ 0.26464844 -0.46386719 -0.08105469  0.20214844  0.49121094 -0.42871094</text:p>
            <text:p>  0.06933594  0.45019531 -0.00488281  0.172851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[ 0.26318359 -0.04248047 -0.39794922 -0.39306641  0.26708984 -0.11083984</text:p>
            <text:p> -0.41259766 -0.31982422 -0.37939453  0.330566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string" calcext:value-type="string">
            <text:p>[ 0.30761719 -0.49121094 -0.45214844 -0.00488281  0.06542969  0.24707031</text:p>
            <text:p>  0.20605469 -0.29589844 -0.35253906 -0.120117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[ 0.16845703 -0.45947266  0.44287109  0.44970703 -0.22607422  0.44482422</text:p>
            <text:p>  0.42236328 -0.44775391  0.06884766 -0.137207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[ 0.22705078 -0.31494141  0.11865234  0.25830078 -0.26123047 -0.27001953</text:p>
            <text:p> -0.30029297  0.35302734  0.04931641 -0.4458007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[ 0.30029297 -0.38427734 -0.03662109  0.01904297 -0.05517578 -0.16357422</text:p>
            <text:p> -0.20361328 -0.14599609 -0.22509766 -0.331542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string" calcext:value-type="string">
            <text:p>[ 0.19970703 -0.11572266 -0.46337891  0.48095703 -0.44482422 -0.33642578</text:p>
            <text:p> -0.29638672 -0.35400391 -0.27490234 -0.168457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[ 0.22167969 -0.43652344  0.29003906  0.40917969 -0.08300781 -0.10449219</text:p>
            <text:p> -0.06738281  0.19628906  0.34277344  0.465820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[ 0.32568359 -0.35498047 -0.21044922 -0.33056641 -0.17041016  0.32666016</text:p>
            <text:p>  0.14990234 -0.13232422 -0.06689453  0.268066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[ 0.25732422 -0.35693359  0.33447266  0.22607422  0.37060547  0.16064453</text:p>
            <text:p> -0.34033203 -0.39990234  0.12255859 -0.038574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[ 0.25537109 -0.12841797 -0.42138672  0.09912109  0.07177734 -0.41552734</text:p>
            <text:p>  0.01708984 -0.09326172 -0.04345703 -0.161621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string" calcext:value-type="string">
            <text:p>[ 0.27783203 -0.25634766 -0.22900391 -0.44091797 -0.49169922 -0.28955078</text:p>
            <text:p>  0.40673828  0.38037109  0.36572266 -0.246582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[ 0.28808594 -0.20605469 -0.01074219 -0.27441406  0.07714844  0.48535156</text:p>
            <text:p> -0.21972656 -0.22949219 -0.01269531 -0.3505859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[ 0.29248047 -0.47021484 -0.06005859 -0.48876953 -0.25048828 -0.46826172</text:p>
            <text:p>  0.22607422  0.08056641  0.11083984  0.176269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[ 0.27490234 -0.41357422  0.13720703  0.36865234  0.06005859  0.34619141</text:p>
            <text:p>  0.44287109 -0.15966797 -0.38330078  0.068847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[ 0.30322266 -0.22705078 -0.40283203  0.20947266  0.39306641  0.20068359</text:p>
            <text:p> -0.23974609  0.39404297 -0.47607422  0.353027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[ 0.32324219 -0.31933594 -0.40527344  0.01074219  0.45605469 -0.14355469</text:p>
            <text:p>  0.34667969  0.25097656 -0.02441406 -0.1357421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[ 0.28271484 -0.32763672  0.16064453 -0.12353516  0.25537109 -0.34912109</text:p>
            <text:p>  0.01318359 -0.38623047  0.28076172 -0.438964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[ 0.30810547 -0.29833984 -0.01318359 -0.47314453  0.14013672  0.14111328</text:p>
            <text:p>  0.36669922 -0.37255859  0.43896484  0.160644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[ 0.31787109 -0.44091797 -0.23388672  0.16162109 -0.36572266  0.02197266</text:p>
            <text:p> -0.42041016  0.09423828  0.26904297 -0.224121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[ 0.29345703 -0.08447266 -0.18212891 -0.42529297 -0.10107422  0.31982422</text:p>
            <text:p> -0.45263672 -0.07275391 -0.30615234 -0.262207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[ 0.29785156 -0.34863281 -0.23144531  0.36035156 -0.42871094  0.36621094</text:p>
            <text:p> -0.00683594  0.23730469 -0.18261719  0.264648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string" calcext:value-type="string">
            <text:p>[ 0.28027344 -0.29199219 -0.03417969  0.21777344 -0.11816406  0.18066406</text:p>
            <text:p>  0.20996094 -0.00292969  0.32324219  0.157226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string" calcext:value-type="string">
            <text:p>[ 0.27050781 -0.14941406  0.18652344 -0.41699219  0.38769531  0.29980469</text:p>
            <text:p> -0.00292969 -0.46972656  0.49316406 -0.4580078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[ 0.26269531 -0.23535156  0.16308594  0.07519531  0.19238281 -0.00488281</text:p>
            <text:p>  0.42675781 -0.24316406 -0.17089844  0.049804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[ 0.28515625 -0.36328125  0.35546875 -0.46484375 -0.37109375  0.12109375</text:p>
            <text:p> -0.18359375  0.23046875  0.23828125 -0.03515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[ 0.33105469 -0.23339844 -0.38183594 -0.48144531 -0.34863281  0.16113281</text:p>
            <text:p> -0.08300781  0.02441406 -0.36035156  0.356445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[ 0.23095703  0.22802734 -0.36962891 -0.48779297  0.33642578 -0.11767578</text:p>
            <text:p> -0.01513672 -0.26025391  0.38134766 -0.199707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[ 0.30566406 -0.26269531 -0.20800781 -0.13183594 -0.23339844 -0.32910156</text:p>
            <text:p> -0.43652344  0.01074219  0.48144531 -0.243164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[ 0.2109375  0.3203125 -0.3671875 -0.2890625  0.2734375  0.2265625</text:p>
            <text:p>  0.3984375 -0.1171875 -0.0703125  0.28906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[ 0.27734375 -0.44921875  0.33203125  0.02734375  0.43359375 -0.18359375</text:p>
            <text:p>  0.24609375  0.45703125 -0.42578125  0.47265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[ 0.35595703 -0.39697266  0.00537109 -0.36279297  0.46142578 -0.24267578</text:p>
            <text:p>  0.10986328  0.11474609  0.00634766 -0.324707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string" calcext:value-type="string">
            <text:p>[ 0.3203125 -0.4765625 -0.0390625 -0.1796875  0.0078125  0.4921875</text:p>
            <text:p>  0.3828125 -0.2890625  0.2265625  0.1796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string" calcext:value-type="string">
            <text:p>[ 0.33544922 -0.49755859 -0.43115234  0.30419922  0.32373047  0.20751953</text:p>
            <text:p>  0.36279297  0.33447266 -0.23681641 -0.116699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string" calcext:value-type="string">
            <text:p>[ 0.28564453 -0.17041016 -0.20556641  0.06689453 -0.29638672  0.01513672</text:p>
            <text:p> -0.02294922  0.15380859  0.02978516  0.245605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string" calcext:value-type="string">
            <text:p>[ 0.3359375 -0.3046875  0.0078125 -0.1640625  0.3984375  0.1015625</text:p>
            <text:p> -0.4765625  0.2578125 -0.4453125  0.16406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string" calcext:value-type="string">
            <text:p>[ 0.23730469 -0.26464844  0.33691406  0.42480469  0.30761719 -0.49511719</text:p>
            <text:p>  0.07324219 -0.25683594 -0.32910156  0.450195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[ 0.34326172 -0.41162109 -0.40771484 -0.18798828 -0.48095703 -0.48779297</text:p>
            <text:p> -0.06689453  0.10791016  0.42724609  0.375488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[ 0.37353516 -0.45361328 -0.19189453 -0.22021484  0.15087891 -0.05712891</text:p>
            <text:p> -0.10693359  0.35498047 -0.49951172 -0.217285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string" calcext:value-type="string">
            <text:p>[ 0.35351562 -0.36132812 -0.18945312 -0.02148438  0.08789062  0.28710938</text:p>
            <text:p>  0.30664062  0.49804688  0.04882812  0.271484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string" calcext:value-type="string">
            <text:p>[ 0.328125 -0.390625 -0.015625  0.328125  0.203125 -0.203125 -0.046875</text:p>
            <text:p>  0.484375 -0.109375 -0.328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[ 0.37890625 -0.33203125 -0.36328125 -0.37109375 -0.02734375 -0.22265625</text:p>
            <text:p> -0.33984375 -0.48828125  0.20703125 -0.128906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[ 0.26513672 -0.27099609  0.35791016 -0.26611328 -0.43408203  0.46533203</text:p>
            <text:p>  0.22998047  0.37353516 -0.21337891  0.453613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string" calcext:value-type="string">
            <text:p>[ 0.28320312 -0.13476562 -0.40039062  0.40820312  0.33007812 -0.45507812</text:p>
            <text:p>  0.17382812 -0.46289062  0.07226562 -0.158203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[ 0.26025391 -0.19970703 -0.03173828  0.41650391 -0.18115234 -0.47509766</text:p>
            <text:p> -0.37646484  0.14013672 -0.12841797 -0.354003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[ 0.27099609  0.04345703 -0.37451172  0.11474609  0.46240234  0.19384766</text:p>
            <text:p>  0.15771484  0.45361328  0.28466797 -0.177246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[ 0.19091797  0.41259766 -0.36474609 -0.09033203  0.21044922 -0.42919922</text:p>
            <text:p> -0.18798828  0.02587891  0.47802734 -0.222167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string" calcext:value-type="string">
            <text:p>[ 0.31591797 -0.21240234  0.01025391  0.03466797  0.33544922  0.44580078</text:p>
            <text:p> -0.06298828  0.40087891  0.10302734 -0.347167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string" calcext:value-type="string">
            <text:p>[ 0.31298828 -0.36962891  0.37646484 -0.15576172 -0.11279297  0.08154297</text:p>
            <text:p> -0.02685547 -0.13916016  0.35400391 -0.031738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[ 0.35888672 -0.23974609 -0.36083984 -0.17236328 -0.09033203  0.12158203</text:p>
            <text:p>  0.07373047 -0.34521484 -0.24462891  0.3598632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[ 0.265625 -0.078125 -0.203125  0.265625 -0.359375  0.359375  0.390625</text:p>
            <text:p>  0.296875 -0.421875 -0.2656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string" calcext:value-type="string">
            <text:p>[ 0.33056641 -0.42626953  0.17919922 -0.01318359 -0.42333984  0.26708984</text:p>
            <text:p> -0.24365234  0.10107422 -0.15185547  0.0756835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[ 0.32128906 -0.09082031 -0.16113281 -0.11621094  0.15722656  0.28027344</text:p>
            <text:p> -0.29589844 -0.44238281 -0.19042969 -0.258789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string" calcext:value-type="string">
            <text:p>[ 0.18310547  0.32666016 -0.38818359  0.40185547  0.01513672  0.26611328</text:p>
            <text:p>  0.24169922  0.25244141 -0.18603516  0.285644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[ 0.33349609 -0.26904297 -0.18701172  0.17724609  0.02490234 -0.36865234</text:p>
            <text:p> -0.27978516 -0.35888672 -0.40283203 -0.239746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string" calcext:value-type="string">
            <text:p>[ 0.37109375 -0.41796875 -0.38671875  0.12109375 -0.22265625  0.47265625</text:p>
            <text:p>  0.08984375 -0.26171875 -0.45703125  0.378906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string" calcext:value-type="string">
            <text:p>[ 0.16308594  0.41894531 -0.38574219 -0.39941406 -0.04785156 -0.38964844</text:p>
            <text:p> -0.34472656  0.39550781  0.36230469 -0.2255859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[ 0.29101562 -0.04882812 -0.37695312 -0.08398438 -0.47460938 -0.15039062</text:p>
            <text:p> -0.25585938  0.31054688 -0.26367188  0.333984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string" calcext:value-type="string">
            <text:p>[ 0.31103516 -0.14111328 -0.37939453 -0.28271484 -0.41162109 -0.49462891</text:p>
            <text:p>  0.33056641  0.16748047  0.18798828 -0.154785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[ 0.34570312 -0.44726562 -0.21289062  0.47070312 -0.10742188 -0.01757812</text:p>
            <text:p> -0.26367188 -0.27539062  0.38476562 -0.2207031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[ 0.34130859 -0.18310547 -0.16357422 -0.31494141  0.22021484 -0.06396484</text:p>
            <text:p>  0.29052734  0.41455078  0.26123047  0.2524414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[ 0.24511719 -0.17871094  0.36035156 -0.06738281 -0.49707031 -0.19042969</text:p>
            <text:p> -0.35644531 -0.48339844  0.33496094 -0.0576171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[ 0.27880859  0.12939453 -0.35107422 -0.37744141 -0.34228516  0.49853516</text:p>
            <text:p> -0.27197266  0.22705078 -0.05126953  0.314941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[ 0.21826172  0.21337891  0.21728516 -0.31298828  0.39404297 -0.36279297</text:p>
            <text:p> -0.19189453 -0.26708984 -0.19775391 -0.4995117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[ 0.29052734 -0.24169922  0.18408203  0.38427734  0.45068359 -0.04443359</text:p>
            <text:p> -0.41650391  0.38720703 -0.05517578  0.053222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string" calcext:value-type="string">
            <text:p>[ 0.31835938 -0.24804688  0.20507812 -0.30664062 -0.29101562 -0.08398438</text:p>
            <text:p> -0.25976562  0.01757812  0.06054688  0.0566406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string" calcext:value-type="string">
            <text:p>[ 0.34814453 -0.48291016 -0.01806641  0.12939453  0.26611328  0.45263672</text:p>
            <text:p> -0.46044922  0.34130859  0.34228516  0.183105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[ 0.42675781 -0.43066406 -0.34472656 -0.26074219  0.29394531  0.39355469</text:p>
            <text:p>  0.40332031 -0.00097656 -0.22558594  0.3857421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string" calcext:value-type="string">
            <text:p>[ 0.19335938  0.37695312 -0.16992188 -0.43164062 -0.41601562  0.04101562</text:p>
            <text:p> -0.38476562 -0.35742188  0.43554688  0.1816406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[ 0.35107422 -0.32568359 -0.38427734  0.31982422 -0.28564453 -0.18310547</text:p>
            <text:p> -0.49658203 -0.11865234  0.09130859 -0.132324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[ 0.39453125 -0.16015625 -0.31640625 -0.35546875  0.36328125  0.38671875</text:p>
            <text:p> -0.19921875  0.05859375 -0.46484375 -0.144531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[ 0.30371094 -0.03417969  0.03613281 -0.25878906  0.46777344  0.09472656</text:p>
            <text:p> -0.07910156  0.31738281  0.31542969 -0.3662109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[ 0.25097656  0.13574219 -0.37207031  0.31347656  0.39941406 -0.46191406</text:p>
            <text:p> -0.42871094 -0.40332031 -0.16699219  0.311523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[ 0.33300781 -0.46191406  0.37402344 -0.35449219 -0.04980469 -0.26269531</text:p>
            <text:p> -0.44042969 -0.28222656 -0.19433594  0.4794921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[ 0.40673828 -0.33837891 -0.34228516 -0.06201172  0.23095703 -0.26220703</text:p>
            <text:p> -0.18310547  0.14208984  0.32275391 -0.1254882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[ 0.30078125 -0.19140625  0.40234375 -0.44921875  0.01953125 -0.26953125</text:p>
            <text:p> -0.04296875 -0.22265625 -0.43359375 -0.05078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[ 0.31347656 -0.17675781 -0.18457031  0.37597656 -0.03808594 -0.02441406</text:p>
            <text:p>  0.13378906 -0.21582031  0.14550781  0.2490234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[ 0.22363281  0.33496094  0.04589844 -0.46386719  0.21582031  0.47167969</text:p>
            <text:p> -0.42480469 -0.11035156 -0.49121094 -0.4111328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[ 0.40136719 -0.45996094 -0.17089844  0.08886719  0.40917969 -0.09667969</text:p>
            <text:p>  0.04980469 -0.01464844 -0.38378906 -0.2138671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[ 0.38134766 -0.36767578 -0.16845703  0.28759766  0.34619141  0.24755859</text:p>
            <text:p>  0.46337891  0.12841797  0.16455078  0.274902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[ 0.17333984  0.46923828 -0.16748047 -0.23291016 -0.47900391  0.38525391</text:p>
            <text:p>  0.02880859 -0.21435547 -0.01611328 -0.329589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string" calcext:value-type="string">
            <text:p>[ 0.29296875 -0.27734375  0.37890625  0.04296875 -0.17578125  0.42578125</text:p>
            <text:p>  0.38671875  0.00390625 -0.09765625  0.45703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[ 0.32666016  0.03076172 -0.33251953 -0.26708984 -0.02099609  0.11474609</text:p>
            <text:p>  0.47119141 -0.28564453 -0.48388672 -0.170410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[ 0.29589844 -0.12011719  0.01269531  0.23339844  0.27246094 -0.20996094</text:p>
            <text:p>  0.35058594 -0.45605469 -0.34863281  0.1416015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[ 0.29833984 -0.15576172  0.20751953 -0.10791016 -0.35400391  0.26025391</text:p>
            <text:p>  0.15380859  0.16064453 -0.39111328 -0.4545898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string" calcext:value-type="string">
            <text:p>[ 0.30908203  0.08740234 -0.13525391 -0.40966797  0.28955078 -0.07080078</text:p>
            <text:p> -0.31201172  0.47412109  0.02197266 -0.2778320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string" calcext:value-type="string">
            <text:p>[ 0.33886719 -0.14746094 -0.35839844  0.02636719 -0.15332031  0.46582031</text:p>
            <text:p>  0.48730469 -0.20214844  0.30371094 -0.1513671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string" calcext:value-type="string">
            <text:p>[ 0.34667969 -0.06152344 -0.33496094 -0.46582031  0.04199219 -0.22949219</text:p>
            <text:p>  0.05761719 -0.42871094 -0.03222656  0.3408203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[ 0.38623047 -0.43896484  0.22119141 -0.39501953  0.09326172  0.18798828</text:p>
            <text:p>  0.06982422  0.36181641  0.07958984  0.0825195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string" calcext:value-type="string">
            <text:p>[ 0.34863281 -0.29003906  0.42089844 -0.33886719  0.34082031  0.34667969</text:p>
            <text:p> -0.29980469  0.26464844  0.13378906  0.4638671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[ 0.40917969 -0.37402344 -0.14746094 -0.40332031 -0.39550781  0.20800781</text:p>
            <text:p> -0.37988281 -0.24121094  0.28027344  0.2783203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string" calcext:value-type="string">
            <text:p>[ 0.24121094  0.27832031 -0.15136719 -0.32128906 -0.09472656 -0.34277344</text:p>
            <text:p>  0.35839844  0.12988281  0.00292969 -0.3037109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string" calcext:value-type="string">
            <text:p>[ 0.31884766 -0.05517578 -0.35595703  0.22509766 -0.21630859 -0.18994141</text:p>
            <text:p> -0.09912109 -0.05908203 -0.14794922  0.337402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string" calcext:value-type="string">
            <text:p>[ 0.22119141  0.37060547 -0.14892578 -0.12255859 -0.15771484  0.00146484</text:p>
            <text:p> -0.22802734  0.27294922 -0.44873047  0.1850585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string" calcext:value-type="string">
            <text:p>[ 0.28076172 -0.09912109  0.40478516 -0.25048828 -0.04345703  0.07470703</text:p>
            <text:p>  0.37060547 -0.07958984  0.11474609  0.4379882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[ 0.2890625  0.1796875 -0.1328125 -0.2109375  0.2265625  0.2734375</text:p>
            <text:p>  0.1015625 -0.3828125 -0.4296875  0.21093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[ 0.38671875 -0.24609375 -0.33984375  0.13671875  0.16796875  0.08203125</text:p>
            <text:p>  0.23046875  0.28515625 -0.12890625  0.363281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[ 0.21875  0.40625 -0.34375  0.21875  0.46875 -0.46875 -0.03125 -0.34375</text:p>
            <text:p> -0.40625 -0.218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string" calcext:value-type="string">
            <text:p>[ 0.25878906  0.22167969 -0.34863281 -0.17871094 -0.40527344 -0.15722656</text:p>
            <text:p>  0.14160156  0.37011719  0.49707031 -0.196289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string" calcext:value-type="string">
            <text:p>[ 0.36132812 -0.27539062 -0.16601562  0.48632812  0.28320312 -0.40820312</text:p>
            <text:p> -0.12304688  0.27148438 -0.28710938 -0.236328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string" calcext:value-type="string">
            <text:p>[ 0.31054688 -0.33398438  0.18164062  0.18554688 -0.48632812 -0.38867188</text:p>
            <text:p>  0.16992188  0.24414062  0.39648438 -0.435546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string" calcext:value-type="string">
            <text:p>[ 0.34912109 -0.09716797 -0.14013672  0.19287109  0.41552734  0.24072266</text:p>
            <text:p> -0.13916016  0.18798828 -0.07470703 -0.2553710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[ 0.39892578 -0.42431641 -0.36572266  0.43017578  0.03564453  0.43310547</text:p>
            <text:p>  0.24658203  0.36865234 -0.34130859  0.3823242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[ 0.30664062  0.12304688 -0.33007812 -0.06835938 -0.08398438  0.45898438</text:p>
            <text:p> -0.11523438 -0.14257812  0.06445312  0.318359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string" calcext:value-type="string">
            <text:p>[ 0.28125  0.09375 -0.15625  0.28125  0.03125 -0.03125 -0.46875 -0.15625</text:p>
            <text:p> -0.09375 -0.281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string" calcext:value-type="string">
            <text:p>[ 0.27294922 -0.18505859  0.38134766  0.24169922 -0.23876953 -0.22998047</text:p>
            <text:p> -0.19970703  0.14697266  0.45068359 -0.054199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[ 0.30517578 -0.45556641  0.35302734  0.33642578 -0.30810547 -0.22314453</text:p>
            <text:p>  0.40283203  0.08740234 -0.31005859  0.476074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[ 0.35839844 -0.43261719  0.20019531  0.29589844 -0.16503906  0.22753906</text:p>
            <text:p> -0.08691406 -0.26855469 -0.03613281  0.0791015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[ 0.32373047 -0.12646484  0.03369141 -0.45751953 -0.46923828 -0.24951172</text:p>
            <text:p> -0.49267578  0.17431641 -0.23291016  0.145019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string" calcext:value-type="string">
            <text:p>[ 0.23876953  0.31396484 -0.34619141  0.02001953 -0.46826172  0.18701172</text:p>
            <text:p> -0.44482422 -0.48681641  0.04541016  0.292480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[ 0.24658203  0.39990234 -0.32275391 -0.47216797 -0.27294922  0.49169922</text:p>
            <text:p>  0.12548828  0.28662109 -0.29052734 -0.2153320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string" calcext:value-type="string">
            <text:p>[ 0.36376953 -0.31103516  0.02880859  0.14501953 -0.34326172  0.06201172</text:p>
            <text:p> -0.31982422 -0.11181641 -0.32958984  0.1674804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[ 0.28613281  0.02246094  0.23339844 -0.40136719 -0.22167969 -0.09082031</text:p>
            <text:p>  0.13769531  0.07714844 -0.17871094 -0.4736328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[ 0.24853516  0.17138672  0.43310547 -0.34521484  0.02587891  0.06787109</text:p>
            <text:p> -0.23193359 -0.02001953 -0.12451172 -0.092285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string" calcext:value-type="string">
            <text:p>[ 0.38378906 -0.40332031  0.02636719 -0.05371094 -0.28027344 -0.28222656</text:p>
            <text:p>  0.26660156 -0.25488281  0.12207031 -0.3212890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[ 0.34082031 -0.37597656  0.39746094  0.15332031  0.14550781  0.04199219</text:p>
            <text:p>  0.12988281  0.49121094  0.46972656 -0.0283203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[ 0.26367188  0.15039062  0.04101562  0.13867188  0.34179688 -0.21679688</text:p>
            <text:p> -0.25195312 -0.39648438  0.41210938 -0.3886718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string" calcext:value-type="string">
            <text:p>[ 0.29443359  0.30126953 -0.30419922 -0.36181641  0.04833984  0.10791016</text:p>
            <text:p> -0.13134766 -0.22607422  0.27685547  0.2993164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[ 0.37158203 -0.22509766  0.05224609 -0.34716797 -0.14794922  0.36669922</text:p>
            <text:p>  0.25048828 -0.33837891  0.33447266 -0.3403320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[ 0.36621094 -0.34667969  0.22363281 -0.19628906  0.03027344 -0.46777344</text:p>
            <text:p>  0.48339844 -0.49511719 -0.37207031 -0.4287109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string" calcext:value-type="string">
            <text:p>[ 0.18603516  0.48388672  0.24560547 -0.40771484  0.46337891 -0.36962891</text:p>
            <text:p>  0.20556641 -0.20751953 -0.43701172 -0.029785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string" calcext:value-type="string">
            <text:p>[ 0.29882812  0.03710938 -0.35351562  0.42382812 -0.27929688  0.15429688</text:p>
            <text:p>  0.31445312  0.08398438  0.40039062 -0.173828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[ 0.36669922 -0.15380859 -0.33740234  0.33544922  0.10498047  0.42626953</text:p>
            <text:p> -0.35595703  0.42822266  0.41943359 -0.1479492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[ 0.38916016 -0.28173828 -0.14501953 -0.20458984 -0.45849609 -0.44775391</text:p>
            <text:p>  0.03369141 -0.09814453 -0.17138672 -0.232910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string" calcext:value-type="string">
            <text:p>[ 0.35449219  0.02441406 -0.31152344  0.04199219  0.23730469  0.07519531</text:p>
            <text:p> -0.37207031  0.34472656 -0.36816406 -0.1669921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[ 0.34619141 -0.25439453  0.22607422  0.00244141 -0.03271484 -0.12353516</text:p>
            <text:p> -0.10302734 -0.35205078  0.17626953  0.0600585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[ 0.36914062 -0.18945312 -0.14257812 -0.00585938  0.47851562 -0.10351562</text:p>
            <text:p>  0.44726562  0.04492188  0.37695312  0.255859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string" calcext:value-type="string">
            <text:p>[ 0.40380859 -0.49560547  0.02392578 -0.25244141 -0.21728516  0.37353516</text:p>
            <text:p> -0.14697266 -0.39794922 -0.42626953  0.1899414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string" calcext:value-type="string">
            <text:p>[ 0.19873047  0.49853516 -0.34130859  0.41748047  0.40576172 -0.12451172</text:p>
            <text:p>  0.38232422 -0.20068359  0.14208984  0.2700195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[ 0.32861328 -0.19775391  0.42333984 -0.14013672  0.27783203 -0.30908203</text:p>
            <text:p>  0.11376953  0.40771484 -0.31787109 -0.0473632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[ 0.21337891  0.28466797 -0.17236328  0.36962891 -0.35302734 -0.30322266</text:p>
            <text:p>  0.20166016  0.49951172 -0.11279297 -0.307128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[ 0.37451172 -0.06787109 -0.31396484 -0.15673828  0.30029297 -0.26904297</text:p>
            <text:p>  0.21435547  0.20166016  0.08349609  0.3442382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string" calcext:value-type="string">
            <text:p>[ 0.36083984 -0.46826172  0.39501953 -0.04541016  0.20849609 -0.30224609</text:p>
            <text:p> -0.28369141  0.34814453 -0.07861328  0.4829101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[ 0.32080078 -0.28369141  0.39990234  0.35205078  0.08251953  0.38623047</text:p>
            <text:p> -0.45654297 -0.36572266  0.01806641  0.4604492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[ 0.24365234  0.24267578  0.04345703  0.33740234  0.27880859  0.12744141</text:p>
            <text:p>  0.16162109 -0.25341797 -0.03955078  0.1000976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[ 0.20117188  0.46289062 -0.14648438  0.07617188 -0.22070312  0.34570312</text:p>
            <text:p>  0.18554688  0.41601562  0.09960938 -0.3261718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[ 0.25146484  0.32861328  0.06689453 -0.15478516  0.47412109  0.43212891</text:p>
            <text:p> -0.26806641 -0.47998047 -0.37548828 -0.4077148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[ 0.25292969 -0.09277344  0.38378906  0.44042969 -0.30175781  0.11425781</text:p>
            <text:p>  0.21386719  0.29003906 -0.00097656  0.434570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[ 0.20068359  0.27001953  0.41455078 -0.45556641 -0.29541016  0.45166016</text:p>
            <text:p>  0.02490234  0.49267578  0.30810547  0.3930664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string" calcext:value-type="string">
            <text:p>[ 0.26611328  0.11474609  0.23583984 -0.20263672 -0.28466797  0.25341797</text:p>
            <text:p> -0.44873047  0.22021484  0.36962891  0.0151367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[ 0.35400391 -0.16845703  0.24951172 -0.48974609  0.16259766  0.18115234</text:p>
            <text:p>  0.46728516  0.42138672 -0.15966797 -0.4477539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string" calcext:value-type="string">
            <text:p>[ 0.26123047  0.18603516 -0.15380859  0.47998047 -0.03173828  0.31298828</text:p>
            <text:p> -0.05517578 -0.01318359  0.45458984  0.2075195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string" calcext:value-type="string">
            <text:p>[ 0.28662109  0.21533203 -0.32763672  0.13037109 -0.14697266 -0.19677734</text:p>
            <text:p>  0.29833984  0.00048828 -0.38720703 -0.1928710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[ 0.32617188 -0.16210938  0.22851562  0.20117188 -0.09570312  0.22070312</text:p>
            <text:p>  0.31054688 -0.20898438 -0.27539062 -0.4511718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[ 0.23828125  0.12109375  0.21484375  0.48828125  0.45703125  0.29296875</text:p>
            <text:p>  0.39453125 -0.41015625  0.25390625  0.011718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[ 0.27832031 -0.06347656  0.20996094  0.09082031 -0.41699219 -0.39550781</text:p>
            <text:p> -0.43261719  0.30371094  0.15722656  0.034179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[ 0.39404297 -0.35302734  0.24462891  0.11279297  0.28857422  0.49267578</text:p>
            <text:p> -0.35986328  0.13525391 -0.25634766 -0.4252929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string" calcext:value-type="string">
            <text:p>[ 0.41943359 -0.32373047  0.07080078 -0.23681641  0.17333984 -0.01708984</text:p>
            <text:p> -0.00634766  0.14892578 -0.09814453  0.1743164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string" calcext:value-type="string">
            <text:p>[ 0.37695312 -0.10351562 -0.11914062 -0.49804688 -0.32617188  0.20117188</text:p>
            <text:p>  0.01757812 -0.18164062  0.04101562 -0.25195312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string" calcext:value-type="string">
            <text:p>[ 0.2265625  0.4921875 -0.3203125 -0.2734375 -0.3359375 -0.1640625</text:p>
            <text:p> -0.4609375  0.4296875  0.2578125  0.27343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string" calcext:value-type="string">
            <text:p>[ 0.26904297  0.27197266 -0.13037109 -0.01220703  0.16357422 -0.38232422</text:p>
            <text:p> -0.48486328 -0.23974609  0.11865234 -0.3002929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[ 0.43945312 -0.41601562  0.06835938 -0.43554688  0.23632812 -0.36132812</text:p>
            <text:p> -0.41992188  0.00585938  0.35351562 -0.31445312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[ 0.27441406  0.39355469 -0.30175781 -0.16308594 -0.01464844  0.45214844</text:p>
            <text:p>  0.28222656 -0.08300781 -0.17480469 -0.2119140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[ 0.24902344  0.36425781 -0.12792969  0.18652344  0.10058594 -0.03808594</text:p>
            <text:p> -0.07128906 -0.09667969 -0.33300781  0.1884765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string" calcext:value-type="string">
            <text:p>[ 0.18066406  0.36230469  0.41699219 -0.25683594 -0.35839844 -0.20410156</text:p>
            <text:p>  0.43847656 -0.36425781 -0.14355469 -0.1181640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[ 0.3515625 -0.1328125  0.0546875 -0.1484375 -0.2109375 -0.2890625</text:p>
            <text:p> -0.3359375 -0.1953125 -0.1171875  0.14843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string" calcext:value-type="string">
            <text:p>[ 0.31640625 -0.01953125  0.44921875 -0.43359375  0.41015625  0.33984375</text:p>
            <text:p>  0.09765625  0.32421875 -0.10546875 -0.066406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[ 0.33837891 -0.34033203  0.20263672  0.49462891 -0.22802734 -0.42822266</text:p>
            <text:p>  0.32666016 -0.12548828 -0.48779297 -0.432128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string" calcext:value-type="string">
            <text:p>[ 0.4140625 -0.4453125  0.2421875 -0.0859375  0.3515625  0.1484375</text:p>
            <text:p>  0.2265625 -0.0078125  0.1953125  0.0859375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string" calcext:value-type="string">
            <text:p>[ 0.43701172 -0.38037109 -0.12646484 -0.09423828 -0.13720703  0.16845703</text:p>
            <text:p> -0.22314453  0.38916016  0.39599609  0.28173828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[ 0.34375 -0.21875  0.03125  0.34375 -0.40625  0.40625  0.09375  0.03125</text:p>
            <text:p>  0.21875 -0.343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string" calcext:value-type="string">
            <text:p>[ 0.43457031 -0.34472656 -0.32128906  0.24707031  0.48925781 -0.30175781</text:p>
            <text:p> -0.02636719 -0.22753906  0.43847656 -0.1220703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string" calcext:value-type="string">
            <text:p>[ 0.47998047 -0.40771484 -0.49755859 -0.30126953  0.43701172 -0.15576172</text:p>
            <text:p> -0.08642578 -0.35693359  0.04833984 -0.01123047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[ 0.26660156  0.30761719 -0.32519531  0.32910156 -0.20996094  0.14746094</text:p>
            <text:p> -0.28808594  0.14355469  0.16113281  0.295898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string" calcext:value-type="string">
            <text:p>[ 0.30859375 -0.10546875  0.42578125  0.05859375  0.21484375  0.03515625</text:p>
            <text:p> -0.47265625 -0.44921875  0.23046875  0.441406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[ 0.25683594  0.45019531 -0.10449219 -0.30566406  0.29589844  0.26660156</text:p>
            <text:p>  0.49902344 -0.32324219  0.33105469 -0.3193359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[ 0.36230469  0.11035156 -0.28808594 -0.45019531  0.43261719  0.37988281</text:p>
            <text:p>  0.19824219  0.11816406  0.29589844  0.3251953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string" calcext:value-type="string">
            <text:p>[ 0.28857422 -0.01318359  0.42822266  0.25732422  0.15185547  0.37939453</text:p>
            <text:p> -0.05908203 -0.30615234 -0.22119141 -0.0698242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string" calcext:value-type="string">
            <text:p>[ 0.22070312  0.17773438  0.41210938  0.34570312 -0.23242188  0.10742188</text:p>
            <text:p> -0.38867188  0.34960938 -0.24023438 -0.095703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[ 0.34228516  0.20263672 -0.28564453 -0.25146484  0.36962891 -0.27587891</text:p>
            <text:p> -0.38818359  0.26123047 -0.15576172 -0.18603516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[ 0.38183594 -0.17480469  0.27050781 -0.18066406  0.42089844  0.14160156</text:p>
            <text:p> -0.37597656  0.05175781 -0.04394531 -0.44433594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string" calcext:value-type="string">
            <text:p>[ 0.33398438 -0.07617188  0.25195312 -0.29101562  0.09960938 -0.47460938</text:p>
            <text:p> -0.11914062 -0.43554688  0.38867188  0.0410156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[ 0.36865234 -0.38232422  0.41845703  0.46240234  0.40380859  0.00244141</text:p>
            <text:p>  0.28662109  0.12158203 -0.41455078 -0.024902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string" calcext:value-type="string">
            <text:p>[ 0.41455078 -0.25244141 -0.31884766  0.44580078  0.42626953  0.04248047</text:p>
            <text:p>  0.38720703 -0.08447266 -0.01318359  0.36669922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string" calcext:value-type="string">
            <text:p>[ 0.33935547  0.04541016  0.08056641 -0.44189453 -0.07861328  0.35986328</text:p>
            <text:p> -0.35205078 -0.27880859  0.09521484  0.12939453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string" calcext:value-type="string">
            <text:p>[ 0.37597656 -0.48925781  0.00292969  0.43847656 -0.47558594  0.41308594</text:p>
            <text:p> -0.30371094 -0.02832031  0.45800781  0.186523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string" calcext:value-type="string">
            <text:p>[ 0.33154297 -0.04052734  0.05712891  0.05029297 -0.27392578  0.05517578</text:p>
            <text:p>  0.07763672 -0.05224609  0.43115234 -0.3627929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string" calcext:value-type="string">
            <text:p>[ 0.42480469 -0.20214844 -0.10058594 -0.38769531 -0.00488281 -0.18261719</text:p>
            <text:p> -0.23925781  0.30566406 -0.39160156  0.26269531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string" calcext:value-type="string">
            <text:p>[ 0.27148438  0.23632812  0.06445312 -0.35351562 -0.46289062  0.08789062</text:p>
            <text:p>  0.31835938  0.37695312  0.07617188  0.1035156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[ 0.46240234 -0.35107422 -0.30029297 -0.44384766 -0.25244141 -0.34130859</text:p>
            <text:p>  0.13037109  0.40283203 -0.44580078 -0.11865234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string" calcext:value-type="string">
            <text:p>[ 0.45996094 -0.31542969 -0.49511719 -0.10253906  0.37402344  0.18847656</text:p>
            <text:p>  0.32714844 -0.21386719 -0.40332031  0.47753906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string" calcext:value-type="string">
            <text:p>[ 0.31689453  0.17333984 -0.11181641  0.09814453  0.48486328  0.23388672</text:p>
            <text:p>  0.25830078  0.24755859 -0.31396484  0.2143554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[ 0.40185547 -0.26708984  0.26806641 -0.37939453  0.48388672 -0.20263672</text:p>
            <text:p>  0.21044922 -0.09130859  0.40771484  0.06689453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[ 0.25390625  0.29296875  0.26171875 -0.49609375 -0.15234375 -0.09765625</text:p>
            <text:p> -0.46484375  0.13671875 -0.41796875 -0.003906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string" calcext:value-type="string">
            <text:p>[ 0.45458984 -0.43701172 -0.32373047  0.04833984 -0.44775391  0.35400391</text:p>
            <text:p> -0.43994141 -0.37060547 -0.10986328  0.38916016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string" calcext:value-type="string">
            <text:p>[ 0.22851562  0.26367188  0.43554688 -0.14648438 -0.03710938  0.41210938</text:p>
            <text:p>  0.18164062  0.12304688  0.42382812  0.396484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[ 0.39160156 -0.31738281  0.04980469  0.45410156 -0.08496094  0.02246094</text:p>
            <text:p> -0.16308594 -0.48144531 -0.21386719  0.170898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[ 0.31396484  0.01611328  0.25439453 -0.09228516  0.03662109 -0.13037109</text:p>
            <text:p>  0.29443359 -0.29248047 -0.06298828 -0.4702148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string" calcext:value-type="string">
            <text:p>[ 0.33447266  0.11669922 -0.30908203  0.24072266  0.17431641  0.41943359</text:p>
            <text:p>  0.04150391  0.48779297  0.18017578  0.3217773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[ 0.23144531  0.42089844  0.06933594  0.04394531  0.41113281 -0.22363281</text:p>
            <text:p>  0.14550781 -0.33691406  0.17285156  0.0810546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[ 0.44238281 -0.25878906 -0.29785156 -0.24511719 -0.31542969  0.00292969</text:p>
            <text:p> -0.45605469 -0.45410156  0.10253906  0.37011719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string" calcext:value-type="string">
            <text:p>[ 0.45703125 -0.47265625 -0.12890625 -0.29296875 -0.07421875 -0.17578125</text:p>
            <text:p>  0.36328125  0.24609375 -0.15234375 -0.2070312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string" calcext:value-type="string">
            <text:p>[ 0.24609375  0.20703125  0.23828125 -0.00390625 -0.34765625 -0.40234375</text:p>
            <text:p> -0.03515625  0.36328125 -0.08203125 -0.49609375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string" calcext:value-type="string">
            <text:p>[ 0.23388672  0.38525391  0.26416016 -0.29736328 -0.21533203  0.24658203</text:p>
            <text:p> -0.05126953  0.27978516  0.13037109  0.4848632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string" calcext:value-type="string">
            <text:p>[ 0.32910156 -0.00488281 -0.13769531  0.39160156  0.35253906 -0.41503906</text:p>
            <text:p>  0.27441406  0.33105469  0.47363281  0.233398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[ 0.42236328 -0.16650391 -0.29541016 -0.04638672 -0.37841797  0.34716797</text:p>
            <text:p> -0.04248047 -0.31103516 -0.34912109 -0.14111328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string" calcext:value-type="string">
            <text:p>[ 0.27636719  0.16503906  0.45410156 -0.03613281  0.28417969  0.02832031</text:p>
            <text:p> -0.07519531 -0.38964844 -0.00878906 -0.0888671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string" calcext:value-type="string">
            <text:p>[ 0.39648438 -0.38867188  0.43945312 -0.22851562 -0.33789062 -0.03710938</text:p>
            <text:p>  0.44335938 -0.24804688 -0.29882812 -0.02148438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string" calcext:value-type="string">
            <text:p>[ 0.29394531  0.10839844  0.25683594  0.10644531 -0.02636719  0.21386719</text:p>
            <text:p> -0.29199219 -0.14941406  0.48535156  0.0185546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string" calcext:value-type="string">
            <text:p>[ 0.41162109 -0.40966797  0.04736328  0.25537109 -0.02197266 -0.32177734</text:p>
            <text:p>  0.42333984  0.37548828  0.23779297 -0.3178710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string" calcext:value-type="string">
            <text:p>[ 0.21630859  0.44189453  0.46142578 -0.43994141  0.09521484  0.06103516</text:p>
            <text:p>  0.16552734  0.03955078 -0.36376953  0.3774414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[ 0.39941406 -0.23144531  0.07324219 -0.03808594  0.11035156  0.32714844</text:p>
            <text:p>  0.40722656  0.29199219  0.45019531 -0.33691406]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string" calcext:value-type="string">
            <text:p>[ 0.22900391  0.45654297 -0.12548828  0.38525391  0.03759766  0.30615234</text:p>
            <text:p>  0.34228516  0.04638672  0.21533203 -0.3227539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[ 0.33691406  0.08105469 -0.11425781 -0.10058594 -0.45214844 -0.11035156</text:p>
            <text:p> -0.15527344  0.10449219  0.13769531 -0.27441406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string" calcext:value-type="string">
            <text:p>[ 0.49267578 -0.39306641 -0.08447266 -0.47607422  0.37939453  0.08935547</text:p>
            <text:p>  0.09033203 -0.35009766 -0.37255859  0.28857422]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string" calcext:value-type="string">
            <text:p>[ 0.47265625 -0.30078125 -0.08203125 -0.27734375  0.31640625  0.43359375</text:p>
            <text:p> -0.49609375 -0.20703125  0.17578125 -0.22265625]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[ 0.46484375 -0.38671875 -0.10546875  0.21484375  0.12109375  0.12890625</text:p>
            <text:p> -0.06640625  0.01953125 -0.48828125  0.285156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string" calcext:value-type="string">
            <text:p>[ 0.49023438 -0.35742188 -0.27929688 -0.13476562  0.00585938 -0.38085938</text:p>
            <text:p>  0.28710938  0.03320312 -0.33007812 -0.11523438]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[ 0.48486328 -0.47900391 -0.10791016  0.01611328  0.18408203 -0.21533203</text:p>
            <text:p> -0.47998047 -0.12353516 -0.03662109 -0.2036132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[ 0.49755859 -0.46435547  0.30517578 -0.15869141  0.12646484  0.02978516</text:p>
            <text:p> -0.30322266 -0.11669922 -0.45751953  0.0961914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string" calcext:value-type="string">
            <text:p>[ 0.48535156 -0.28613281  0.33105469 -0.45214844  0.25878906 -0.32128906</text:p>
            <text:p> -0.31933594 -0.20019531 -0.24511719  0.0771484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[ 0.46728516 -0.42236328  0.08935547 -0.12646484  0.49462891 -0.40087891</text:p>
            <text:p> -0.26318359 -0.36376953  0.46923828 -0.3110351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[ 0.47802734 -0.17919922 -0.25341797 -0.42822266  0.13818359  0.26806641</text:p>
            <text:p>  0.27099609 -0.05029297 -0.11767578 -0.1342773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[ 0.44726562 -0.33007812  0.09179688  0.07226562  0.43164062 -0.05664062</text:p>
            <text:p>  0.15039062 -0.22070312  0.01757812  0.177734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string" calcext:value-type="string">
            <text:p>[ 0.49511719 -0.42871094  0.11035156  0.18261719 -0.24707031 -0.44042969</text:p>
            <text:p> -0.10644531  0.26660156 -0.41503906 -0.3076171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string" calcext:value-type="string">
            <text:p>[ 0.46972656 -0.45800781  0.28417969 -0.46777344 -0.13183594  0.06933594</text:p>
            <text:p> -0.45996094  0.25292969  0.42675781  0.0927734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[ 0.45263672 -0.20849609 -0.07958984 -0.07861328  0.25341797 -0.22216797</text:p>
            <text:p> -0.08251953 -0.06396484 -0.27587891  0.2661132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string" calcext:value-type="string">
            <text:p>[ 0.47753906 -0.37207031  0.30761719  0.04003906  0.06347656  0.37402344</text:p>
            <text:p>  0.11035156  0.02636719  0.09082031 -0.415039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[ 0.49804688 -0.27148438 -0.25585938  0.37304688  0.20117188 -0.07617188</text:p>
            <text:p> -0.14257812 -0.19335938  0.33398438  0.3769531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string" calcext:value-type="string">
            <text:p>[ 0.48291016 -0.25048828  0.13623047 -0.11083984 -0.11474609  0.20849609</text:p>
            <text:p> -0.12255859  0.18310547 -0.20263672 -0.3266601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string" calcext:value-type="string">
            <text:p>[ 0.48828125 -0.12890625 -0.03515625 -0.26171875 -0.29296875  0.04296875</text:p>
            <text:p> -0.35546875  0.33984375 -0.49609375 -0.23828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string" calcext:value-type="string">
            <text:p>[ 0.49560547 -0.23583984 -0.45068359 -0.28564453 -0.17236328  0.45361328</text:p>
            <text:p>  0.05419922  0.18994141  0.37646484 -0.02685547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string" calcext:value-type="string">
            <text:p>[ 0.45507812 -0.24414062  0.11523438 -0.41992188 -0.37304688  0.24804688</text:p>
            <text:p> -0.27929688 -0.44726562 -0.31835938 -0.3300781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[ 0.48242188 -0.44335938 -0.30273438  0.35742188 -0.18945312  0.31445312</text:p>
            <text:p> -0.28320312  0.25976562  0.00585938  0.3925781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[ 0.48046875 -0.21484375 -0.05859375  0.23046875 -0.48828125 -0.26171875</text:p>
            <text:p>  0.07421875 -0.43359375 -0.16015625  0.269531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string" calcext:value-type="string">
            <text:p>[ 0.47021484 -0.26513672 -0.27685547  0.06396484 -0.05712891 -0.03662109</text:p>
            <text:p> -0.29931641  0.17626953  0.21826172  0.37353516]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[ 0.48583984 -0.09326172 -0.22998047  0.07958984  0.33349609 -0.42724609</text:p>
            <text:p> -0.15869141 -0.27685547 -0.45361328  0.3579101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string" calcext:value-type="string">
            <text:p>[ 0.49316406 -0.20019531  0.35449219  0.05566406  0.45410156 -0.01660156</text:p>
            <text:p>  0.25097656 -0.42675781  0.41894531 -0.430664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[ 0.44970703 -0.36572266  0.28662109 -0.26904297 -0.19482422  0.41357422</text:p>
            <text:p> -0.04638672  0.39599609 -0.02490234 -0.41845703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[ 0.48779297 -0.32177734 -0.47412109  0.20654297 -0.36767578  0.14892578</text:p>
            <text:p>  0.48388672  0.41650391 -0.28759766  0.48095703]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[ 0.47509766 -0.33642578  0.11279297  0.38134766 -0.31005859 -0.09619141</text:p>
            <text:p>  0.30712891  0.40966797  0.13330078  0.1811523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string" calcext:value-type="string">
            <text:p>[ 0.49853516 -0.07861328  0.18310547 -0.09521484  0.27587891 -0.18212891</text:p>
            <text:p>  0.01806641 -0.27001953  0.12548828 -0.342285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string" calcext:value-type="string">
            <text:p>[ 0.46533203 -0.19384766  0.33349609 -0.25341797  0.19580078  0.02294922</text:p>
            <text:p>  0.09423828 -0.05712891  0.30322266 -0.434082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[ 0.44042969 -0.03027344 -0.05371094 -0.37207031  0.38574219  0.42675781</text:p>
            <text:p> -0.09863281 -0.14746094 -0.06347656  0.2470703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[ 0.44482422 -0.29443359 -0.10302734  0.41357422  0.05810547  0.47314453</text:p>
            <text:p>  0.34716797  0.16259766  0.06005859 -0.22607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[ 0.47070312 -0.07226562  0.16210938 -0.40429688  0.01757812 -0.14257812</text:p>
            <text:p> -0.13867188  0.09960938  0.00976562 -0.3457031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string" calcext:value-type="string">
            <text:p>[ 0.47363281  0.08496094 -0.20410156 -0.21386719  0.46582031  0.22167969</text:p>
            <text:p> -0.17480469 -0.36035156 -0.24121094  0.338867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string" calcext:value-type="string">
            <text:p>[ 0.43212891 -0.30908203  0.48388672 -0.41162109  0.11572266  0.22802734</text:p>
            <text:p>  0.17041016  0.15576172  0.48095703  0.474121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string" calcext:value-type="string">
            <text:p>[ 0.49365234 -0.00732422 -0.20654297 -0.41259766 -0.47119141 -0.12255859</text:p>
            <text:p>  0.41162109  0.49658203  0.21044922 -0.149902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string" calcext:value-type="string">
            <text:p>[ 0.46044922 -0.12255859 -0.05615234  0.42919922  0.44873047  0.08251953</text:p>
            <text:p>  0.48779297 -0.29052734  0.38818359 -0.241699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string" calcext:value-type="string">
            <text:p>[ 0.49609375 -0.04296875 -0.01171875  0.24609375 -0.09765625  0.34765625</text:p>
            <text:p>  0.21484375  0.11328125  0.16796875  0.25390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string" calcext:value-type="string">
            <text:p>[ 0.42919922 -0.46630859 -0.14990234  0.39794922 -0.33251953 -0.13623047</text:p>
            <text:p>  0.20654297 -0.38427734 -0.26806641 -0.210449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string" calcext:value-type="string">
            <text:p>[ 0.47216797 -0.49365234  0.47900391  0.19091797  0.24169922 -0.46044922</text:p>
            <text:p>  0.34326172 -0.13037109  0.38427734  0.496582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string" calcext:value-type="string">
            <text:p>[ 0.49072266 -0.16455078  0.15966797  0.39697266  0.08056641 -0.48681641</text:p>
            <text:p>  0.44775391 -0.04345703  0.46142578  0.165527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[ 0.45214844 -0.40136719  0.48144531  0.38964844  0.17871094 -0.11621094</text:p>
            <text:p> -0.24316406  0.01269531 -0.06738281 -0.014648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[ 0.41699219 -0.28808594 -0.12402344  0.10449219 -0.20019531 -0.48730469</text:p>
            <text:p>  0.19042969 -0.46777344 -0.05566406 -0.229492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string" calcext:value-type="string">
            <text:p>[ 0.44189453 -0.45166016  0.26318359  0.22314453 -0.39013672  0.10888672</text:p>
            <text:p>  0.38330078 -0.37744141  0.31103516  0.089355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[ 0.45800781 -0.08691406 -0.25097656 -0.22949219  0.07519531 -0.38769531</text:p>
            <text:p> -0.31542969  0.09277344  0.43066406  0.3544921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[ 0.48632812  0.09960938  0.20898438 -0.38867188  0.40820312  0.46679688</text:p>
            <text:p>  0.00195312 -0.35351562  0.33789062 -0.36132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[ 0.42724609 -0.23779297  0.09423828  0.27099609  0.36865234  0.28759766</text:p>
            <text:p> -0.43603516 -0.07763672 -0.43408203 -0.333496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string" calcext:value-type="string">
            <text:p>[ 0.45751953 -0.27978516  0.31005859  0.23876953  0.00048828 -0.28173828</text:p>
            <text:p> -0.47607422  0.16943359 -0.36083984  0.073730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[ 0.47558594 -0.14355469 -0.44824219 -0.08691406 -0.23535156 -0.20214844</text:p>
            <text:p>  0.46777344  0.33300781 -0.07519531  0.4619140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string" calcext:value-type="string">
            <text:p>[ 0.43261719 -0.11621094 -0.07714844  0.12011719  0.19042969  0.12207031</text:p>
            <text:p>  0.33105469  0.07910156  0.27246094 -0.2451171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string" calcext:value-type="string">
            <text:p>[ 0.46826172 -0.03662109 -0.03271484 -0.06298828 -0.35595703  0.38720703</text:p>
            <text:p>  0.05810547  0.48291016  0.05224609  0.250488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string" calcext:value-type="string">
            <text:p>[ 0.47851562  0.01367188  0.18554688  0.10351562  0.21289062  0.16210938</text:p>
            <text:p>  0.43164062 -0.12695312 -0.32617188  0.146484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string" calcext:value-type="string">
            <text:p>[ 0.4296875 -0.2734375  0.2890625 -0.0703125 -0.2578125 -0.2421875</text:p>
            <text:p>  0.3671875 -0.4609375 -0.4765625  0.0703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string" calcext:value-type="string">
            <text:p>[ 0.44433594 -0.48730469  0.45800781 -0.11816406 -0.01660156 -0.42089844</text:p>
            <text:p>  0.18652344  0.23925781  0.26855469  0.493164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string" calcext:value-type="string">
            <text:p>[ 0.45019531 -0.17285156 -0.27441406  0.26269531 -0.12011719  0.30761719</text:p>
            <text:p>  0.11425781  0.31933594 -0.23339844 -0.1376953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string" calcext:value-type="string">
            <text:p>[ 0.44775391 -0.13720703 -0.46923828 -0.39599609 -0.49365234 -0.16259766</text:p>
            <text:p>  0.31103516 -0.29736328 -0.19091797  0.4584960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string" calcext:value-type="string">
            <text:p>[ 0.49121094  0.02832031 -0.40136719 -0.07128906  0.15527344  0.40722656</text:p>
            <text:p> -0.39160156 -0.12011719  0.25292969  0.446289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[ 0.41650391 -0.48095703  0.43701172 -0.42724609 -0.27490234 -0.38134766</text:p>
            <text:p>  0.02978516 -0.39111328  0.15283203  0.489746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string" calcext:value-type="string">
            <text:p>[ 0.47314453 -0.10791016  0.35693359  0.25439453  0.39111328  0.32763672</text:p>
            <text:p> -0.33544922 -0.28369141 -0.03271484  0.058105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[ 0.46289062 -0.15820312  0.13867188  0.08789062 -0.17773438 -0.44726562</text:p>
            <text:p>  0.29101562  0.32617188  0.34570312  0.162109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[ 0.48388672  0.13525391  0.01416016 -0.04736328  0.03466797 -0.00341797</text:p>
            <text:p>  0.19873047  0.02978516  0.38037109  0.234863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string" calcext:value-type="string">
            <text:p>[ 0.43505859 -0.15185547  0.11767578 -0.22119141 -0.43603516 -0.40771484</text:p>
            <text:p>  0.13427734 -0.30419922  0.22998047  0.1586914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string" calcext:value-type="string">
            <text:p>[ 0.46582031 -0.00097656 -0.22753906  0.27832031  0.27050781 -0.08300781</text:p>
            <text:p>  0.25488281 -0.13378906  0.09472656 -0.1533203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[ 0.42431641 -0.39501953  0.46044922  0.08056641 -0.07958984 -0.07666016</text:p>
            <text:p> -0.39990234  0.38232422 -0.18310547 -0.018066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string" calcext:value-type="string">
            <text:p>[ 0.43994141 -0.22314453 -0.49267578  0.09619141  0.31103516 -0.46728516</text:p>
            <text:p> -0.25927734 -0.07080078  0.14501953 -0.0336914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string" calcext:value-type="string">
            <text:p>[ 0.48339844 -0.05761719 -0.42480469  0.42089844 -0.04003906  0.10253906</text:p>
            <text:p>  0.03808594  0.10644531 -0.41113281 -0.04589844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[ 0.46777344 -0.22949219 -0.47167969  0.40527344 -0.43066406  0.49316406</text:p>
            <text:p> -0.10253906 -0.44042969  0.26074219 -0.03027344]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string" calcext:value-type="string">
            <text:p>[ 0.40478516 -0.10986328 -0.09814453 -0.18896484 -0.06787109  0.16162109</text:p>
            <text:p>  0.17431641  0.44873047  0.15673828 -0.248535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string" calcext:value-type="string">
            <text:p>[ 0.45068359  0.02001953  0.16455078 -0.20556641 -0.04541016  0.20166016</text:p>
            <text:p>  0.27490234  0.24267578 -0.44189453  0.143066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string" calcext:value-type="string">
            <text:p>[ 0.47900391  0.20654297 -0.37548828 -0.36474609  0.28759766  0.05615234</text:p>
            <text:p> -0.40771484 -0.20361328  0.46533203  0.427246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string" calcext:value-type="string">
            <text:p>[ 0.45605469  0.14160156 -0.00683594 -0.35644531 -0.22363281  0.03613281</text:p>
            <text:p>  0.04199219  0.39941406  0.26464844  0.2314453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[ 0.46337891  0.03466797 -0.42236328 -0.38037109 -0.10302734  0.44677734</text:p>
            <text:p>  0.45166016  0.24951172  0.13720703  0.44287109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string" calcext:value-type="string">
            <text:p>[ 0.4453125 -0.1015625  0.3359375 -0.0546875  0.1328125  0.3671875</text:p>
            <text:p> -0.4921875  0.0859375 -0.1484375  0.0546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string" calcext:value-type="string">
            <text:p>[ 0.421875 -0.359375  0.265625  0.421875 -0.453125  0.453125 -0.203125</text:p>
            <text:p> -0.234375 -0.140625 -0.4218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string" calcext:value-type="string">
            <text:p>[ 0.48925781  0.25683594 -0.15722656 -0.19824219 -0.14355469 -0.16894531</text:p>
            <text:p> -0.03417969  0.18652344  0.08691406  0.323242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string" calcext:value-type="string">
            <text:p>[ 0.43798828  0.00537109 -0.24853516 -0.03076172  0.01220703 -0.04345703</text:p>
            <text:p>  0.09814453  0.23583984 -0.02099609 -0.1567382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[ 0.48095703 -0.02197266  0.38037109 -0.23779297 -0.41357422 -0.36767578</text:p>
            <text:p>  0.23486328  0.48974609 -0.36865234 -0.449707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string" calcext:value-type="string">
            <text:p>[ 0.42773438 -0.04492188 -0.46679688 -0.19726562  0.44335938  0.18164062</text:p>
            <text:p> -0.27539062 -0.15429688  0.35742188 -0.0527343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string" calcext:value-type="string">
            <text:p>[ 0.49902344  0.11425781 -0.37792969  0.43652344  0.35058594 -0.28808594</text:p>
            <text:p>  0.17871094 -0.34667969 -0.08300781 -0.061523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[ 0.42041016  0.06201172 -0.05126953 -0.17333984  0.32275391 -0.22900391</text:p>
            <text:p>  0.31494141 -0.00439453  0.48486328 -0.264160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string" calcext:value-type="string">
            <text:p>[ 0.46630859  0.19189453  0.21142578 -0.18994141  0.34521484 -0.18896484</text:p>
            <text:p>  0.41552734 -0.21044922 -0.11376953  0.127441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string" calcext:value-type="string">
            <text:p>[ 0.47167969  0.31347656  0.04003906 -0.34082031  0.16699219 -0.35449219</text:p>
            <text:p>  0.18261719 -0.05371094 -0.40722656  0.215820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[ 0.49951172  0.30712891  0.06103516 -0.03173828  0.42529297 -0.39404297</text:p>
            <text:p>  0.33935547 -0.42333984 -0.29150391  0.219238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[ 0.38720703 -0.05322266  0.09912109 -0.33154297  0.24267578 -0.02392578</text:p>
            <text:p>  0.39111328  0.20849609 -0.33740234 -0.355957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[ 0.47607422  0.04931641 -0.00927734  0.44482422 -0.16064453 -0.30810547</text:p>
            <text:p> -0.37158203  0.25634766 -0.28369141 -0.25732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string" calcext:value-type="string">
            <text:p>[ 0.39697266 -0.19580078 -0.12158203  0.30322266 -0.26318359 -0.14306641</text:p>
            <text:p> -0.39599609 -0.32470703  0.49267578  0.259277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string" calcext:value-type="string">
            <text:p>[ 0.41015625  0.01171875 -0.26953125 -0.33984375 -0.24609375 -0.00390625</text:p>
            <text:p> -0.05859375 -0.39453125 -0.13671875 -0.16015625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string" calcext:value-type="string">
            <text:p>[ 0.41748047 -0.09521484  0.31494141 -0.36376953 -0.12548828  0.40673828</text:p>
            <text:p>  0.35107422  0.45556641 -0.26416016  0.051269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string" calcext:value-type="string">
            <text:p>[ 0.41992188 -0.13085938 -0.49023438  0.29492188  0.24804688 -0.12304688</text:p>
            <text:p>  0.15429688  0.07226562 -0.30664062  0.4550781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string" calcext:value-type="string">
            <text:p>[ 0.4375 -0.1875  0.3125  0.4375 -0.0625  0.0625 -0.0625  0.3125  0.1875</text:p>
            <text:p> -0.437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[ 0.49658203  0.14990234  0.42724609 -0.22216797 -0.02294922  0.24169922</text:p>
            <text:p>  0.37548828  0.03662109 -0.04052734 -0.465332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string" calcext:value-type="string">
            <text:p>[ 0.47119141  0.12060547 -0.39892578  0.12744141  0.09228516 -0.24853516</text:p>
            <text:p>  0.02197266  0.02294922 -0.19873047 -0.064941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string" calcext:value-type="string">
            <text:p>[ 0.44824219  0.05566406 -0.03027344  0.13574219 -0.41894531 -0.26855469</text:p>
            <text:p>  0.47167969 -0.37402344 -0.39941406 -0.260742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[ 0.45361328  0.17724609 -0.20166016 -0.01513672  0.40283203 -0.43408203</text:p>
            <text:p>  0.23876953 -0.21728516  0.30712891 -0.172363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string" calcext:value-type="string">
            <text:p>[ 0.49169922  0.22119141  0.03759766  0.46044922  0.22998047  0.30126953</text:p>
            <text:p> -0.23095703 -0.19677734  0.04443359 -0.272949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string" calcext:value-type="string">
            <text:p>[ 0.38867188 -0.47460938  0.41601562  0.26367188  0.46679688 -0.34179688</text:p>
            <text:p> -0.12695312 -0.02148438  0.03710938  0.48632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string" calcext:value-type="string">
            <text:p>[ 0.40722656 -0.14550781  0.09667969  0.46972656  0.30566406 -0.36816406</text:p>
            <text:p> -0.02246094  0.06542969  0.11425781  0.155273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string" calcext:value-type="string">
            <text:p>[ 0.45556641 -0.05126953 -0.44580078  0.11181641 -0.29833984  0.14208984</text:p>
            <text:p> -0.11865234  0.47607422  0.47314453 -0.04931641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[ 0.40429688 -0.30273438  0.46289062  0.27929688 -0.14257812  0.26757812</text:p>
            <text:p>  0.01367188 -0.47460938  0.36523438  0.470703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[ 0.41210938 -0.21679688  0.48632812 -0.21289062  0.05273438 -0.42773438</text:p>
            <text:p> -0.41601562  0.29882812  0.02929688 -0.037109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string" calcext:value-type="string">
            <text:p>[ 0.41259766 -0.02392578 -0.07470703  0.31884766  0.12744141  0.46630859</text:p>
            <text:p> -0.25537109  0.22216797 -0.17919922  0.243652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[ 0.43310547  0.07666016  0.36181641 -0.34814453  0.26513672  0.01611328</text:p>
            <text:p>  0.49169922  0.00244141  0.06396484  0.0356445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string" calcext:value-type="string">
            <text:p>[ 0.40966797 -0.18115234  0.29150391  0.12841797 -0.32080078  0.10205078</text:p>
            <text:p> -0.21923828 -0.31787109  0.07177734 -0.4409179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[ 0.44287109 -0.06591797  0.14111328  0.28662109 -0.24072266 -0.10302734</text:p>
            <text:p> -0.29541016  0.46923828 -0.10595703 -0.349121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[ 0.39257812  0.06835938 -0.07226562 -0.48242188  0.06445312 -0.18945312</text:p>
            <text:p>  0.15820312  0.36523438  0.36914062 -0.2675781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string" calcext:value-type="string">
            <text:p>[ 0.43847656  0.19824219  0.19042969 -0.49902344  0.08691406 -0.14941406</text:p>
            <text:p>  0.25878906  0.15917969 -0.22949219  0.124023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string" calcext:value-type="string">
            <text:p>[ 0.453125 -0.015625  0.359375  0.453125  0.328125 -0.328125  0.078125</text:p>
            <text:p> -0.140625 -0.484375 -0.45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string" calcext:value-type="string">
            <text:p>[ 0.44580078  0.09130859 -0.22509766  0.47705078  0.20751953  0.26123047</text:p>
            <text:p> -0.33154297  0.00927734 -0.35693359  0.335449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string" calcext:value-type="string">
            <text:p>[ 0.48681641  0.29248047 -0.35205078  0.14306641  0.48291016  0.36083984</text:p>
            <text:p>  0.16259766 -0.43017578  0.12939453 -0.080566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string" calcext:value-type="string">
            <text:p>[ 0.37402344 -0.26074219  0.24707031  0.31152344  0.22558594 -0.16308594</text:p>
            <text:p>  0.05371094  0.27832031  0.29199219  0.063476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string" calcext:value-type="string">
            <text:p>[ 0.48876953  0.06396484  0.40380859  0.27001953 -0.21826172 -0.06298828</text:p>
            <text:p> -0.19482422  0.26318359  0.29541016  0.04248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[ 0.47705078  0.43505859 -0.13134766 -0.49169922 -0.01123047  0.47998047</text:p>
            <text:p> -0.05029297  0.10302734  0.29931641  0.304199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[ 0.41503906 -0.05957031  0.12011719 -0.02246094 -0.49902344 -0.06347656</text:p>
            <text:p> -0.45214844 -0.16113281 -0.22167969 -0.3525390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string" calcext:value-type="string">
            <text:p>[ 0.40820312  0.24023438 -0.02539062 -0.46679688  0.45507812  0.41992188</text:p>
            <text:p>  0.29882812 -0.08789062 -0.30273438 -0.2832031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string" calcext:value-type="string">
            <text:p>[ 0.42578125  0.18359375 -0.22265625 -0.32421875  0.14453125 -0.39453125</text:p>
            <text:p>  0.08203125  0.15234375  0.19140625 -0.17578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string" calcext:value-type="string">
            <text:p>[ 0.49707031  0.34277344 -0.13378906  0.30957031  0.05175781  0.13574219</text:p>
            <text:p> -0.46386719 -0.04003906 -0.24902344 -0.184570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[ 0.37646484 -0.29638672  0.44189453 -0.02978516 -0.40087891  0.30712891</text:p>
            <text:p> -0.14306641 -0.10498047  0.24951172  0.467285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[ 0.38476562 -0.01757812 -0.09570312  0.00976562 -0.13085938 -0.49414062</text:p>
            <text:p> -0.41210938 -0.40820312 -0.29492188  0.240234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string" calcext:value-type="string">
            <text:p>[ 0.4609375  0.0703125  0.3828125 -0.0390625 -0.4765625 -0.0234375</text:p>
            <text:p> -0.3515625 -0.3671875  0.1796875  0.0390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[ 0.37939453 -0.13916016  0.07568359  0.16064453  0.04736328 -0.32861328</text:p>
            <text:p> -0.17919922  0.43505859 -0.00146484  0.15185547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string" calcext:value-type="string">
            <text:p>[ 0.46386719  0.22753906  0.01660156  0.15136719 -0.02832031  0.34082031</text:p>
            <text:p> -0.38769531  0.17285156 -0.07128906 -0.276367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[ 0.44335938  0.12695312 -0.41992188 -0.18164062 -0.16601562 -0.20898438</text:p>
            <text:p> -0.13476562  0.39257812 -0.31445312 -0.06835938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string" calcext:value-type="string">
            <text:p>[ 0.49414062  0.18554688  0.23242188  0.11914062 -0.39648438 -0.22851562</text:p>
            <text:p> -0.42773438  0.41992188  0.00195312  0.130859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[ 0.45898438  0.29882812 -0.37304688 -0.16601562  0.22460938  0.40039062</text:p>
            <text:p>  0.00585938 -0.06054688  0.01367188 -0.083984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string" calcext:value-type="string">
            <text:p>[ 0.45849609  0.10595703  0.18798828  0.30224609  0.14990234 -0.49365234</text:p>
            <text:p> -0.15478516  0.01611328  0.22216797 -0.364746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[ 0.48144531  0.17089844 -0.18066406  0.29394531 -0.33886719 -0.47363281</text:p>
            <text:p>  0.39550781  0.41308594  0.42285156 -0.168945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string" calcext:value-type="string">
            <text:p>[ 0.43017578 -0.08056641 -0.27197266  0.46142578 -0.18310547 -0.34814453</text:p>
            <text:p> -0.47216797  0.46240234  0.31494141  0.35107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string" calcext:value-type="string">
            <text:p>[ 0.40039062  0.15429688 -0.04882812  0.02539062  0.25976562  0.11523438</text:p>
            <text:p> -0.27148438  0.13867188  0.03320312  0.2246093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[ 0.49462891  0.37841797 -0.32861328 -0.34912109 -0.32177734 -0.33447266</text:p>
            <text:p> -0.26708984  0.34326172 -0.20654297  0.411621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string" calcext:value-type="string">
            <text:p>[ 0.40234375 -0.07421875 -0.29296875  0.15234375 -0.44140625 -0.30859375</text:p>
            <text:p>  0.37109375 -0.16796875  0.19921875  0.34765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string" calcext:value-type="string">
            <text:p>[ 0.39501953  0.03271484  0.12255859  0.17626953  0.43798828  0.28076172</text:p>
            <text:p> -0.03857422 -0.01806641  0.32666016  0.13623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string" calcext:value-type="string">
            <text:p>[ 0.46923828  0.34912109 -0.15478516  0.00048828 -0.20654297  0.17529297</text:p>
            <text:p>  0.37939453  0.32958984 -0.36474609 -0.187988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[ 0.40771484  0.04736328 -0.46435547  0.00146484  0.38037109 -0.47412109</text:p>
            <text:p>  0.13818359 -0.01123047 -0.09423828  0.43603516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[ 0.43603516  0.23388672 -0.00439453 -0.15771484 -0.28662109  0.38037109</text:p>
            <text:p>  0.45556641 -0.45751953 -0.18701172 -0.279785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[ 0.47949219  0.39941406  0.06347656  0.16699219  0.36230469 -0.04980469</text:p>
            <text:p> -0.24707031 -0.28027344  0.25683594 -0.2919921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string" calcext:value-type="string">
            <text:p>[ 0.45410156  0.37011719  0.23730469 -0.48339844  0.47753906  0.45996094</text:p>
            <text:p>  0.39941406 -0.29394531  0.09863281  0.108398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string" calcext:value-type="string">
            <text:p>[ 0.39208984 -0.12451172  0.48876953 -0.01416016 -0.01025391 -0.08349609</text:p>
            <text:p> -0.00244141  0.44189453 -0.42236328  0.451660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[ 0.42529297 -0.00927734  0.33837891  0.14404297  0.06982422 -0.28857422</text:p>
            <text:p> -0.07861328  0.22900391  0.39990234 -0.456542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[ 0.43359375  0.26953125 -0.19921875  0.18359375  0.33984375 -0.08984375</text:p>
            <text:p> -0.34765625 -0.07421875 -0.14453125  0.31640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[ 0.41552734  0.13330078 -0.44091797 -0.49072266 -0.42431641 -0.16943359</text:p>
            <text:p> -0.29150391 -0.23779297 -0.43017578 -0.071777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string" calcext:value-type="string">
            <text:p>[ 0.41796875  0.09765625 -0.24609375  0.16796875 -0.05078125  0.30078125</text:p>
            <text:p> -0.48828125  0.37890625 -0.47265625  0.33203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[ 0.44091797  0.16259766  0.38525391  0.15966797  0.46044922  0.32080078</text:p>
            <text:p>  0.06201172 -0.22412109 -0.27197266 -0.472167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[ 0.42285156  0.02636719  0.14355469  0.48535156 -0.30371094  0.24121094</text:p>
            <text:p>  0.11816406 -0.38769531  0.44238281  0.1396484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[ 0.35693359 -0.01123047 -0.11669922 -0.29931641 -0.38916016 -0.45458984</text:p>
            <text:p>  0.43115234 -0.03857422 -0.41064453  0.236816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string" calcext:value-type="string">
            <text:p>[ 0.36181641 -0.08251953  0.27294922  0.01806641  0.35791016  0.48583984</text:p>
            <text:p>  0.03759766  0.19482422 -0.49560547  0.044433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[ 0.42822266  0.14794922 -0.02783203  0.33447266 -0.48193359  0.07568359</text:p>
            <text:p> -0.11474609 -0.23095703  0.14892578  0.228027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string" calcext:value-type="string">
            <text:p>[ 0.44140625  0.35546875 -0.17578125 -0.30859375 -0.46484375  0.21484375</text:p>
            <text:p>  0.22265625 -0.30078125 -0.48046875 -0.19140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string" calcext:value-type="string">
            <text:p>[ 0.37255859  0.16064453 -0.06982422 -0.28369141  0.00146484  0.15478516</text:p>
            <text:p> -0.42822266 -0.49169922 -0.08251953  0.2211914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[ 0.43554688  0.04101562 -0.44335938  0.31054688 -0.36132812  0.48632812</text:p>
            <text:p>  0.29492188 -0.38085938  0.02148438  0.43945312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[ 0.4921875  0.4140625  0.4765625 -0.0078125  0.3046875  0.1953125</text:p>
            <text:p> -0.0703125 -0.2734375 -0.1640625  0.0078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string" calcext:value-type="string">
            <text:p>[ 0.38232422  0.01806641 -0.29052734  0.35107422  0.49560547  0.03564453</text:p>
            <text:p> -0.21533203 -0.02490234 -0.25244141 -0.16357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string" calcext:value-type="string">
            <text:p>[ 0.44628906  0.28417969  0.21386719  0.00878906  0.28222656  0.15527344</text:p>
            <text:p> -0.17089844 -0.06738281  0.43457031 -0.383789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[ 0.4765625  0.2421875  0.4296875 -0.0234375 -0.0859375 -0.4140625</text:p>
            <text:p> -0.2109375  0.1796875 -0.4921875  0.0234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[ 0.39746094 -0.00292969  0.31738281 -0.16503906 -0.18847656 -0.24902344</text:p>
            <text:p> -0.23535156 -0.40136719  0.28417969 -0.4599609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[ 0.44677734  0.47705078 -0.34716797 -0.45947266  0.35693359  0.04931641</text:p>
            <text:p> -0.01025391 -0.14404297  0.22607422 -0.103027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[ 0.43066406  0.11230469  0.16699219 -0.00683594 -0.10839844 -0.45410156</text:p>
            <text:p> -0.31152344  0.38574219  0.10644531 -0.368164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[ 0.48730469  0.48535156  0.08691406 -0.32519531 -0.44238281  0.25488281</text:p>
            <text:p>  0.32324219  0.49316406 -0.07910156  0.200195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string" calcext:value-type="string">
            <text:p>[ 0.46142578  0.26318359 -0.17822266  0.49267578 -0.40185547 -0.12939453</text:p>
            <text:p> -0.19091797 -0.44384766 -0.02880859  0.319824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[ 0.3671875  0.0390625  0.1015625 -0.1328125  0.1796875  0.3203125</text:p>
            <text:p> -0.1953125  0.3515625  0.2109375  0.1328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string" calcext:value-type="string">
            <text:p>[ 0.47412109  0.27783203  0.23486328  0.31787109 -0.45947266  0.11572266</text:p>
            <text:p> -0.01416016 -0.43701172 -0.44970703 -0.380371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string" calcext:value-type="string">
            <text:p>[ 0.36425781 -0.11816406  0.46777344 -0.32324219 -0.26855469 -0.04394531</text:p>
            <text:p> -0.15917969 -0.18847656  0.46191406  0.448242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string" calcext:value-type="string">
            <text:p>[ 0.45117188  0.21289062 -0.39648438  0.32617188  0.02929688  0.09570312</text:p>
            <text:p>  0.43554688  0.16601562  0.34960938  0.4238281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[ 0.45166016  0.40576172  0.04248047 -0.14208984  0.10400391 -0.01025391</text:p>
            <text:p> -0.40380859  0.08935547  0.14111328 -0.295410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[ 0.43115234  0.30517578 -0.39404297 -0.47509766 -0.03369141  0.43994141</text:p>
            <text:p> -0.15087891  0.30908203 -0.10205078 -0.087402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[ 0.38964844 -0.08886719  0.29394531  0.32714844 -0.38378906  0.44628906</text:p>
            <text:p>  0.19433594 -0.17480469 -0.37988281  0.047851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[ 0.359375 -0.046875  0.078125  0.359375 -0.015625  0.015625  0.234375</text:p>
            <text:p> -0.421875 -0.453125 -0.359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[ 0.39013672  0.10400391 -0.26708984 -0.14111328 -0.30908203  0.34033203</text:p>
            <text:p>  0.35498047 -0.25146484  0.41162109  0.328613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string" calcext:value-type="string">
            <text:p>[ 0.37988281  0.05371094 -0.48535156 -0.30761719  0.12207031 -0.43457031</text:p>
            <text:p> -0.01855469  0.35839844 -0.20996094  0.432617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string" calcext:value-type="string">
            <text:p>[ 0.40283203  0.11865234  0.14599609 -0.31591797 -0.36669922 -0.41455078</text:p>
            <text:p> -0.46826172 -0.24462891 -0.00927734 -0.37158203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[ 0.48193359  0.36376953  0.25830078 -0.17431641 -0.26416016  0.42041016</text:p>
            <text:p> -0.44384766  0.33642578  0.21435547  0.111816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[ 0.41308594  0.16894531  0.36425781 -0.14941406  0.20214844  0.36035156</text:p>
            <text:p> -0.09472656  0.14550781 -0.38769531 -0.475585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[ 0.38427734 -0.21044922  0.46533203  0.47802734 -0.20556641 -0.38818359</text:p>
            <text:p>  0.42724609 -0.33154297 -0.08642578 -0.040527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string" calcext:value-type="string">
            <text:p>[ 0.46679688  0.38476562 -0.34960938  0.34179688  0.41992188 -0.29492188</text:p>
            <text:p> -0.42382812 -0.28710938 -0.32226562  0.408203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string" calcext:value-type="string">
            <text:p>[ 0.40576172  0.27587891 -0.22021484 -0.12548828  0.08154297 -0.05029297</text:p>
            <text:p>  0.49560547  0.29541016 -0.26025391  0.312988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string" calcext:value-type="string">
            <text:p>[ 0.39990234 -0.03857422 -0.48779297  0.49365234  0.18505859  0.22119141</text:p>
            <text:p> -0.43212891  0.21533203  0.24169922 -0.056152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[ 0.42333984  0.21923828 -0.41748047  0.01708984 -0.22900391  0.13525391</text:p>
            <text:p>  0.27880859 -0.46435547  0.23388672  0.420410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string" calcext:value-type="string">
            <text:p>[ 0.46875  0.15625  0.40625  0.46875 -0.28125  0.28125  0.21875  0.40625</text:p>
            <text:p> -0.15625 -0.46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string" calcext:value-type="string">
            <text:p>[ 0.44873047  0.24853516  0.40869141 -0.33251953 -0.34423828 -0.37451172</text:p>
            <text:p> -0.36767578 -0.45068359  0.39208984  0.020019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string" calcext:value-type="string">
            <text:p>[ 0.41064453  0.20458984  0.16943359  0.19189453 -0.17138672 -0.10986328</text:p>
            <text:p>  0.10205078 -0.47119141 -0.34521484  0.120605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[ 0.37792969  0.28222656 -0.24121094 -0.43457031 -0.17675781 -0.01074219</text:p>
            <text:p>  0.33886719 -0.33496094 -0.37597656  0.3095703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[ 0.36474609  0.07470703 -0.09326172  0.20849609 -0.19384766 -0.14990234</text:p>
            <text:p>  0.00146484 -0.26513672  0.25341797 -0.2709960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string" calcext:value-type="string">
            <text:p>[ 0.36962891  0.00341797  0.29638672 -0.47412109 -0.44677734 -0.20947266</text:p>
            <text:p> -0.39208984 -0.03173828  0.16845703 -0.4633789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[ 0.46435547  0.42041016  0.45556641 -0.31689453  0.04638672  0.23486328</text:p>
            <text:p> -0.22705078  0.09619141 -0.27978516  0.004394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string" calcext:value-type="string">
            <text:p>[ 0.42382812  0.41210938  0.02148438 -0.45117188 -0.15429688  0.02929688</text:p>
            <text:p>  0.43945312  0.45898438  0.02539062 -0.29882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[ 0.38818359  0.33251953 -0.02294922 -0.26806641  0.39208984 -0.23583984</text:p>
            <text:p> -0.28759766  0.05517578  0.24560547  0.205566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string" calcext:value-type="string">
            <text:p>[ 0.41845703  0.29052734  0.19287109 -0.30029297  0.02392578  0.19482422</text:p>
            <text:p> -0.32763672  0.30224609  0.31884766 -0.387207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string" calcext:value-type="string">
            <text:p>[ 0.34960938  0.09570312  0.29882812 -0.27539062  0.49023438  0.13476562</text:p>
            <text:p>  0.02148438  0.11132812 -0.28320312  0.02539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string" calcext:value-type="string">
            <text:p>[ 0.45947266  0.49169922  0.06591797  0.36572266  0.29931641  0.29443359</text:p>
            <text:p>  0.16650391 -0.13720703 -0.19482422  0.196777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string" calcext:value-type="string">
            <text:p>[ 0.47460938  0.47070312 -0.32617188 -0.15039062 -0.38476562  0.00976562</text:p>
            <text:p>  0.14648438  0.48632812  0.34179688 -0.099609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string" calcext:value-type="string">
            <text:p>[ 0.44384766  0.31982422  0.01904297  0.35009766 -0.09130859 -0.31494141</text:p>
            <text:p>  0.02587891  0.31591797  0.47705078  0.212402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string" calcext:value-type="string">
            <text:p>[ 0.40527344  0.08300781  0.34082031  0.34277344  0.00683594  0.05566406</text:p>
            <text:p>  0.33496094  0.37207031 -0.05175781  0.032226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string" calcext:value-type="string">
            <text:p>[ 0.35644531 -0.20410156  0.44433594  0.16894531 -0.46386719 -0.34863281</text:p>
            <text:p>  0.27050781  0.03808594 -0.20214844 -0.043945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string" calcext:value-type="string">
            <text:p>[ 0.43408203  0.46240234  0.23974609 -0.28466797  0.41455078 -0.19580078</text:p>
            <text:p> -0.18701172 -0.15087891 -0.35302734 -0.4028320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[ 0.37744141  0.08935547  0.31982422  0.03369141 -0.25146484  0.09521484</text:p>
            <text:p>  0.17822266 -0.25830078 -0.16748047  0.02880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string" calcext:value-type="string">
            <text:p>[ 0.43896484  0.39111328 -0.37060547  0.03271484  0.16162109 -0.25537109</text:p>
            <text:p>  0.41943359  0.08251953 -0.43798828  0.404785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string" calcext:value-type="string">
            <text:p>[ 0.484375  0.328125  0.453125  0.484375  0.109375 -0.109375  0.359375</text:p>
            <text:p> -0.046875  0.171875 -0.4843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[ 0.35498047  0.21728516  0.12744141 -0.42626953  0.31201172 -0.03076172</text:p>
            <text:p> -0.21142578  0.26806641  0.42333984  0.113769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string" calcext:value-type="string">
            <text:p>[ 0.42138672  0.44775391 -0.17333984 -0.10986328  0.47216797 -0.44091797</text:p>
            <text:p> -0.36376953 -0.15771484  0.06787109  0.297363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string" calcext:value-type="string">
            <text:p>[ 0.48974609  0.44970703  0.28173828  0.33349609 -0.06884766 -0.27490234</text:p>
            <text:p>  0.12646484  0.10986328 -0.12158203 -0.3959960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[ 0.38525391  0.17529297  0.34326172 -0.45849609 -0.05615234  0.39990234</text:p>
            <text:p> -0.25146484 -0.48486328  0.49658203 -0.479003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string" calcext:value-type="string">
            <text:p>[ 0.39550781  0.22558594 -0.43847656 -0.29199219 -0.48730469  0.17480469</text:p>
            <text:p>  0.12207031 -0.09472656  0.11816406  0.416992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string" calcext:value-type="string">
            <text:p>[ 0.41601562  0.32617188 -0.00195312  0.04101562 -0.34960938 -0.27539062</text:p>
            <text:p> -0.13085938 -0.31445312  0.36132812  0.208984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string" calcext:value-type="string">
            <text:p>[ 0.38037109  0.24658203 -0.04638672  0.22412109  0.19677734  0.45947266</text:p>
            <text:p>  0.14208984  0.28173828 -0.41845703 -0.286621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string" calcext:value-type="string">
            <text:p>[ 0.3828125  0.2109375  0.1484375 -0.1171875 -0.4296875 -0.0703125</text:p>
            <text:p> -0.0546875 -0.1015625 -0.4609375  0.11718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string" calcext:value-type="string">
            <text:p>[ 0.37207031 -0.03222656  0.49121094  0.18457031 -0.07324219  0.26074219</text:p>
            <text:p>  0.41113281 -0.41503906  0.12597656 -0.059570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string" calcext:value-type="string">
            <text:p>[ 0.40087891  0.34716797  0.39013672 -0.44287109  0.33447266  0.00927734</text:p>
            <text:p> -0.11083984  0.06201172 -0.17529297 -0.4946289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[ 0.39794922  0.18994141 -0.24365234  0.36669922 -0.11376953 -0.35498047</text:p>
            <text:p> -0.07470703 -0.47802734  0.07568359 -0.179199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[ 0.375 <text:s/>0.125 <text:s/>0.125 <text:s/>0.375 <text:s/>0.375 -0.375 <text:s/>0.375 <text:s/>0.125 -0.125 -0.37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[ 0.38769531  0.13964844 -0.46191406  0.20019531  0.31738281 -0.12988281</text:p>
            <text:p> -0.44824219  0.13183594  0.45410156 -0.0751953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string" calcext:value-type="string">
            <text:p>[ 0.41357422  0.36181641 -0.19677734  0.38232422  0.27685547  0.25439453</text:p>
            <text:p>  0.06591797  0.06884766  0.40380859 -0.194824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string" calcext:value-type="string">
            <text:p>[ 0.43164062  0.49804688  0.04492188  0.05664062  0.04101562  0.33398438</text:p>
            <text:p>  0.00976562  0.23242188 -0.31054688  0.193359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[ 0.45654297  0.33447266  0.43212891  0.17529297 -0.14892578 -0.06982422</text:p>
            <text:p>  0.20263672  0.32275391  0.05615234 -0.4877929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[ 0.39355469  0.45410156 -0.19433594 -0.41894531  0.21386719 -0.40136719</text:p>
            <text:p>  0.47949219  0.21191406 -0.04785156  0.293945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string" calcext:value-type="string">
            <text:p>[ 0.42626953  0.37646484  0.21630859  0.20751953  0.21923828  0.49951172</text:p>
            <text:p>  0.24267578  0.07568359 -0.01708984  0.10498047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string" calcext:value-type="string">
            <text:p>[ 0.44921875  0.44140625 -0.15234375  0.19921875 -0.26953125 -0.48046875</text:p>
            <text:p> -0.20703125  0.47265625  0.18359375  0.30078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string" calcext:value-type="string">
            <text:p>[ 0.33642578 -0.11181641  0.44677734  0.36767578  0.47314453 -0.00439453</text:p>
            <text:p> -0.31591797  0.18115234  0.34619141  0.444824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string" calcext:value-type="string">
            <text:p>[ 0.42871094  0.34082031  0.41113281 -0.13378906 -0.40722656 -0.03027344</text:p>
            <text:p>  0.04589844 -0.30761719 -0.05957031 -0.491210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string" calcext:value-type="string">
            <text:p>[ 0.35986328  0.14599609 -0.48291016 -0.10888672  0.05908203 -0.09033203</text:p>
            <text:p>  0.39501953 -0.49853516  0.33837891 -0.078613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string" calcext:value-type="string">
            <text:p>[ 0.42089844  0.25488281  0.38769531  0.35839844  0.39746094 -0.33496094</text:p>
            <text:p>  0.47558594 -0.08105469  0.27636719  0.016601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string" calcext:value-type="string">
            <text:p>[ 0.46191406  0.45605469  0.26074219  0.02441406 -0.32714844 -0.23535156</text:p>
            <text:p> -0.03027344  0.47949219 -0.23730469 -0.3994140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[ 0.34423828 -0.02587891  0.47021484 -0.12451172 -0.33154297  0.30029297</text:p>
            <text:p>  0.25439453 -0.04541016  0.01025391 -0.062988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string" calcext:value-type="string">
            <text:p>[ 0.35253906  0.25292969 -0.06738281 -0.08496094 -0.06152344  0.49902344</text:p>
            <text:p> -0.01464844 -0.34863281  0.46582031 -0.290039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[ 0.34179688  0.00976562  0.27539062  0.21679688  0.29492188 -0.16992188</text:p>
            <text:p>  0.45117188  0.33789062  0.05273438 -0.466796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string" calcext:value-type="string">
            <text:p>[ 0.34716797  0.13134766  0.10400391  0.06591797  0.11669922 -0.33544922</text:p>
            <text:p>  0.21826172  0.49462891 -0.24072266 -0.378417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[ 0.41113281  0.39746094 -0.39160156 -0.27636719 -0.09667969 -0.21582031</text:p>
            <text:p>  0.26269531  0.45214844  0.44628906  0.401367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[ 0.36816406  0.42480469 -0.02050781 -0.06933594  0.32910156  0.10839844</text:p>
            <text:p>  0.12597656  0.19824219 -0.20605469 -0.3056640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string" calcext:value-type="string">
            <text:p>[ 0.31933594  0.13769531  0.08300781 -0.24316406 -0.14160156 -0.29589844</text:p>
            <text:p>  0.06152344 -0.13574219 -0.35644531 -0.381835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[ 0.37011719  0.19628906 -0.26464844  0.05761719 -0.37207031 -0.31542969</text:p>
            <text:p> -0.23144531 -0.10839844 -0.04003906 -0.18261719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[ 0.34472656  0.16699219 -0.09082031  0.40722656 -0.25683594  0.19433594</text:p>
            <text:p>  0.41503906 -0.12207031 -0.19824219  0.217773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string" calcext:value-type="string">
            <text:p>[ 0.39306641  0.26123047  0.36669922  0.04931641  0.13916016 -0.29541016</text:p>
            <text:p>  0.31884766  0.28857422  0.16064453  0.013183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string" calcext:value-type="string">
            <text:p>[ 0.3984375  0.3828125  0.1953125 -0.1015625 -0.0390625 -0.4609375</text:p>
            <text:p>  0.0859375  0.4453125 -0.1328125  0.1015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string" calcext:value-type="string">
            <text:p>[ 0.36523438  0.26757812  0.34570312 -0.25976562 -0.11914062 -0.25585938</text:p>
            <text:p>  0.16210938 -0.34179688  0.04492188  0.009765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[ 0.34033203  0.43115234 -0.04150391 -0.37841797  0.07080078  0.14794922</text:p>
            <text:p> -0.03076172 -0.43212891 -0.32177734 -0.309082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[ 0.38574219  0.36816406 -0.21777344  0.07324219  0.01855469  0.29394531</text:p>
            <text:p> -0.09082031  0.43847656  0.28808594 -0.198242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string" calcext:value-type="string">
            <text:p>[ 0.40332031  0.31152344 -0.41503906  0.21582031 -0.29199219  0.47949219</text:p>
            <text:p> -0.30761719 -0.32128906 -0.21777344 -0.09082031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string" calcext:value-type="string">
            <text:p>[ 0.37548828  0.31787109 -0.43603516 -0.09326172  0.44970703 -0.48095703</text:p>
            <text:p> -0.46435547  0.04833984 -0.33349609 -0.094238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[ 0.37060547  0.38916016  0.17431641 -0.41064453 -0.29736328 -0.42138672</text:p>
            <text:p> -0.07080078 -0.18505859 -0.24853516  0.0981445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string" calcext:value-type="string">
            <text:p>[ 0.39599609  0.41845703  0.00048828  0.23974609 -0.41259766  0.06884766</text:p>
            <text:p>  0.28271484 -0.17138672 -0.09033203 -0.302246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[ 0.41894531  0.48339844 -0.36816406  0.23144531  0.09863281  0.08886719</text:p>
            <text:p> -0.16699219  0.22558594  0.11035156 -0.106445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string" calcext:value-type="string">
            <text:p>[ 0.36767578  0.23193359 -0.45947266  0.39892578  0.25439453  0.21435547</text:p>
            <text:p> -0.03466797  0.27490234  0.00244141  0.41357422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[ 0.32470703  0.25927734 -0.08837891 -0.39404297 -0.31982422 -0.46142578</text:p>
            <text:p> -0.17138672  0.02099609  0.35009766 -0.29345703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string" calcext:value-type="string">
            <text:p>[ 0.33496094  0.30957031  0.12988281 -0.22753906  0.24902344  0.31347656</text:p>
            <text:p>  0.20214844  0.41113281 -0.02832031 -0.397460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string" calcext:value-type="string">
            <text:p>[ 0.33203125  0.15234375  0.49609375 -0.41796875 -0.19921875 -0.05078125</text:p>
            <text:p>  0.23828125 -0.12890625  0.22265625 -0.0820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string" calcext:value-type="string">
            <text:p>[ 0.35791016  0.37451172 -0.23876953 -0.23583984 -0.23974609  0.33349609</text:p>
            <text:p> -0.24755859 -0.19189453  0.17236328 -0.20166016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string" calcext:value-type="string">
            <text:p>[ 0.390625  0.296875  0.171875  0.390625 -0.234375  0.234375 -0.484375</text:p>
            <text:p> -0.328125  0.203125 -0.3906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string" calcext:value-type="string">
            <text:p>[ 0.31152344  0.05175781  0.05957031  0.24902344 -0.33691406  0.39941406</text:p>
            <text:p>  0.49121094  0.09082031 -0.02050781  0.125976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string" calcext:value-type="string">
            <text:p>[ 0.35205078  0.06005859  0.49365234  0.38330078 -0.13623047 -0.39501953</text:p>
            <text:p> -0.17529297 -0.27197266 -0.32568359  0.429199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[ 0.34765625  0.32421875 -0.45703125 -0.40234375  0.19140625 -0.44140625</text:p>
            <text:p>  0.37890625  0.41796875 -0.44921875 -0.09765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string" calcext:value-type="string">
            <text:p>[ 0.30615234 -0.06982422  0.23095703  0.39990234 -0.15869141 -0.43505859</text:p>
            <text:p> -0.27587891 -0.06591797  0.27294922  0.037597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string" calcext:value-type="string">
            <text:p>[ 0.32226562  0.29492188 -0.28320312 -0.05273438  0.30664062  0.06835938</text:p>
            <text:p>  0.02539062  0.40429688  0.39257812  0.302734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[ 0.32177734  0.10205078  0.27783203  0.41552734  0.23193359  0.17431641</text:p>
            <text:p> -0.13525391  0.48095703 -0.39892578  0.021972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string" calcext:value-type="string">
            <text:p>[ 0.33984375  0.23828125 -0.48046875  0.08984375 -0.00390625  0.25390625</text:p>
            <text:p> -0.19140625 -0.35546875 -0.11328125  0.410156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[ 0.32958984  0.18798828  0.30126953 -0.07666016  0.42724609  0.47900391</text:p>
            <text:p>  0.43505859  0.25439453  0.26513672 -0.4858398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[ 0.39111328  0.48974609 -0.38916016 -0.07763672 -0.15966797  0.12841797</text:p>
            <text:p> -0.32373047 -0.40478516 -0.00537109 -0.1098632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string" calcext:value-type="string">
            <text:p>[ 0.32714844  0.22363281  0.10644531  0.26464844  0.05371094  0.00878906</text:p>
            <text:p> -0.36816406 -0.36230469  0.30761719  0.1103515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string" calcext:value-type="string">
            <text:p>[ 0.35009766  0.28857422 -0.26220703  0.25634766 -0.43505859  0.02880859</text:p>
            <text:p>  0.18212891  0.03466797 -0.49169922  0.30615234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[ 0.36035156  0.33886719 -0.04394531  0.42285156  0.13378906 -0.19628906</text:p>
            <text:p> -0.44433594  0.42480469  0.12988281  0.202148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string" calcext:value-type="string">
            <text:p>[ 0.38085938  0.43945312  0.39257812 -0.24414062  0.27148438  0.35351562</text:p>
            <text:p>  0.30273438  0.20507812  0.37304688 -0.005859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[ 0.33251953  0.34521484 -0.06494141  0.11376953 -0.12451172 -0.15673828</text:p>
            <text:p>  0.39892578 -0.20556641  0.01416016  0.198730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[ 0.43652344  0.42675781  0.43457031  0.37402344 -0.21191406  0.27441406</text:p>
            <text:p> -0.38378906  0.46582031 -0.39550781  0.000976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string" calcext:value-type="string">
            <text:p>[ 0.30175781  0.19433594  0.28027344 -0.38574219  0.16894531 -0.48144531</text:p>
            <text:p>  0.27832031 -0.37597656  0.14941406 -0.4892578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string" calcext:value-type="string">
            <text:p>[ 0.36279297  0.30322266  0.15087891  0.08154297 -0.49267578  0.27392578</text:p>
            <text:p>  0.35888672  0.04150391  0.08740234 -0.394042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[ 0.40625  0.46875  0.21875  0.40625  0.15625 -0.15625 -0.34375  0.21875</text:p>
            <text:p> -0.46875 -0.406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[ 0.29638672  0.07275391  0.45166016 -0.23486328  0.34716797 -0.31591797</text:p>
            <text:p> -0.48876953  0.46728516  0.44287109  0.422363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[ 0.35742188  0.18164062  0.32226562  0.23242188 -0.31445312  0.43945312</text:p>
            <text:p> -0.40820312 -0.11523438  0.38085938 -0.4824218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[ 0.35546875  0.41015625 -0.43359375  0.10546875  0.38671875 -0.13671875</text:p>
            <text:p> -0.05078125  0.19140625  0.21484375  0.39453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[ 0.36572266  0.46044922 -0.21533203  0.27197266 -0.04443359 -0.36181641</text:p>
            <text:p>  0.32275391 -0.41845703 -0.16357422  0.290527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string" calcext:value-type="string">
            <text:p>[ 0.32421875  0.06640625  0.47265625  0.07421875 -0.39453125 -0.35546875</text:p>
            <text:p> -0.33203125  0.09765625 -0.44140625  0.42578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string" calcext:value-type="string">
            <text:p>[ 0.29931641  0.22998047  0.08544922 -0.04443359 -0.20458984  0.04833984</text:p>
            <text:p>  0.47509766  0.00732422  0.19189453  0.106933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[ 0.3046875  0.3515625 -0.0859375 -0.1953125 -0.3828125 -0.1171875</text:p>
            <text:p>  0.2421875  0.1640625 -0.1015625  0.195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[ 0.37304688  0.35351562  0.36914062  0.24804688  0.07617188  0.04882812</text:p>
            <text:p> -0.26757812  0.43164062 -0.29101562 -0.498046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[ 0.40869141  0.43310547  0.41357422  0.06494141 -0.47021484  0.31396484</text:p>
            <text:p>  0.45947266 -0.16455078  0.48876953 -0.0024414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[ 0.31445312  0.20898438 -0.30664062  0.43945312  0.11132812 -0.23632812</text:p>
            <text:p>  0.45507812 -0.36914062 -0.27148438 -0.189453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string" calcext:value-type="string">
            <text:p>[ 0.34521484  0.35986328  0.34814453 -0.06103516 -0.18212891  0.08837891</text:p>
            <text:p> -0.42431641 -0.19873047 -0.40673828  0.49853516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string" calcext:value-type="string">
            <text:p>[ 0.37841797  0.47509766  0.19775391  0.09716797 -0.10205078 -0.11669922</text:p>
            <text:p>  0.49951172 -0.41162109  0.41552734 -0.409667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[ 0.38330078  0.40380859 -0.41259766  0.41455078 -0.35498047 -0.17626953</text:p>
            <text:p>  0.10595703 -0.17822266  0.33056641  0.397949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[ 0.36328125  0.49609375 -0.41015625 -0.38671875 -0.41796875  0.16796875</text:p>
            <text:p> -0.48046875 -0.03515625 -0.12109375 -0.11328125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string" calcext:value-type="string">
            <text:p>[ 0.31005859  0.47314453 -0.25732422 -0.34619141  0.43896484 -0.28271484</text:p>
            <text:p>  0.00927734  0.32080078 -0.39501953  0.2836914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[ 0.34277344  0.39550781  0.15332031  0.28027344  0.44433594 -0.38183594</text:p>
            <text:p> -0.22753906  0.18457031 -0.36425781  0.0947265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string" calcext:value-type="string">
            <text:p>[ 0.32763672  0.41650391 -0.45458984 -0.20361328  0.12841797 -0.09716797</text:p>
            <text:p> -0.20751953 -0.43896484  0.09912109  0.39111328]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[ 0.33789062  0.46679688 -0.23632812 -0.03710938 -0.30273438 -0.32226562</text:p>
            <text:p>  0.16601562 -0.04882812 -0.27929688  0.28710938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[ 0.296875  0.265625 -0.109375  0.296875  0.421875 -0.421875 -0.328125</text:p>
            <text:p>  0.390625  0.234375 -0.29687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[ 0.30957031  0.28027344  0.30371094  0.12207031  0.36425781 -0.17675781</text:p>
            <text:p> -0.15136719  0.39746094 -0.18652344  0.0029296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[ 0.31494141  0.40185547  0.13232422 -0.02880859  0.18603516 -0.34228516</text:p>
            <text:p> -0.38427734 -0.44580078 -0.47998047  0.0913085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[ 0.35058594  0.48144531  0.17675781 -0.21191406 -0.36035156 -0.07714844</text:p>
            <text:p>  0.34277344 -0.04199219  0.29980469 -0.4130859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[ 0.31201172  0.24462891  0.49853516 -0.21923828 -0.26220703  0.29345703</text:p>
            <text:p> -0.34814453  0.01416016 -0.22900391  0.406738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[ 0.28173828  0.28662109  0.28271484 -0.18701172  0.10595703 -0.13720703</text:p>
            <text:p> -0.30810547 -0.23291016 -0.30224609 -0.000488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[ 0.29150391  0.14404297  0.06201172  0.44775391 -0.39990234 -0.25634766</text:p>
            <text:p> -0.09521484  0.23388672 -0.47216797 -0.385253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[ 0.27685547  0.35791016 -0.10693359  0.49560547  0.35888672 -0.07763672</text:p>
            <text:p>  0.08544922 -0.46630859 -0.21728516  0.19189453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[ 0.33740234  0.27392578  0.32470703  0.43115234 -0.37744141 -0.21630859</text:p>
            <text:p>  0.00537109  0.02783203 -0.07080078  0.006347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[ 0.30224609  0.38720703 -0.28076172  0.14599609  0.24365234  0.41259766</text:p>
            <text:p>  0.43896484 -0.45263672 -0.05908203 -0.2084960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[ 0.30712891  0.31591797  0.10888672  0.46337891 -0.00927734  0.35302734</text:p>
            <text:p>  0.04541016 -0.21923828 -0.14404297 -0.400878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[ 0.31738281  0.36621094  0.32714844 -0.37011719 -0.44042969  0.12792969</text:p>
            <text:p>  0.41894531  0.17089844  0.47753906  0.495117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[ 0.3125  0.4375 -0.0625  0.3125 -0.1875  0.1875 -0.1875 -0.0625 -0.4375</text:p>
            <text:p> -0.3125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[ 0.28710938  0.40820312  0.11132812 -0.33789062 -0.07226562 -0.30273438</text:p>
            <text:p>  0.45898438 -0.07617188  0.40429688  0.0878906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[ 0.30419922  0.15869141  0.47509766  0.27294922 -0.45751953 -0.01123047</text:p>
            <text:p>  0.08154297  0.24072266  0.10693359 -0.085449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[ 0.35302734  0.44580078  0.37158203  0.44677734  0.01318359  0.39306641</text:p>
            <text:p>  0.14599609 -0.42529297  0.25732422 -0.009277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[ 0.31982422  0.33056641 -0.47802734  0.28857422 -0.06689453 -0.40185547</text:p>
            <text:p>  0.22216797 -0.21240234  0.43505859 -0.1010742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[ 0.26855469  0.07910156  0.43066406  0.45605469  0.08886719 -0.27636719</text:p>
            <text:p>  0.35449219 -0.16308594  0.32714844  0.418945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[ 0.33007812  0.38085938 -0.25976562  0.45507812 -0.49804688  0.37304688</text:p>
            <text:p> -0.40429688  0.17773438  0.05664062 -0.20507812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[ 0.27929688  0.32226562  0.08789062  0.15429688 -0.26757812  0.39257812</text:p>
            <text:p> -0.11132812  0.15039062 -0.25976562 -0.404296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[ 0.27392578  0.20068359  0.25927734  0.30517578 -0.08935547 -0.44189453</text:p>
            <text:p>  0.12158203 -0.00634766  0.03369141 -0.4926757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[ 0.32275391  0.48779297  0.15576172  0.47900391  0.38134766 -0.03759766</text:p>
            <text:p>  0.18603516  0.32763672  0.18408203 -0.4165039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[ 0.28955078  0.37255859  0.30615234  0.32080078  0.30126953  0.16748047</text:p>
            <text:p>  0.26220703 -0.45947266  0.36181641  0.491699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[ 0.29492188  0.49414062  0.13476562  0.16992188  0.12304688  0.00195312</text:p>
            <text:p>  0.02929688 -0.30273438  0.06835938 -0.4199218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[ 0.29736328  0.45849609  0.32958984 -0.17138672  0.49658203  0.47216797</text:p>
            <text:p> -0.16748047  0.31396484  0.02587891 -0.0161132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string" calcext:value-type="string">
            <text:p>[ 0.26416016  0.34326172  0.47998047 -0.32958984  0.41650391 -0.32275391</text:p>
            <text:p> -0.09130859 -0.47314453  0.20361328 -0.1079101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string" calcext:value-type="string">
            <text:p>[ 0.32519531  0.45214844  0.35058594  0.13769531 -0.24511719  0.43261719</text:p>
            <text:p> -0.01074219 -0.05566406  0.14160156 -0.01269531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string" calcext:value-type="string">
            <text:p>[ 0.26953125  0.46484375  0.30859375 -0.48046875  0.23828125 -0.48828125</text:p>
            <text:p> -0.32421875 -0.31640625 -0.08984375 -0.01953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string" calcext:value-type="string">
            <text:p>[ 0.29199219  0.33691406 -0.49902344 -0.02050781 -0.32519531 -0.36230469</text:p>
            <text:p>  0.06542969  0.15722656  0.31933594 -0.10449219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[ 0.28466797  0.44384766 -0.08349609  0.00341797 -0.44580078  0.22705078</text:p>
            <text:p> -0.34423828  0.30712891  0.44677734 -0.3159179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string" calcext:value-type="string">
            <text:p>[ 0.25634766  0.25732422  0.45654297  0.16259766  0.22119141  0.37255859</text:p>
            <text:p>  0.33837891 -0.24658203 -0.46044922  0.39990234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string" calcext:value-type="string">
            <text:p>[ 0.28417969  0.25097656  0.47753906  0.47167969  0.47949219  0.33300781</text:p>
            <text:p>  0.49511719  0.38378906 -0.34472656  0.4033203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string" calcext:value-type="string">
            <text:p>[ 0.26171875  0.37890625  0.28515625  0.01171875  0.04296875  0.20703125</text:p>
            <text:p>  0.10546875 -0.08984375  0.24609375  0.48828125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string" calcext:value-type="string">
            <text:p>[ 0.28222656  0.47949219 -0.27832031  0.34472656  0.18066406 -0.24316406</text:p>
            <text:p> -0.14746094 -0.30957031  0.48925781  0.2802734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string" calcext:value-type="string">
            <text:p>[ 0.29980469  0.42285156 -0.47558594  0.48730469 -0.12988281 -0.05761719</text:p>
            <text:p> -0.36425781 -0.06933594 -0.01660156  0.38769531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string" calcext:value-type="string">
            <text:p>[ 0.24414062  0.43554688  0.48242188 -0.13085938  0.35351562  0.02148438</text:p>
            <text:p>  0.32226562 -0.33007812 -0.24804688  0.38085938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string" calcext:value-type="string">
            <text:p>[ 0.25439453  0.48583984 -0.29931641  0.03564453 -0.07763672 -0.20361328</text:p>
            <text:p> -0.30419922  0.06005859  0.37353516  0.27685547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string" calcext:value-type="string">
            <text:p>[ 0.27197266  0.42919922 -0.49658203  0.17822266 -0.38818359 -0.01806641</text:p>
            <text:p>  0.47900391  0.30029297 -0.13232422  0.38427734]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string" calcext:value-type="string">
            <text:p>[ 0.25927734  0.41455078  0.09033203  0.35302734 -0.33056641 -0.26318359</text:p>
            <text:p>  0.30224609  0.29345703  0.28857422  0.08447266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string" calcext:value-type="string">
            <text:p>[ 0.22607422  0.29931641  0.24072266  0.19482422 -0.41064453 -0.05810547</text:p>
            <text:p>  0.37841797 -0.49365234  0.46630859 -0.0073242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string" calcext:value-type="string">
            <text:p>[ 0.23632812  0.34960938  0.45898438  0.36132812  0.15820312 -0.28320312</text:p>
            <text:p> -0.24804688 -0.10351562  0.08789062 -0.11132812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string" calcext:value-type="string">
            <text:p>[ 0.24169922  0.47119141  0.28759766  0.21044922 -0.02001953 -0.44873047</text:p>
            <text:p> -0.48095703  0.05322266 -0.20556641 -0.02294922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string" calcext:value-type="string">
            <text:p>[ 0.20849609  0.35595703  0.43798828  0.05224609 -0.10009766 -0.24365234</text:p>
            <text:p> -0.40478516  0.26611328 -0.02783203 -0.11474609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string" calcext:value-type="string">
            <text:p>[ 0.21386719  0.47753906  0.26660156 -0.09863281 -0.27832031 -0.40917969</text:p>
            <text:p>  0.36230469  0.42285156 -0.32128906 -0.02636719]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string" calcext:value-type="string">
            <text:p>[ 0.20605469  0.39160156  0.24316406  0.39355469 -0.47363281  0.28613281</text:p>
            <text:p> -0.20800781 -0.35058594  0.01464844  0.48144531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string" calcext:value-type="string">
            <text:p>[ 0.18847656  0.44824219  0.44042969  0.25097656 -0.16308594  0.10058594</text:p>
            <text:p>  0.00878906  0.40917969 -0.47949219  0.37402344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string" calcext:value-type="string">
            <text:p>[ 0.16064453  0.45458984  0.41943359 -0.05810547 -0.42138672  0.14013672</text:p>
            <text:p> -0.14794922 -0.22119141  0.40478516  0.37060547]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06T10:39:40.655409460</dc:date>
    <meta:editing-duration>PT3M7S</meta:editing-duration>
    <meta:editing-cycles>1</meta:editing-cycles>
    <meta:document-statistic meta:table-count="1" meta:cell-count="8200" meta:object-count="0"/>
  </office:meta>
</office:document-meta>
</file>